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19.6421in" svg:y="0.0839in">
            <draw:object draw:notify-on-update-of-ranges="Sheet1.C1:Sheet1.C100 Sheet1.D1:Sheet1.D100 Sheet1.E1:Sheet1.E100 Sheet1.F1:Sheet1.F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4in" svg:height="3.5449in" svg:x="19.6315in" svg:y="3.8067in">
            <draw:object draw:notify-on-update-of-ranges="Sheet1.I1:Sheet1.I100 Sheet1.J1:Sheet1.J100 Sheet1.K1:Sheet1.K100 Sheet1.L1:Sheet1.L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9.6063in" svg:y="7.5689in">
            <draw:object draw:notify-on-update-of-ranges="Sheet1.O1:Sheet1.O100 Sheet1.P1:Sheet1.P100 Sheet1.Q1:Sheet1.Q100 Sheet1.R1:Sheet1.R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298in" svg:height="3.5453in" svg:x="26.4933in" svg:y="0.3457in">
            <draw:object draw:notify-on-update-of-ranges="Sheet1.C1:Sheet1.C100 Sheet1.D1:Sheet1.D100 Sheet1.E1:Sheet1.E100 Sheet1.F1:Sheet1.F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6037" calcext:value-type="float">
            <text:p>0.006037</text:p>
          </table:table-cell>
          <table:table-cell office:value-type="float" office:value="0.005331" calcext:value-type="float">
            <text:p>0.005331</text:p>
          </table:table-cell>
          <table:table-cell office:value-type="float" office:value="0.002018" calcext:value-type="float">
            <text:p>0.002018</text:p>
          </table:table-cell>
          <table:table-cell office:value-type="float" office:value="0.004219" calcext:value-type="float">
            <text:p>0.0042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2253" calcext:value-type="float">
            <text:p>0.012253</text:p>
          </table:table-cell>
          <table:table-cell office:value-type="float" office:value="0.013035" calcext:value-type="float">
            <text:p>0.013035</text:p>
          </table:table-cell>
          <table:table-cell office:value-type="float" office:value="0.011554" calcext:value-type="float">
            <text:p>0.011554</text:p>
          </table:table-cell>
          <table:table-cell office:value-type="float" office:value="0.007627" calcext:value-type="float">
            <text:p>0.007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8813" calcext:value-type="float">
            <text:p>0.048813</text:p>
          </table:table-cell>
          <table:table-cell office:value-type="float" office:value="0.036148" calcext:value-type="float">
            <text:p>0.036148</text:p>
          </table:table-cell>
          <table:table-cell office:value-type="float" office:value="0.016708" calcext:value-type="float">
            <text:p>0.0167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5642" calcext:value-type="float">
            <text:p>0.005642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03624" calcext:value-type="float">
            <text:p>0.003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202" calcext:value-type="float">
            <text:p>0.011202</text:p>
          </table:table-cell>
          <table:table-cell office:value-type="float" office:value="0.012557" calcext:value-type="float">
            <text:p>0.012557</text:p>
          </table:table-cell>
          <table:table-cell office:value-type="float" office:value="0.011195" calcext:value-type="float">
            <text:p>0.011195</text:p>
          </table:table-cell>
          <table:table-cell office:value-type="float" office:value="0.0074" calcext:value-type="float">
            <text:p>0.00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8935" calcext:value-type="float">
            <text:p>0.048935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1683" calcext:value-type="float">
            <text:p>0.016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0.004971" calcext:value-type="float">
            <text:p>0.004971</text:p>
          </table:table-cell>
          <table:table-cell office:value-type="float" office:value="0.001928" calcext:value-type="float">
            <text:p>0.001928</text:p>
          </table:table-cell>
          <table:table-cell office:value-type="float" office:value="0.00401" calcext:value-type="float">
            <text:p>0.004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1121" calcext:value-type="float">
            <text:p>0.011121</text:p>
          </table:table-cell>
          <table:table-cell office:value-type="float" office:value="0.012777" calcext:value-type="float">
            <text:p>0.012777</text:p>
          </table:table-cell>
          <table:table-cell office:value-type="float" office:value="0.010927" calcext:value-type="float">
            <text:p>0.010927</text:p>
          </table:table-cell>
          <table:table-cell office:value-type="float" office:value="0.007013" calcext:value-type="float">
            <text:p>0.0070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042" calcext:value-type="float">
            <text:p>0.049042</text:p>
          </table:table-cell>
          <table:table-cell office:value-type="float" office:value="0.036392" calcext:value-type="float">
            <text:p>0.036392</text:p>
          </table:table-cell>
          <table:table-cell office:value-type="float" office:value="0.016953" calcext:value-type="float">
            <text:p>0.0169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5514" calcext:value-type="float">
            <text:p>0.005514</text:p>
          </table:table-cell>
          <table:table-cell office:value-type="float" office:value="0.005193" calcext:value-type="float">
            <text:p>0.005193</text:p>
          </table:table-cell>
          <table:table-cell office:value-type="float" office:value="0.001942" calcext:value-type="float">
            <text:p>0.001942</text:p>
          </table:table-cell>
          <table:table-cell office:value-type="float" office:value="0.004012" calcext:value-type="float">
            <text:p>0.0040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0954" calcext:value-type="float">
            <text:p>0.010954</text:p>
          </table:table-cell>
          <table:table-cell office:value-type="float" office:value="0.006816" calcext:value-type="float">
            <text:p>0.0068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164" calcext:value-type="float">
            <text:p>0.049164</text:p>
          </table:table-cell>
          <table:table-cell office:value-type="float" office:value="0.036514" calcext:value-type="float">
            <text:p>0.036514</text:p>
          </table:table-cell>
          <table:table-cell office:value-type="float" office:value="0.017075" calcext:value-type="float">
            <text:p>0.0170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5606" calcext:value-type="float">
            <text:p>0.005606</text:p>
          </table:table-cell>
          <table:table-cell office:value-type="float" office:value="0.005078" calcext:value-type="float">
            <text:p>0.005078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3992" calcext:value-type="float">
            <text:p>0.0039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1231" calcext:value-type="float">
            <text:p>0.011231</text:p>
          </table:table-cell>
          <table:table-cell office:value-type="float" office:value="0.012609" calcext:value-type="float">
            <text:p>0.012609</text:p>
          </table:table-cell>
          <table:table-cell office:value-type="float" office:value="0.010909" calcext:value-type="float">
            <text:p>0.010909</text:p>
          </table:table-cell>
          <table:table-cell office:value-type="float" office:value="0.006774" calcext:value-type="float">
            <text:p>0.0067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286" calcext:value-type="float">
            <text:p>0.049286</text:p>
          </table:table-cell>
          <table:table-cell office:value-type="float" office:value="0.036621" calcext:value-type="float">
            <text:p>0.036621</text:p>
          </table:table-cell>
          <table:table-cell office:value-type="float" office:value="0.017197" calcext:value-type="float">
            <text:p>0.0171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5425" calcext:value-type="float">
            <text:p>0.005425</text:p>
          </table:table-cell>
          <table:table-cell office:value-type="float" office:value="0.005178" calcext:value-type="float">
            <text:p>0.005178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.004019" calcext:value-type="float">
            <text:p>0.0040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1186" calcext:value-type="float">
            <text:p>0.011186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.006806" calcext:value-type="float">
            <text:p>0.0068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408" calcext:value-type="float">
            <text:p>0.049408</text:p>
          </table:table-cell>
          <table:table-cell office:value-type="float" office:value="0.036743" calcext:value-type="float">
            <text:p>0.036743</text:p>
          </table:table-cell>
          <table:table-cell office:value-type="float" office:value="0.017319" calcext:value-type="float">
            <text:p>0.0173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5341" calcext:value-type="float">
            <text:p>0.005341</text:p>
          </table:table-cell>
          <table:table-cell office:value-type="float" office:value="0.005114" calcext:value-type="float">
            <text:p>0.005114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0.00413" calcext:value-type="float">
            <text:p>0.004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11282" calcext:value-type="float">
            <text:p>0.011282</text:p>
          </table:table-cell>
          <table:table-cell office:value-type="float" office:value="0.012506" calcext:value-type="float">
            <text:p>0.012506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6947" calcext:value-type="float">
            <text:p>0.0069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53" calcext:value-type="float">
            <text:p>0.04953</text:p>
          </table:table-cell>
          <table:table-cell office:value-type="float" office:value="0.036865" calcext:value-type="float">
            <text:p>0.036865</text:p>
          </table:table-cell>
          <table:table-cell office:value-type="float" office:value="0.017426" calcext:value-type="float">
            <text:p>0.0174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5155" calcext:value-type="float">
            <text:p>0.005155</text:p>
          </table:table-cell>
          <table:table-cell office:value-type="float" office:value="0.002012" calcext:value-type="float">
            <text:p>0.002012</text:p>
          </table:table-cell>
          <table:table-cell office:value-type="float" office:value="0.003315" calcext:value-type="float">
            <text:p>0.0033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1262" calcext:value-type="float">
            <text:p>0.011262</text:p>
          </table:table-cell>
          <table:table-cell office:value-type="float" office:value="0.012451" calcext:value-type="float">
            <text:p>0.012451</text:p>
          </table:table-cell>
          <table:table-cell office:value-type="float" office:value="0.011019" calcext:value-type="float">
            <text:p>0.011019</text:p>
          </table:table-cell>
          <table:table-cell office:value-type="float" office:value="0.007493" calcext:value-type="float">
            <text:p>0.0074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652" calcext:value-type="float">
            <text:p>0.049652</text:p>
          </table:table-cell>
          <table:table-cell office:value-type="float" office:value="0.036987" calcext:value-type="float">
            <text:p>0.036987</text:p>
          </table:table-cell>
          <table:table-cell office:value-type="float" office:value="0.017548" calcext:value-type="float">
            <text:p>0.0175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5304" calcext:value-type="float">
            <text:p>0.005304</text:p>
          </table:table-cell>
          <table:table-cell office:value-type="float" office:value="0.001922" calcext:value-type="float">
            <text:p>0.001922</text:p>
          </table:table-cell>
          <table:table-cell office:value-type="float" office:value="0.004029" calcext:value-type="float">
            <text:p>0.0040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1215" calcext:value-type="float">
            <text:p>0.011215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.00747" calcext:value-type="float">
            <text:p>0.007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774" calcext:value-type="float">
            <text:p>0.049774</text:p>
          </table:table-cell>
          <table:table-cell office:value-type="float" office:value="0.037109" calcext:value-type="float">
            <text:p>0.037109</text:p>
          </table:table-cell>
          <table:table-cell office:value-type="float" office:value="0.01767" calcext:value-type="float">
            <text:p>0.017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5479" calcext:value-type="float">
            <text:p>0.005479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1134" calcext:value-type="float">
            <text:p>0.011134</text:p>
          </table:table-cell>
          <table:table-cell office:value-type="float" office:value="0.012519" calcext:value-type="float">
            <text:p>0.012519</text:p>
          </table:table-cell>
          <table:table-cell office:value-type="float" office:value="0.010924" calcext:value-type="float">
            <text:p>0.010924</text:p>
          </table:table-cell>
          <table:table-cell office:value-type="float" office:value="0.006994" calcext:value-type="float">
            <text:p>0.0069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881" calcext:value-type="float">
            <text:p>0.049881</text:p>
          </table:table-cell>
          <table:table-cell office:value-type="float" office:value="0.037231" calcext:value-type="float">
            <text:p>0.037231</text:p>
          </table:table-cell>
          <table:table-cell office:value-type="float" office:value="0.017792" calcext:value-type="float">
            <text:p>0.0177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023" calcext:value-type="float">
            <text:p>0.005023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.003946" calcext:value-type="float">
            <text:p>0.0039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1157" calcext:value-type="float">
            <text:p>0.01157</text:p>
          </table:table-cell>
          <table:table-cell office:value-type="float" office:value="0.012415" calcext:value-type="float">
            <text:p>0.012415</text:p>
          </table:table-cell>
          <table:table-cell office:value-type="float" office:value="0.011138" calcext:value-type="float">
            <text:p>0.011138</text:p>
          </table:table-cell>
          <table:table-cell office:value-type="float" office:value="0.006875" calcext:value-type="float">
            <text:p>0.0068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50003" calcext:value-type="float">
            <text:p>0.050003</text:p>
          </table:table-cell>
          <table:table-cell office:value-type="float" office:value="0.037354" calcext:value-type="float">
            <text:p>0.037354</text:p>
          </table:table-cell>
          <table:table-cell office:value-type="float" office:value="0.017914" calcext:value-type="float">
            <text:p>0.017914</text:p>
          </table:table-cell>
          <table:table-cell table:number-columns-repeated="11"/>
          <table:table-cell office:value-type="string" calcext:value-type="string">
            <text:p>"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5541" calcext:value-type="float">
            <text:p>0.005541</text:p>
          </table:table-cell>
          <table:table-cell office:value-type="float" office:value="0.005205" calcext:value-type="float">
            <text:p>0.005205</text:p>
          </table:table-cell>
          <table:table-cell office:value-type="float" office:value="0.001944" calcext:value-type="float">
            <text:p>0.001944</text:p>
          </table:table-cell>
          <table:table-cell office:value-type="float" office:value="0.003926" calcext:value-type="float">
            <text:p>0.0039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1126" calcext:value-type="float">
            <text:p>0.011126</text:p>
          </table:table-cell>
          <table:table-cell office:value-type="float" office:value="0.012451" calcext:value-type="float">
            <text:p>0.012451</text:p>
          </table:table-cell>
          <table:table-cell office:value-type="float" office:value="0.011024" calcext:value-type="float">
            <text:p>0.011024</text:p>
          </table:table-cell>
          <table:table-cell office:value-type="float" office:value="0.006895" calcext:value-type="float">
            <text:p>0.0068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50125" calcext:value-type="float">
            <text:p>0.050125</text:p>
          </table:table-cell>
          <table:table-cell office:value-type="float" office:value="0.03746" calcext:value-type="float">
            <text:p>0.03746</text:p>
          </table:table-cell>
          <table:table-cell office:value-type="float" office:value="0.018036" calcext:value-type="float">
            <text:p>0.0180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5247" calcext:value-type="float">
            <text:p>0.005247</text:p>
          </table:table-cell>
          <table:table-cell office:value-type="float" office:value="0.005256" calcext:value-type="float">
            <text:p>0.005256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03714" calcext:value-type="float">
            <text:p>0.0037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1411" calcext:value-type="float">
            <text:p>0.011411</text:p>
          </table:table-cell>
          <table:table-cell office:value-type="float" office:value="0.012461" calcext:value-type="float">
            <text:p>0.012461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07048" calcext:value-type="float">
            <text:p>0.0070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50247" calcext:value-type="float">
            <text:p>0.050247</text:p>
          </table:table-cell>
          <table:table-cell office:value-type="float" office:value="0.037582" calcext:value-type="float">
            <text:p>0.037582</text:p>
          </table:table-cell>
          <table:table-cell office:value-type="float" office:value="0.018158" calcext:value-type="float">
            <text:p>0.018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0.005226" calcext:value-type="float">
            <text:p>0.005226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.004069" calcext:value-type="float">
            <text:p>0.0040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11687" calcext:value-type="float">
            <text:p>0.011687</text:p>
          </table:table-cell>
          <table:table-cell office:value-type="float" office:value="0.012502" calcext:value-type="float">
            <text:p>0.012502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0.007138" calcext:value-type="float">
            <text:p>0.0071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50369" calcext:value-type="float">
            <text:p>0.050369</text:p>
          </table:table-cell>
          <table:table-cell office:value-type="float" office:value="0.037704" calcext:value-type="float">
            <text:p>0.037704</text:p>
          </table:table-cell>
          <table:table-cell office:value-type="float" office:value="0.01828" calcext:value-type="float">
            <text:p>0.018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001991" calcext:value-type="float">
            <text:p>0.001991</text:p>
          </table:table-cell>
          <table:table-cell office:value-type="float" office:value="0.003905" calcext:value-type="float">
            <text:p>0.0039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12047" calcext:value-type="float">
            <text:p>0.012047</text:p>
          </table:table-cell>
          <table:table-cell office:value-type="float" office:value="0.012393" calcext:value-type="float">
            <text:p>0.012393</text:p>
          </table:table-cell>
          <table:table-cell office:value-type="float" office:value="0.010807" calcext:value-type="float">
            <text:p>0.010807</text:p>
          </table:table-cell>
          <table:table-cell office:value-type="float" office:value="0.006801" calcext:value-type="float">
            <text:p>0.0068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50491" calcext:value-type="float">
            <text:p>0.050491</text:p>
          </table:table-cell>
          <table:table-cell office:value-type="float" office:value="0.037827" calcext:value-type="float">
            <text:p>0.037827</text:p>
          </table:table-cell>
          <table:table-cell office:value-type="float" office:value="0.018387" calcext:value-type="float">
            <text:p>0.0183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5499" calcext:value-type="float">
            <text:p>0.005499</text:p>
          </table:table-cell>
          <table:table-cell office:value-type="float" office:value="0.005015" calcext:value-type="float">
            <text:p>0.005015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.004093" calcext:value-type="float">
            <text:p>0.0040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1216" calcext:value-type="float">
            <text:p>0.011216</text:p>
          </table:table-cell>
          <table:table-cell office:value-type="float" office:value="0.012677" calcext:value-type="float">
            <text:p>0.012677</text:p>
          </table:table-cell>
          <table:table-cell office:value-type="float" office:value="0.010798" calcext:value-type="float">
            <text:p>0.010798</text:p>
          </table:table-cell>
          <table:table-cell office:value-type="float" office:value="0.00676" calcext:value-type="float">
            <text:p>0.006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50613" calcext:value-type="float">
            <text:p>0.050613</text:p>
          </table:table-cell>
          <table:table-cell office:value-type="float" office:value="0.037949" calcext:value-type="float">
            <text:p>0.037949</text:p>
          </table:table-cell>
          <table:table-cell office:value-type="float" office:value="0.018509" calcext:value-type="float">
            <text:p>0.0185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5192" calcext:value-type="float">
            <text:p>0.005192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4045" calcext:value-type="float">
            <text:p>0.0040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1559" calcext:value-type="float">
            <text:p>0.011559</text:p>
          </table:table-cell>
          <table:table-cell office:value-type="float" office:value="0.012723" calcext:value-type="float">
            <text:p>0.012723</text:p>
          </table:table-cell>
          <table:table-cell office:value-type="float" office:value="0.010994" calcext:value-type="float">
            <text:p>0.010994</text:p>
          </table:table-cell>
          <table:table-cell office:value-type="float" office:value="0.006827" calcext:value-type="float">
            <text:p>0.0068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5072" calcext:value-type="float">
            <text:p>0.05072</text:p>
          </table:table-cell>
          <table:table-cell office:value-type="float" office:value="0.038071" calcext:value-type="float">
            <text:p>0.038071</text:p>
          </table:table-cell>
          <table:table-cell office:value-type="float" office:value="0.018631" calcext:value-type="float">
            <text:p>0.0186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05597" calcext:value-type="float">
            <text:p>0.005597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11779" calcext:value-type="float">
            <text:p>0.01177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012448" calcext:value-type="float">
            <text:p>0.012448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014438" calcext:value-type="float">
            <text:p>0.0144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50842" calcext:value-type="float">
            <text:p>0.050842</text:p>
          </table:table-cell>
          <table:table-cell office:value-type="float" office:value="0.038193" calcext:value-type="float">
            <text:p>0.038193</text:p>
          </table:table-cell>
          <table:table-cell office:value-type="float" office:value="0.018753" calcext:value-type="float">
            <text:p>0.01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05316" calcext:value-type="float">
            <text:p>0.005316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.003844" calcext:value-type="float">
            <text:p>0.0038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1152" calcext:value-type="float">
            <text:p>0.011152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0909" calcext:value-type="float">
            <text:p>0.010909</text:p>
          </table:table-cell>
          <table:table-cell office:value-type="float" office:value="0.006989" calcext:value-type="float">
            <text:p>0.0069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50964" calcext:value-type="float">
            <text:p>0.050964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18875" calcext:value-type="float">
            <text:p>0.0188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0.005142" calcext:value-type="float">
            <text:p>0.005142</text:p>
          </table:table-cell>
          <table:table-cell office:value-type="float" office:value="0.001932" calcext:value-type="float">
            <text:p>0.001932</text:p>
          </table:table-cell>
          <table:table-cell office:value-type="float" office:value="0.003442" calcext:value-type="float">
            <text:p>0.0034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11393" calcext:value-type="float">
            <text:p>0.011393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0.007986" calcext:value-type="float">
            <text:p>0.0079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51102" calcext:value-type="float">
            <text:p>0.051102</text:p>
          </table:table-cell>
          <table:table-cell office:value-type="float" office:value="0.038422" calcext:value-type="float">
            <text:p>0.038422</text:p>
          </table:table-cell>
          <table:table-cell office:value-type="float" office:value="0.019012" calcext:value-type="float">
            <text:p>0.0190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0.002013" calcext:value-type="float">
            <text:p>0.002013</text:p>
          </table:table-cell>
          <table:table-cell office:value-type="float" office:value="0.004124" calcext:value-type="float">
            <text:p>0.0041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11149" calcext:value-type="float">
            <text:p>0.011149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068" calcext:value-type="float">
            <text:p>0.00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0111" calcext:value-type="float">
            <text:p>0.020111</text:p>
          </table:table-cell>
          <table:table-cell office:value-type="float" office:value="0.038544" calcext:value-type="float">
            <text:p>0.038544</text:p>
          </table:table-cell>
          <table:table-cell office:value-type="float" office:value="0.019135" calcext:value-type="float">
            <text:p>0.0191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05635" calcext:value-type="float">
            <text:p>0.005635</text:p>
          </table:table-cell>
          <table:table-cell office:value-type="float" office:value="0.005221" calcext:value-type="float">
            <text:p>0.005221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03965" calcext:value-type="float">
            <text:p>0.0039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11223" calcext:value-type="float">
            <text:p>0.011223</text:p>
          </table:table-cell>
          <table:table-cell office:value-type="float" office:value="0.012431" calcext:value-type="float">
            <text:p>0.012431</text:p>
          </table:table-cell>
          <table:table-cell office:value-type="float" office:value="0.010944" calcext:value-type="float">
            <text:p>0.010944</text:p>
          </table:table-cell>
          <table:table-cell office:value-type="float" office:value="0.00683" calcext:value-type="float">
            <text:p>0.0068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0233" calcext:value-type="float">
            <text:p>0.020233</text:p>
          </table:table-cell>
          <table:table-cell office:value-type="float" office:value="0.038666" calcext:value-type="float">
            <text:p>0.038666</text:p>
          </table:table-cell>
          <table:table-cell office:value-type="float" office:value="0.019241" calcext:value-type="float">
            <text:p>0.0192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05565" calcext:value-type="float">
            <text:p>0.005565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.003763" calcext:value-type="float">
            <text:p>0.00376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11111" calcext:value-type="float">
            <text:p>0.011111</text:p>
          </table:table-cell>
          <table:table-cell office:value-type="float" office:value="0.012408" calcext:value-type="float">
            <text:p>0.012408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.007031" calcext:value-type="float">
            <text:p>0.00703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0355" calcext:value-type="float">
            <text:p>0.020355</text:p>
          </table:table-cell>
          <table:table-cell office:value-type="float" office:value="0.038788" calcext:value-type="float">
            <text:p>0.038788</text:p>
          </table:table-cell>
          <table:table-cell office:value-type="float" office:value="0.019363" calcext:value-type="float">
            <text:p>0.0193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04979" calcext:value-type="float">
            <text:p>0.004979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.004101" calcext:value-type="float">
            <text:p>0.0041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11291" calcext:value-type="float">
            <text:p>0.011291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10971" calcext:value-type="float">
            <text:p>0.010971</text:p>
          </table:table-cell>
          <table:table-cell office:value-type="float" office:value="0.006847" calcext:value-type="float">
            <text:p>0.0068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0477" calcext:value-type="float">
            <text:p>0.020477</text:p>
          </table:table-cell>
          <table:table-cell office:value-type="float" office:value="0.038925" calcext:value-type="float">
            <text:p>0.038925</text:p>
          </table:table-cell>
          <table:table-cell office:value-type="float" office:value="0.019485" calcext:value-type="float">
            <text:p>0.019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05206" calcext:value-type="float">
            <text:p>0.005206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0.004168" calcext:value-type="float">
            <text:p>0.0041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1629" calcext:value-type="float">
            <text:p>0.011629</text:p>
          </table:table-cell>
          <table:table-cell office:value-type="float" office:value="0.012637" calcext:value-type="float">
            <text:p>0.012637</text:p>
          </table:table-cell>
          <table:table-cell office:value-type="float" office:value="0.010919" calcext:value-type="float">
            <text:p>0.010919</text:p>
          </table:table-cell>
          <table:table-cell office:value-type="float" office:value="0.00681" calcext:value-type="float">
            <text:p>0.006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0599" calcext:value-type="float">
            <text:p>0.020599</text:p>
          </table:table-cell>
          <table:table-cell office:value-type="float" office:value="0.039047" calcext:value-type="float">
            <text:p>0.039047</text:p>
          </table:table-cell>
          <table:table-cell office:value-type="float" office:value="0.019608" calcext:value-type="float">
            <text:p>0.0196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05398" calcext:value-type="float">
            <text:p>0.005398</text:p>
          </table:table-cell>
          <table:table-cell office:value-type="float" office:value="0.005107" calcext:value-type="float">
            <text:p>0.00510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3895" calcext:value-type="float">
            <text:p>0.0038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11392" calcext:value-type="float">
            <text:p>0.011392</text:p>
          </table:table-cell>
          <table:table-cell office:value-type="float" office:value="0.012445" calcext:value-type="float">
            <text:p>0.012445</text:p>
          </table:table-cell>
          <table:table-cell office:value-type="float" office:value="0.010995" calcext:value-type="float">
            <text:p>0.010995</text:p>
          </table:table-cell>
          <table:table-cell office:value-type="float" office:value="0.006984" calcext:value-type="float">
            <text:p>0.00698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0721" calcext:value-type="float">
            <text:p>0.020721</text:p>
          </table:table-cell>
          <table:table-cell office:value-type="float" office:value="0.039169" calcext:value-type="float">
            <text:p>0.039169</text:p>
          </table:table-cell>
          <table:table-cell office:value-type="float" office:value="0.01973" calcext:value-type="float">
            <text:p>0.019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05639" calcext:value-type="float">
            <text:p>0.005639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319" calcext:value-type="float">
            <text:p>0.0031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11309" calcext:value-type="float">
            <text:p>0.011309</text:p>
          </table:table-cell>
          <table:table-cell office:value-type="float" office:value="0.012503" calcext:value-type="float">
            <text:p>0.01250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7846" calcext:value-type="float">
            <text:p>0.0078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0828" calcext:value-type="float">
            <text:p>0.020828</text:p>
          </table:table-cell>
          <table:table-cell office:value-type="float" office:value="0.039276" calcext:value-type="float">
            <text:p>0.039276</text:p>
          </table:table-cell>
          <table:table-cell office:value-type="float" office:value="0.019852" calcext:value-type="float">
            <text:p>0.0198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05589" calcext:value-type="float">
            <text:p>0.005589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0.004027" calcext:value-type="float">
            <text:p>0.0040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11282" calcext:value-type="float">
            <text:p>0.011282</text:p>
          </table:table-cell>
          <table:table-cell office:value-type="float" office:value="0.013072" calcext:value-type="float">
            <text:p>0.013072</text:p>
          </table:table-cell>
          <table:table-cell office:value-type="float" office:value="0.011293" calcext:value-type="float">
            <text:p>0.011293</text:p>
          </table:table-cell>
          <table:table-cell office:value-type="float" office:value="0.007168" calcext:value-type="float">
            <text:p>0.0071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.039398" calcext:value-type="float">
            <text:p>0.039398</text:p>
          </table:table-cell>
          <table:table-cell office:value-type="float" office:value="0.019974" calcext:value-type="float">
            <text:p>0.0199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05573" calcext:value-type="float">
            <text:p>0.005573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1915" calcext:value-type="float">
            <text:p>0.001915</text:p>
          </table:table-cell>
          <table:table-cell office:value-type="float" office:value="0.004165" calcext:value-type="float">
            <text:p>0.0041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11215" calcext:value-type="float">
            <text:p>0.011215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0966" calcext:value-type="float">
            <text:p>0.010966</text:p>
          </table:table-cell>
          <table:table-cell office:value-type="float" office:value="0.00679" calcext:value-type="float">
            <text:p>0.0067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1072" calcext:value-type="float">
            <text:p>0.021072</text:p>
          </table:table-cell>
          <table:table-cell office:value-type="float" office:value="0.03952" calcext:value-type="float">
            <text:p>0.03952</text:p>
          </table:table-cell>
          <table:table-cell office:value-type="float" office:value="0.020081" calcext:value-type="float">
            <text:p>0.0200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05461" calcext:value-type="float">
            <text:p>0.005461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0.001964" calcext:value-type="float">
            <text:p>0.001964</text:p>
          </table:table-cell>
          <table:table-cell office:value-type="float" office:value="0.004071" calcext:value-type="float">
            <text:p>0.0040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1271" calcext:value-type="float">
            <text:p>0.011271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10921" calcext:value-type="float">
            <text:p>0.010921</text:p>
          </table:table-cell>
          <table:table-cell office:value-type="float" office:value="0.006761" calcext:value-type="float">
            <text:p>0.0067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39642" calcext:value-type="float">
            <text:p>0.039642</text:p>
          </table:table-cell>
          <table:table-cell office:value-type="float" office:value="0.020203" calcext:value-type="float">
            <text:p>0.0202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5447" calcext:value-type="float">
            <text:p>0.005447</text:p>
          </table:table-cell>
          <table:table-cell office:value-type="float" office:value="0.005159" calcext:value-type="float">
            <text:p>0.005159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4275" calcext:value-type="float">
            <text:p>0.0042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012431" calcext:value-type="float">
            <text:p>0.012431</text:p>
          </table:table-cell>
          <table:table-cell office:value-type="float" office:value="0.011012" calcext:value-type="float">
            <text:p>0.011012</text:p>
          </table:table-cell>
          <table:table-cell office:value-type="float" office:value="0.007117" calcext:value-type="float">
            <text:p>0.0071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317" calcext:value-type="float">
            <text:p>0.021317</text:p>
          </table:table-cell>
          <table:table-cell office:value-type="float" office:value="0.039764" calcext:value-type="float">
            <text:p>0.039764</text:p>
          </table:table-cell>
          <table:table-cell office:value-type="float" office:value="0.020325" calcext:value-type="float">
            <text:p>0.0203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005479" calcext:value-type="float">
            <text:p>0.005479</text:p>
          </table:table-cell>
          <table:table-cell office:value-type="float" office:value="0.005207" calcext:value-type="float">
            <text:p>0.005207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.005045" calcext:value-type="float">
            <text:p>0.00504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11152" calcext:value-type="float">
            <text:p>0.011152</text:p>
          </table:table-cell>
          <table:table-cell office:value-type="float" office:value="0.012598" calcext:value-type="float">
            <text:p>0.012598</text:p>
          </table:table-cell>
          <table:table-cell office:value-type="float" office:value="0.010986" calcext:value-type="float">
            <text:p>0.010986</text:p>
          </table:table-cell>
          <table:table-cell office:value-type="float" office:value="0.007762" calcext:value-type="float">
            <text:p>0.00776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439" calcext:value-type="float">
            <text:p>0.021439</text:p>
          </table:table-cell>
          <table:table-cell office:value-type="float" office:value="0.039886" calcext:value-type="float">
            <text:p>0.039886</text:p>
          </table:table-cell>
          <table:table-cell office:value-type="float" office:value="0.020447" calcext:value-type="float">
            <text:p>0.0204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3929" calcext:value-type="float">
            <text:p>0.00392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11109" calcext:value-type="float">
            <text:p>0.011109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0.010939" calcext:value-type="float">
            <text:p>0.010939</text:p>
          </table:table-cell>
          <table:table-cell office:value-type="float" office:value="0.007019" calcext:value-type="float">
            <text:p>0.0070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561" calcext:value-type="float">
            <text:p>0.021561</text:p>
          </table:table-cell>
          <table:table-cell office:value-type="float" office:value="0.040009" calcext:value-type="float">
            <text:p>0.040009</text:p>
          </table:table-cell>
          <table:table-cell office:value-type="float" office:value="0.020569" calcext:value-type="float">
            <text:p>0.0205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05572" calcext:value-type="float">
            <text:p>0.005572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4166" calcext:value-type="float">
            <text:p>0.00416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0.012409" calcext:value-type="float">
            <text:p>0.012409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0.006859" calcext:value-type="float">
            <text:p>0.00685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683" calcext:value-type="float">
            <text:p>0.021683</text:p>
          </table:table-cell>
          <table:table-cell office:value-type="float" office:value="0.040115" calcext:value-type="float">
            <text:p>0.040115</text:p>
          </table:table-cell>
          <table:table-cell office:value-type="float" office:value="0.020691" calcext:value-type="float">
            <text:p>0.0206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05434" calcext:value-type="float">
            <text:p>0.005434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0.004045" calcext:value-type="float">
            <text:p>0.00404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11349" calcext:value-type="float">
            <text:p>0.011349</text:p>
          </table:table-cell>
          <table:table-cell office:value-type="float" office:value="0.012458" calcext:value-type="float">
            <text:p>0.012458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6817" calcext:value-type="float">
            <text:p>0.00681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040237" calcext:value-type="float">
            <text:p>0.040237</text:p>
          </table:table-cell>
          <table:table-cell office:value-type="float" office:value="0.020813" calcext:value-type="float">
            <text:p>0.0208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05544" calcext:value-type="float">
            <text:p>0.005544</text:p>
          </table:table-cell>
          <table:table-cell office:value-type="float" office:value="0.005079" calcext:value-type="float">
            <text:p>0.005079</text:p>
          </table:table-cell>
          <table:table-cell office:value-type="float" office:value="0.001873" calcext:value-type="float">
            <text:p>0.001873</text:p>
          </table:table-cell>
          <table:table-cell office:value-type="float" office:value="0.004114" calcext:value-type="float">
            <text:p>0.0041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1383" calcext:value-type="float">
            <text:p>0.011383</text:p>
          </table:table-cell>
          <table:table-cell office:value-type="float" office:value="0.012345" calcext:value-type="float">
            <text:p>0.012345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6743" calcext:value-type="float">
            <text:p>0.0067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912" calcext:value-type="float">
            <text:p>0.021912</text:p>
          </table:table-cell>
          <table:table-cell office:value-type="float" office:value="0.040359" calcext:value-type="float">
            <text:p>0.040359</text:p>
          </table:table-cell>
          <table:table-cell office:value-type="float" office:value="0.020935" calcext:value-type="float">
            <text:p>0.0209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5528" calcext:value-type="float">
            <text:p>0.005528</text:p>
          </table:table-cell>
          <table:table-cell office:value-type="float" office:value="0.005122" calcext:value-type="float">
            <text:p>0.005122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003631" calcext:value-type="float">
            <text:p>0.0036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1165" calcext:value-type="float">
            <text:p>0.011165</text:p>
          </table:table-cell>
          <table:table-cell office:value-type="float" office:value="0.012386" calcext:value-type="float">
            <text:p>0.012386</text:p>
          </table:table-cell>
          <table:table-cell office:value-type="float" office:value="0.010787" calcext:value-type="float">
            <text:p>0.010787</text:p>
          </table:table-cell>
          <table:table-cell office:value-type="float" office:value="0.007298" calcext:value-type="float">
            <text:p>0.0072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034" calcext:value-type="float">
            <text:p>0.022034</text:p>
          </table:table-cell>
          <table:table-cell office:value-type="float" office:value="0.040482" calcext:value-type="float">
            <text:p>0.040482</text:p>
          </table:table-cell>
          <table:table-cell office:value-type="float" office:value="0.021042" calcext:value-type="float">
            <text:p>0.0210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05406" calcext:value-type="float">
            <text:p>0.005406</text:p>
          </table:table-cell>
          <table:table-cell office:value-type="float" office:value="0.005097" calcext:value-type="float">
            <text:p>0.005097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0.004345" calcext:value-type="float">
            <text:p>0.00434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11333" calcext:value-type="float">
            <text:p>0.011333</text:p>
          </table:table-cell>
          <table:table-cell office:value-type="float" office:value="0.012435" calcext:value-type="float">
            <text:p>0.012435</text:p>
          </table:table-cell>
          <table:table-cell office:value-type="float" office:value="0.011277" calcext:value-type="float">
            <text:p>0.011277</text:p>
          </table:table-cell>
          <table:table-cell office:value-type="float" office:value="0.007256" calcext:value-type="float">
            <text:p>0.00725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2156" calcext:value-type="float">
            <text:p>0.022156</text:p>
          </table:table-cell>
          <table:table-cell office:value-type="float" office:value="0.040604" calcext:value-type="float">
            <text:p>0.040604</text:p>
          </table:table-cell>
          <table:table-cell office:value-type="float" office:value="0.021164" calcext:value-type="float">
            <text:p>0.0211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004014" calcext:value-type="float">
            <text:p>0.00401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12685" calcext:value-type="float">
            <text:p>0.012685</text:p>
          </table:table-cell>
          <table:table-cell office:value-type="float" office:value="0.010904" calcext:value-type="float">
            <text:p>0.010904</text:p>
          </table:table-cell>
          <table:table-cell office:value-type="float" office:value="0.006817" calcext:value-type="float">
            <text:p>0.0068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278" calcext:value-type="float">
            <text:p>0.022278</text:p>
          </table:table-cell>
          <table:table-cell office:value-type="float" office:value="0.040726" calcext:value-type="float">
            <text:p>0.040726</text:p>
          </table:table-cell>
          <table:table-cell office:value-type="float" office:value="0.021286" calcext:value-type="float">
            <text:p>0.0212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4961" calcext:value-type="float">
            <text:p>0.004961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4133" calcext:value-type="float">
            <text:p>0.0041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1238" calcext:value-type="float">
            <text:p>0.011238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0.010996" calcext:value-type="float">
            <text:p>0.010996</text:p>
          </table:table-cell>
          <table:table-cell office:value-type="float" office:value="0.006767" calcext:value-type="float">
            <text:p>0.0067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40848" calcext:value-type="float">
            <text:p>0.040848</text:p>
          </table:table-cell>
          <table:table-cell office:value-type="float" office:value="0.021408" calcext:value-type="float">
            <text:p>0.0214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5615" calcext:value-type="float">
            <text:p>0.005615</text:p>
          </table:table-cell>
          <table:table-cell office:value-type="float" office:value="0.004779" calcext:value-type="float">
            <text:p>0.004779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0.004122" calcext:value-type="float">
            <text:p>0.0041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1189" calcext:value-type="float">
            <text:p>0.011189</text:p>
          </table:table-cell>
          <table:table-cell office:value-type="float" office:value="0.012675" calcext:value-type="float">
            <text:p>0.012675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0.006867" calcext:value-type="float">
            <text:p>0.0068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522" calcext:value-type="float">
            <text:p>0.022522</text:p>
          </table:table-cell>
          <table:table-cell office:value-type="float" office:value="0.040955" calcext:value-type="float">
            <text:p>0.040955</text:p>
          </table:table-cell>
          <table:table-cell office:value-type="float" office:value="0.02153" calcext:value-type="float">
            <text:p>0.021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0.001919" calcext:value-type="float">
            <text:p>0.001919</text:p>
          </table:table-cell>
          <table:table-cell office:value-type="float" office:value="0.00413" calcext:value-type="float">
            <text:p>0.0041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0898" calcext:value-type="float">
            <text:p>0.010898</text:p>
          </table:table-cell>
          <table:table-cell office:value-type="float" office:value="0.006929" calcext:value-type="float">
            <text:p>0.0069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2629" calcext:value-type="float">
            <text:p>0.022629</text:p>
          </table:table-cell>
          <table:table-cell office:value-type="float" office:value="0.041077" calcext:value-type="float">
            <text:p>0.041077</text:p>
          </table:table-cell>
          <table:table-cell office:value-type="float" office:value="0.021652" calcext:value-type="float">
            <text:p>0.0216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05037" calcext:value-type="float">
            <text:p>0.005037</text:p>
          </table:table-cell>
          <table:table-cell office:value-type="float" office:value="0.001832" calcext:value-type="float">
            <text:p>0.001832</text:p>
          </table:table-cell>
          <table:table-cell office:value-type="float" office:value="0.003923" calcext:value-type="float">
            <text:p>0.0039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1183" calcext:value-type="float">
            <text:p>0.011183</text:p>
          </table:table-cell>
          <table:table-cell office:value-type="float" office:value="0.012455" calcext:value-type="float">
            <text:p>0.012455</text:p>
          </table:table-cell>
          <table:table-cell office:value-type="float" office:value="0.010987" calcext:value-type="float">
            <text:p>0.010987</text:p>
          </table:table-cell>
          <table:table-cell office:value-type="float" office:value="0.006939" calcext:value-type="float">
            <text:p>0.0069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751" calcext:value-type="float">
            <text:p>0.022751</text:p>
          </table:table-cell>
          <table:table-cell office:value-type="float" office:value="0.041199" calcext:value-type="float">
            <text:p>0.041199</text:p>
          </table:table-cell>
          <table:table-cell office:value-type="float" office:value="0.021774" calcext:value-type="float">
            <text:p>0.0217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3232" calcext:value-type="float">
            <text:p>0.00323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1221" calcext:value-type="float">
            <text:p>0.011221</text:p>
          </table:table-cell>
          <table:table-cell office:value-type="float" office:value="0.012378" calcext:value-type="float">
            <text:p>0.012378</text:p>
          </table:table-cell>
          <table:table-cell office:value-type="float" office:value="0.011046" calcext:value-type="float">
            <text:p>0.011046</text:p>
          </table:table-cell>
          <table:table-cell office:value-type="float" office:value="0.007783" calcext:value-type="float">
            <text:p>0.00778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873" calcext:value-type="float">
            <text:p>0.022873</text:p>
          </table:table-cell>
          <table:table-cell office:value-type="float" office:value="0.041321" calcext:value-type="float">
            <text:p>0.041321</text:p>
          </table:table-cell>
          <table:table-cell office:value-type="float" office:value="0.021881" calcext:value-type="float">
            <text:p>0.0218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0.005204" calcext:value-type="float">
            <text:p>0.005204</text:p>
          </table:table-cell>
          <table:table-cell office:value-type="float" office:value="0.001864" calcext:value-type="float">
            <text:p>0.001864</text:p>
          </table:table-cell>
          <table:table-cell office:value-type="float" office:value="0.00406" calcext:value-type="float">
            <text:p>0.0040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1222" calcext:value-type="float">
            <text:p>0.011222</text:p>
          </table:table-cell>
          <table:table-cell office:value-type="float" office:value="0.012526" calcext:value-type="float">
            <text:p>0.012526</text:p>
          </table:table-cell>
          <table:table-cell office:value-type="float" office:value="0.010954" calcext:value-type="float">
            <text:p>0.010954</text:p>
          </table:table-cell>
          <table:table-cell office:value-type="float" office:value="0.006821" calcext:value-type="float">
            <text:p>0.0068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0.041443" calcext:value-type="float">
            <text:p>0.041443</text:p>
          </table:table-cell>
          <table:table-cell office:value-type="float" office:value="0.022003" calcext:value-type="float">
            <text:p>0.0220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05381" calcext:value-type="float">
            <text:p>0.005381</text:p>
          </table:table-cell>
          <table:table-cell office:value-type="float" office:value="0.005141" calcext:value-type="float">
            <text:p>0.005141</text:p>
          </table:table-cell>
          <table:table-cell office:value-type="float" office:value="0.002002" calcext:value-type="float">
            <text:p>0.002002</text:p>
          </table:table-cell>
          <table:table-cell office:value-type="float" office:value="0.004231" calcext:value-type="float">
            <text:p>0.0042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1361" calcext:value-type="float">
            <text:p>0.011361</text:p>
          </table:table-cell>
          <table:table-cell office:value-type="float" office:value="0.012461" calcext:value-type="float">
            <text:p>0.012461</text:p>
          </table:table-cell>
          <table:table-cell office:value-type="float" office:value="0.010839" calcext:value-type="float">
            <text:p>0.010839</text:p>
          </table:table-cell>
          <table:table-cell office:value-type="float" office:value="0.007055" calcext:value-type="float">
            <text:p>0.00705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117" calcext:value-type="float">
            <text:p>0.023117</text:p>
          </table:table-cell>
          <table:table-cell office:value-type="float" office:value="0.041565" calcext:value-type="float">
            <text:p>0.041565</text:p>
          </table:table-cell>
          <table:table-cell office:value-type="float" office:value="0.022125" calcext:value-type="float">
            <text:p>0.0221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005595" calcext:value-type="float">
            <text:p>0.005595</text:p>
          </table:table-cell>
          <table:table-cell office:value-type="float" office:value="0.005129" calcext:value-type="float">
            <text:p>0.005129</text:p>
          </table:table-cell>
          <table:table-cell office:value-type="float" office:value="0.001961" calcext:value-type="float">
            <text:p>0.001961</text:p>
          </table:table-cell>
          <table:table-cell office:value-type="float" office:value="0.004174" calcext:value-type="float">
            <text:p>0.00417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1278" calcext:value-type="float">
            <text:p>0.011278</text:p>
          </table:table-cell>
          <table:table-cell office:value-type="float" office:value="0.012589" calcext:value-type="float">
            <text:p>0.012589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.006915" calcext:value-type="float">
            <text:p>0.00691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239" calcext:value-type="float">
            <text:p>0.023239</text:p>
          </table:table-cell>
          <table:table-cell office:value-type="float" office:value="0.041687" calcext:value-type="float">
            <text:p>0.041687</text:p>
          </table:table-cell>
          <table:table-cell office:value-type="float" office:value="0.022247" calcext:value-type="float">
            <text:p>0.0222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.004142" calcext:value-type="float">
            <text:p>0.0041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1209" calcext:value-type="float">
            <text:p>0.011209</text:p>
          </table:table-cell>
          <table:table-cell office:value-type="float" office:value="0.012477" calcext:value-type="float">
            <text:p>0.012477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6762" calcext:value-type="float">
            <text:p>0.00676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361" calcext:value-type="float">
            <text:p>0.023361</text:p>
          </table:table-cell>
          <table:table-cell office:value-type="float" office:value="0.041809" calcext:value-type="float">
            <text:p>0.041809</text:p>
          </table:table-cell>
          <table:table-cell office:value-type="float" office:value="0.022369" calcext:value-type="float">
            <text:p>0.0223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5232" calcext:value-type="float">
            <text:p>0.005232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0.004131" calcext:value-type="float">
            <text:p>0.00413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1125" calcext:value-type="float">
            <text:p>0.011125</text:p>
          </table:table-cell>
          <table:table-cell office:value-type="float" office:value="0.012811" calcext:value-type="float">
            <text:p>0.012811</text:p>
          </table:table-cell>
          <table:table-cell office:value-type="float" office:value="0.011234" calcext:value-type="float">
            <text:p>0.011234</text:p>
          </table:table-cell>
          <table:table-cell office:value-type="float" office:value="0.006833" calcext:value-type="float">
            <text:p>0.0068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468" calcext:value-type="float">
            <text:p>0.023468</text:p>
          </table:table-cell>
          <table:table-cell office:value-type="float" office:value="0.041916" calcext:value-type="float">
            <text:p>0.041916</text:p>
          </table:table-cell>
          <table:table-cell office:value-type="float" office:value="0.022491" calcext:value-type="float">
            <text:p>0.0224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05642" calcext:value-type="float">
            <text:p>0.005642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1869" calcext:value-type="float">
            <text:p>0.001869</text:p>
          </table:table-cell>
          <table:table-cell office:value-type="float" office:value="0.004063" calcext:value-type="float">
            <text:p>0.00406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11145" calcext:value-type="float">
            <text:p>0.011145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011075" calcext:value-type="float">
            <text:p>0.011075</text:p>
          </table:table-cell>
          <table:table-cell office:value-type="float" office:value="0.006839" calcext:value-type="float">
            <text:p>0.00683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42038" calcext:value-type="float">
            <text:p>0.042038</text:p>
          </table:table-cell>
          <table:table-cell office:value-type="float" office:value="0.022614" calcext:value-type="float">
            <text:p>0.0226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5586" calcext:value-type="float">
            <text:p>0.005586</text:p>
          </table:table-cell>
          <table:table-cell office:value-type="float" office:value="0.005079" calcext:value-type="float">
            <text:p>0.005079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4024" calcext:value-type="float">
            <text:p>0.0040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0.012578" calcext:value-type="float">
            <text:p>0.012578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06766" calcext:value-type="float">
            <text:p>0.0067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712" calcext:value-type="float">
            <text:p>0.023712</text:p>
          </table:table-cell>
          <table:table-cell office:value-type="float" office:value="0.04216" calcext:value-type="float">
            <text:p>0.04216</text:p>
          </table:table-cell>
          <table:table-cell office:value-type="float" office:value="0.02272" calcext:value-type="float">
            <text:p>0.022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05577" calcext:value-type="float">
            <text:p>0.005577</text:p>
          </table:table-cell>
          <table:table-cell office:value-type="float" office:value="0.004888" calcext:value-type="float">
            <text:p>0.004888</text:p>
          </table:table-cell>
          <table:table-cell office:value-type="float" office:value="0.001938" calcext:value-type="float">
            <text:p>0.00193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2593" calcext:value-type="float">
            <text:p>0.01259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6907" calcext:value-type="float">
            <text:p>0.0069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834" calcext:value-type="float">
            <text:p>0.023834</text:p>
          </table:table-cell>
          <table:table-cell office:value-type="float" office:value="0.042282" calcext:value-type="float">
            <text:p>0.042282</text:p>
          </table:table-cell>
          <table:table-cell office:value-type="float" office:value="0.022842" calcext:value-type="float">
            <text:p>0.0228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005652" calcext:value-type="float">
            <text:p>0.005652</text:p>
          </table:table-cell>
          <table:table-cell office:value-type="float" office:value="0.004962" calcext:value-type="float">
            <text:p>0.004962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006991" calcext:value-type="float">
            <text:p>0.00699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956" calcext:value-type="float">
            <text:p>0.023956</text:p>
          </table:table-cell>
          <table:table-cell office:value-type="float" office:value="0.042404" calcext:value-type="float">
            <text:p>0.042404</text:p>
          </table:table-cell>
          <table:table-cell office:value-type="float" office:value="0.022964" calcext:value-type="float">
            <text:p>0.0229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05558" calcext:value-type="float">
            <text:p>0.005558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0.00407" calcext:value-type="float">
            <text:p>0.004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11234" calcext:value-type="float">
            <text:p>0.011234</text:p>
          </table:table-cell>
          <table:table-cell office:value-type="float" office:value="0.012489" calcext:value-type="float">
            <text:p>0.012489</text:p>
          </table:table-cell>
          <table:table-cell office:value-type="float" office:value="0.010957" calcext:value-type="float">
            <text:p>0.010957</text:p>
          </table:table-cell>
          <table:table-cell office:value-type="float" office:value="0.006922" calcext:value-type="float">
            <text:p>0.0069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4078" calcext:value-type="float">
            <text:p>0.024078</text:p>
          </table:table-cell>
          <table:table-cell office:value-type="float" office:value="0.042526" calcext:value-type="float">
            <text:p>0.042526</text:p>
          </table:table-cell>
          <table:table-cell office:value-type="float" office:value="0.023087" calcext:value-type="float">
            <text:p>0.0230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005481" calcext:value-type="float">
            <text:p>0.005481</text:p>
          </table:table-cell>
          <table:table-cell office:value-type="float" office:value="0.004993" calcext:value-type="float">
            <text:p>0.004993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0.003743" calcext:value-type="float">
            <text:p>0.00374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11416" calcext:value-type="float">
            <text:p>0.011416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7095" calcext:value-type="float">
            <text:p>0.00709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42648" calcext:value-type="float">
            <text:p>0.042648</text:p>
          </table:table-cell>
          <table:table-cell office:value-type="float" office:value="0.023209" calcext:value-type="float">
            <text:p>0.0232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05535" calcext:value-type="float">
            <text:p>0.005535</text:p>
          </table:table-cell>
          <table:table-cell office:value-type="float" office:value="0.005074" calcext:value-type="float">
            <text:p>0.005074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395" calcext:value-type="float">
            <text:p>0.0039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107" calcext:value-type="float">
            <text:p>0.011107</text:p>
          </table:table-cell>
          <table:table-cell office:value-type="float" office:value="0.006886" calcext:value-type="float">
            <text:p>0.0068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4323" calcext:value-type="float">
            <text:p>0.024323</text:p>
          </table:table-cell>
          <table:table-cell office:value-type="float" office:value="0.042755" calcext:value-type="float">
            <text:p>0.042755</text:p>
          </table:table-cell>
          <table:table-cell office:value-type="float" office:value="0.023331" calcext:value-type="float">
            <text:p>0.0233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005565" calcext:value-type="float">
            <text:p>0.005565</text:p>
          </table:table-cell>
          <table:table-cell office:value-type="float" office:value="0.004299" calcext:value-type="float">
            <text:p>0.004299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.00397" calcext:value-type="float">
            <text:p>0.0039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11155" calcext:value-type="float">
            <text:p>0.011155</text:p>
          </table:table-cell>
          <table:table-cell office:value-type="float" office:value="0.013198" calcext:value-type="float">
            <text:p>0.013198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0.006847" calcext:value-type="float">
            <text:p>0.00684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4429" calcext:value-type="float">
            <text:p>0.024429</text:p>
          </table:table-cell>
          <table:table-cell office:value-type="float" office:value="0.042877" calcext:value-type="float">
            <text:p>0.042877</text:p>
          </table:table-cell>
          <table:table-cell office:value-type="float" office:value="0.023453" calcext:value-type="float">
            <text:p>0.0234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17" calcext:value-type="float">
            <text:p>0.004517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0.003999" calcext:value-type="float">
            <text:p>0.0039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11264" calcext:value-type="float">
            <text:p>0.011264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06872" calcext:value-type="float">
            <text:p>0.00687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4551" calcext:value-type="float">
            <text:p>0.024551</text:p>
          </table:table-cell>
          <table:table-cell office:value-type="float" office:value="0.042999" calcext:value-type="float">
            <text:p>0.042999</text:p>
          </table:table-cell>
          <table:table-cell office:value-type="float" office:value="0.023575" calcext:value-type="float">
            <text:p>0.0235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005395" calcext:value-type="float">
            <text:p>0.005395</text:p>
          </table:table-cell>
          <table:table-cell office:value-type="float" office:value="0.005124" calcext:value-type="float">
            <text:p>0.005124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03827" calcext:value-type="float">
            <text:p>0.00382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11427" calcext:value-type="float">
            <text:p>0.011427</text:p>
          </table:table-cell>
          <table:table-cell office:value-type="float" office:value="0.012454" calcext:value-type="float">
            <text:p>0.012454</text:p>
          </table:table-cell>
          <table:table-cell office:value-type="float" office:value="0.010913" calcext:value-type="float">
            <text:p>0.010913</text:p>
          </table:table-cell>
          <table:table-cell office:value-type="float" office:value="0.007004" calcext:value-type="float">
            <text:p>0.00700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4689" calcext:value-type="float">
            <text:p>0.024689</text:p>
          </table:table-cell>
          <table:table-cell office:value-type="float" office:value="0.043121" calcext:value-type="float">
            <text:p>0.043121</text:p>
          </table:table-cell>
          <table:table-cell office:value-type="float" office:value="0.023682" calcext:value-type="float">
            <text:p>0.0236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005615" calcext:value-type="float">
            <text:p>0.005615</text:p>
          </table:table-cell>
          <table:table-cell office:value-type="float" office:value="0.005059" calcext:value-type="float">
            <text:p>0.005059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3842" calcext:value-type="float">
            <text:p>0.00384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11173" calcext:value-type="float">
            <text:p>0.011173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0913" calcext:value-type="float">
            <text:p>0.010913</text:p>
          </table:table-cell>
          <table:table-cell office:value-type="float" office:value="0.006952" calcext:value-type="float">
            <text:p>0.00695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4811" calcext:value-type="float">
            <text:p>0.024811</text:p>
          </table:table-cell>
          <table:table-cell office:value-type="float" office:value="0.043243" calcext:value-type="float">
            <text:p>0.043243</text:p>
          </table:table-cell>
          <table:table-cell office:value-type="float" office:value="0.023804" calcext:value-type="float">
            <text:p>0.0238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0.005105" calcext:value-type="float">
            <text:p>0.005105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003663" calcext:value-type="float">
            <text:p>0.0036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1235" calcext:value-type="float">
            <text:p>0.011235</text:p>
          </table:table-cell>
          <table:table-cell office:value-type="float" office:value="0.012366" calcext:value-type="float">
            <text:p>0.012366</text:p>
          </table:table-cell>
          <table:table-cell office:value-type="float" office:value="0.010895" calcext:value-type="float">
            <text:p>0.010895</text:p>
          </table:table-cell>
          <table:table-cell office:value-type="float" office:value="0.007007" calcext:value-type="float">
            <text:p>0.007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4933" calcext:value-type="float">
            <text:p>0.024933</text:p>
          </table:table-cell>
          <table:table-cell office:value-type="float" office:value="0.043365" calcext:value-type="float">
            <text:p>0.043365</text:p>
          </table:table-cell>
          <table:table-cell office:value-type="float" office:value="0.023926" calcext:value-type="float">
            <text:p>0.0239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3829" calcext:value-type="float">
            <text:p>0.00382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11165" calcext:value-type="float">
            <text:p>0.011165</text:p>
          </table:table-cell>
          <table:table-cell office:value-type="float" office:value="0.012461" calcext:value-type="float">
            <text:p>0.012461</text:p>
          </table:table-cell>
          <table:table-cell office:value-type="float" office:value="0.010859" calcext:value-type="float">
            <text:p>0.010859</text:p>
          </table:table-cell>
          <table:table-cell office:value-type="float" office:value="0.006742" calcext:value-type="float">
            <text:p>0.00674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5055" calcext:value-type="float">
            <text:p>0.025055</text:p>
          </table:table-cell>
          <table:table-cell office:value-type="float" office:value="0.043488" calcext:value-type="float">
            <text:p>0.043488</text:p>
          </table:table-cell>
          <table:table-cell office:value-type="float" office:value="0.024048" calcext:value-type="float">
            <text:p>0.0240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005547" calcext:value-type="float">
            <text:p>0.005547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0.001938" calcext:value-type="float">
            <text:p>0.001938</text:p>
          </table:table-cell>
          <table:table-cell office:value-type="float" office:value="0.003712" calcext:value-type="float">
            <text:p>0.00371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2525" calcext:value-type="float">
            <text:p>0.012525</text:p>
          </table:table-cell>
          <table:table-cell office:value-type="float" office:value="0.010927" calcext:value-type="float">
            <text:p>0.010927</text:p>
          </table:table-cell>
          <table:table-cell office:value-type="float" office:value="0.006873" calcext:value-type="float">
            <text:p>0.00687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5177" calcext:value-type="float">
            <text:p>0.025177</text:p>
          </table:table-cell>
          <table:table-cell office:value-type="float" office:value="0.04361" calcext:value-type="float">
            <text:p>0.04361</text:p>
          </table:table-cell>
          <table:table-cell office:value-type="float" office:value="0.02417" calcext:value-type="float">
            <text:p>0.02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05079" calcext:value-type="float">
            <text:p>0.005079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3753" calcext:value-type="float">
            <text:p>0.00375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11321" calcext:value-type="float">
            <text:p>0.011321</text:p>
          </table:table-cell>
          <table:table-cell office:value-type="float" office:value="0.012478" calcext:value-type="float">
            <text:p>0.012478</text:p>
          </table:table-cell>
          <table:table-cell office:value-type="float" office:value="0.010927" calcext:value-type="float">
            <text:p>0.010927</text:p>
          </table:table-cell>
          <table:table-cell office:value-type="float" office:value="0.006809" calcext:value-type="float">
            <text:p>0.00680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5284" calcext:value-type="float">
            <text:p>0.025284</text:p>
          </table:table-cell>
          <table:table-cell office:value-type="float" office:value="0.043716" calcext:value-type="float">
            <text:p>0.043716</text:p>
          </table:table-cell>
          <table:table-cell office:value-type="float" office:value="0.024292" calcext:value-type="float">
            <text:p>0.0242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5113" calcext:value-type="float">
            <text:p>0.005113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.003689" calcext:value-type="float">
            <text:p>0.0036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.012839" calcext:value-type="float">
            <text:p>0.012839</text:p>
          </table:table-cell>
          <table:table-cell office:value-type="float" office:value="0.011039" calcext:value-type="float">
            <text:p>0.011039</text:p>
          </table:table-cell>
          <table:table-cell office:value-type="float" office:value="0.006741" calcext:value-type="float">
            <text:p>0.00674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5406" calcext:value-type="float">
            <text:p>0.025406</text:p>
          </table:table-cell>
          <table:table-cell office:value-type="float" office:value="0.043839" calcext:value-type="float">
            <text:p>0.043839</text:p>
          </table:table-cell>
          <table:table-cell office:value-type="float" office:value="0.024414" calcext:value-type="float">
            <text:p>0.0244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5016" calcext:value-type="float">
            <text:p>0.005016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0.003657" calcext:value-type="float">
            <text:p>0.0036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11184" calcext:value-type="float">
            <text:p>0.011184</text:p>
          </table:table-cell>
          <table:table-cell office:value-type="float" office:value="0.012527" calcext:value-type="float">
            <text:p>0.012527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0.006813" calcext:value-type="float">
            <text:p>0.0068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5528" calcext:value-type="float">
            <text:p>0.025528</text:p>
          </table:table-cell>
          <table:table-cell office:value-type="float" office:value="0.043961" calcext:value-type="float">
            <text:p>0.043961</text:p>
          </table:table-cell>
          <table:table-cell office:value-type="float" office:value="0.024521" calcext:value-type="float">
            <text:p>0.0245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005391" calcext:value-type="float">
            <text:p>0.005391</text:p>
          </table:table-cell>
          <table:table-cell office:value-type="float" office:value="0.005126" calcext:value-type="float">
            <text:p>0.005126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3655" calcext:value-type="float">
            <text:p>0.00365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11441" calcext:value-type="float">
            <text:p>0.011441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0954" calcext:value-type="float">
            <text:p>0.010954</text:p>
          </table:table-cell>
          <table:table-cell office:value-type="float" office:value="0.006869" calcext:value-type="float">
            <text:p>0.00686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44083" calcext:value-type="float">
            <text:p>0.044083</text:p>
          </table:table-cell>
          <table:table-cell office:value-type="float" office:value="0.024643" calcext:value-type="float">
            <text:p>0.0246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005269" calcext:value-type="float">
            <text:p>0.005269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.00365" calcext:value-type="float">
            <text:p>0.0036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11637" calcext:value-type="float">
            <text:p>0.011637</text:p>
          </table:table-cell>
          <table:table-cell office:value-type="float" office:value="0.012432" calcext:value-type="float">
            <text:p>0.012432</text:p>
          </table:table-cell>
          <table:table-cell office:value-type="float" office:value="0.010811" calcext:value-type="float">
            <text:p>0.010811</text:p>
          </table:table-cell>
          <table:table-cell office:value-type="float" office:value="0.006865" calcext:value-type="float">
            <text:p>0.00686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5772" calcext:value-type="float">
            <text:p>0.025772</text:p>
          </table:table-cell>
          <table:table-cell office:value-type="float" office:value="0.044205" calcext:value-type="float">
            <text:p>0.044205</text:p>
          </table:table-cell>
          <table:table-cell office:value-type="float" office:value="0.024765" calcext:value-type="float">
            <text:p>0.0247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005985" calcext:value-type="float">
            <text:p>0.005985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.001874" calcext:value-type="float">
            <text:p>0.001874</text:p>
          </table:table-cell>
          <table:table-cell office:value-type="float" office:value="0.003564" calcext:value-type="float">
            <text:p>0.00356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11702" calcext:value-type="float">
            <text:p>0.011702</text:p>
          </table:table-cell>
          <table:table-cell office:value-type="float" office:value="0.012468" calcext:value-type="float">
            <text:p>0.012468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.00681" calcext:value-type="float">
            <text:p>0.0068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0.044342" calcext:value-type="float">
            <text:p>0.044342</text:p>
          </table:table-cell>
          <table:table-cell office:value-type="float" office:value="0.024887" calcext:value-type="float">
            <text:p>0.0248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05687" calcext:value-type="float">
            <text:p>0.005687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003326" calcext:value-type="float">
            <text:p>0.00332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2553" calcext:value-type="float">
            <text:p>0.012553</text:p>
          </table:table-cell>
          <table:table-cell office:value-type="float" office:value="0.010984" calcext:value-type="float">
            <text:p>0.010984</text:p>
          </table:table-cell>
          <table:table-cell office:value-type="float" office:value="0.007013" calcext:value-type="float">
            <text:p>0.00701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44464" calcext:value-type="float">
            <text:p>0.044464</text:p>
          </table:table-cell>
          <table:table-cell office:value-type="float" office:value="0.025009" calcext:value-type="float">
            <text:p>0.025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05407" calcext:value-type="float">
            <text:p>0.005407</text:p>
          </table:table-cell>
          <table:table-cell office:value-type="float" office:value="0.005063" calcext:value-type="float">
            <text:p>0.005063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003592" calcext:value-type="float">
            <text:p>0.0035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11354" calcext:value-type="float">
            <text:p>0.011354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0877" calcext:value-type="float">
            <text:p>0.010877</text:p>
          </table:table-cell>
          <table:table-cell office:value-type="float" office:value="0.00682" calcext:value-type="float">
            <text:p>0.006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123" calcext:value-type="float">
            <text:p>0.026123</text:p>
          </table:table-cell>
          <table:table-cell office:value-type="float" office:value="0.044571" calcext:value-type="float">
            <text:p>0.044571</text:p>
          </table:table-cell>
          <table:table-cell office:value-type="float" office:value="0.025131" calcext:value-type="float">
            <text:p>0.0251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01985" calcext:value-type="float">
            <text:p>0.001985</text:p>
          </table:table-cell>
          <table:table-cell office:value-type="float" office:value="0.003462" calcext:value-type="float">
            <text:p>0.00346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11315" calcext:value-type="float">
            <text:p>0.011315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0.010834" calcext:value-type="float">
            <text:p>0.010834</text:p>
          </table:table-cell>
          <table:table-cell office:value-type="float" office:value="0.007068" calcext:value-type="float">
            <text:p>0.00706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245" calcext:value-type="float">
            <text:p>0.026245</text:p>
          </table:table-cell>
          <table:table-cell office:value-type="float" office:value="0.044693" calcext:value-type="float">
            <text:p>0.044693</text:p>
          </table:table-cell>
          <table:table-cell office:value-type="float" office:value="0.025253" calcext:value-type="float">
            <text:p>0.0252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005597" calcext:value-type="float">
            <text:p>0.005597</text:p>
          </table:table-cell>
          <table:table-cell office:value-type="float" office:value="0.005124" calcext:value-type="float">
            <text:p>0.005124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97" calcext:value-type="float">
            <text:p>0.00349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11183" calcext:value-type="float">
            <text:p>0.011183</text:p>
          </table:table-cell>
          <table:table-cell office:value-type="float" office:value="0.012581" calcext:value-type="float">
            <text:p>0.012581</text:p>
          </table:table-cell>
          <table:table-cell office:value-type="float" office:value="0.010861" calcext:value-type="float">
            <text:p>0.010861</text:p>
          </table:table-cell>
          <table:table-cell office:value-type="float" office:value="0.006964" calcext:value-type="float">
            <text:p>0.00696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0.044815" calcext:value-type="float">
            <text:p>0.044815</text:p>
          </table:table-cell>
          <table:table-cell office:value-type="float" office:value="0.02536" calcext:value-type="float">
            <text:p>0.025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05589" calcext:value-type="float">
            <text:p>0.005589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.002456" calcext:value-type="float">
            <text:p>0.00245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0.012463" calcext:value-type="float">
            <text:p>0.012463</text:p>
          </table:table-cell>
          <table:table-cell office:value-type="float" office:value="0.010933" calcext:value-type="float">
            <text:p>0.010933</text:p>
          </table:table-cell>
          <table:table-cell office:value-type="float" office:value="0.007808" calcext:value-type="float">
            <text:p>0.0078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6489" calcext:value-type="float">
            <text:p>0.026489</text:p>
          </table:table-cell>
          <table:table-cell office:value-type="float" office:value="0.044937" calcext:value-type="float">
            <text:p>0.044937</text:p>
          </table:table-cell>
          <table:table-cell office:value-type="float" office:value="0.025482" calcext:value-type="float">
            <text:p>0.0254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005693" calcext:value-type="float">
            <text:p>0.005693</text:p>
          </table:table-cell>
          <table:table-cell office:value-type="float" office:value="0.004833" calcext:value-type="float">
            <text:p>0.004833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3483" calcext:value-type="float">
            <text:p>0.0034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11284" calcext:value-type="float">
            <text:p>0.011284</text:p>
          </table:table-cell>
          <table:table-cell office:value-type="float" office:value="0.012797" calcext:value-type="float">
            <text:p>0.012797</text:p>
          </table:table-cell>
          <table:table-cell office:value-type="float" office:value="0.011081" calcext:value-type="float">
            <text:p>0.011081</text:p>
          </table:table-cell>
          <table:table-cell office:value-type="float" office:value="0.007006" calcext:value-type="float">
            <text:p>0.00700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6611" calcext:value-type="float">
            <text:p>0.026611</text:p>
          </table:table-cell>
          <table:table-cell office:value-type="float" office:value="0.045059" calcext:value-type="float">
            <text:p>0.045059</text:p>
          </table:table-cell>
          <table:table-cell office:value-type="float" office:value="0.025604" calcext:value-type="float">
            <text:p>0.0256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4978" calcext:value-type="float">
            <text:p>0.004978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03514" calcext:value-type="float">
            <text:p>0.00351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11233" calcext:value-type="float">
            <text:p>0.011233</text:p>
          </table:table-cell>
          <table:table-cell office:value-type="float" office:value="0.012676" calcext:value-type="float">
            <text:p>0.012676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0.006804" calcext:value-type="float">
            <text:p>0.00680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733" calcext:value-type="float">
            <text:p>0.026733</text:p>
          </table:table-cell>
          <table:table-cell office:value-type="float" office:value="0.045181" calcext:value-type="float">
            <text:p>0.045181</text:p>
          </table:table-cell>
          <table:table-cell office:value-type="float" office:value="0.025726" calcext:value-type="float">
            <text:p>0.0257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005653" calcext:value-type="float">
            <text:p>0.005653</text:p>
          </table:table-cell>
          <table:table-cell office:value-type="float" office:value="0.005208" calcext:value-type="float">
            <text:p>0.005208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0.003494" calcext:value-type="float">
            <text:p>0.00349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11235" calcext:value-type="float">
            <text:p>0.011235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06964" calcext:value-type="float">
            <text:p>0.0069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855" calcext:value-type="float">
            <text:p>0.026855</text:p>
          </table:table-cell>
          <table:table-cell office:value-type="float" office:value="0.045303" calcext:value-type="float">
            <text:p>0.045303</text:p>
          </table:table-cell>
          <table:table-cell office:value-type="float" office:value="0.025848" calcext:value-type="float">
            <text:p>0.0258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.004957" calcext:value-type="float">
            <text:p>0.004957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3475" calcext:value-type="float">
            <text:p>0.00347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11288" calcext:value-type="float">
            <text:p>0.011288</text:p>
          </table:table-cell>
          <table:table-cell office:value-type="float" office:value="0.012652" calcext:value-type="float">
            <text:p>0.012652</text:p>
          </table:table-cell>
          <table:table-cell office:value-type="float" office:value="0.010833" calcext:value-type="float">
            <text:p>0.010833</text:p>
          </table:table-cell>
          <table:table-cell office:value-type="float" office:value="0.006821" calcext:value-type="float">
            <text:p>0.00682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978" calcext:value-type="float">
            <text:p>0.026978</text:p>
          </table:table-cell>
          <table:table-cell office:value-type="float" office:value="0.04541" calcext:value-type="float">
            <text:p>0.04541</text:p>
          </table:table-cell>
          <table:table-cell office:value-type="float" office:value="0.02597" calcext:value-type="float">
            <text:p>0.025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005708" calcext:value-type="float">
            <text:p>0.005708</text:p>
          </table:table-cell>
          <table:table-cell office:value-type="float" office:value="0.005044" calcext:value-type="float">
            <text:p>0.005044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3514" calcext:value-type="float">
            <text:p>0.00351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11079" calcext:value-type="float">
            <text:p>0.011079</text:p>
          </table:table-cell>
          <table:table-cell office:value-type="float" office:value="0.012607" calcext:value-type="float">
            <text:p>0.012607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0.006893" calcext:value-type="float">
            <text:p>0.00689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7084" calcext:value-type="float">
            <text:p>0.027084</text:p>
          </table:table-cell>
          <table:table-cell office:value-type="float" office:value="0.045532" calcext:value-type="float">
            <text:p>0.045532</text:p>
          </table:table-cell>
          <table:table-cell office:value-type="float" office:value="0.026093" calcext:value-type="float">
            <text:p>0.0260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005599" calcext:value-type="float">
            <text:p>0.005599</text:p>
          </table:table-cell>
          <table:table-cell office:value-type="float" office:value="0.005132" calcext:value-type="float">
            <text:p>0.005132</text:p>
          </table:table-cell>
          <table:table-cell office:value-type="float" office:value="0.002069" calcext:value-type="float">
            <text:p>0.002069</text:p>
          </table:table-cell>
          <table:table-cell office:value-type="float" office:value="0.003273" calcext:value-type="float">
            <text:p>0.00327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11135" calcext:value-type="float">
            <text:p>0.011135</text:p>
          </table:table-cell>
          <table:table-cell office:value-type="float" office:value="0.012501" calcext:value-type="float">
            <text:p>0.012501</text:p>
          </table:table-cell>
          <table:table-cell office:value-type="float" office:value="0.010783" calcext:value-type="float">
            <text:p>0.010783</text:p>
          </table:table-cell>
          <table:table-cell office:value-type="float" office:value="0.006973" calcext:value-type="float">
            <text:p>0.00697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7206" calcext:value-type="float">
            <text:p>0.027206</text:p>
          </table:table-cell>
          <table:table-cell office:value-type="float" office:value="0.045654" calcext:value-type="float">
            <text:p>0.045654</text:p>
          </table:table-cell>
          <table:table-cell office:value-type="float" office:value="0.026215" calcext:value-type="float">
            <text:p>0.0262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5686" calcext:value-type="float">
            <text:p>0.005686</text:p>
          </table:table-cell>
          <table:table-cell office:value-type="float" office:value="0.005061" calcext:value-type="float">
            <text:p>0.005061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03381" calcext:value-type="float">
            <text:p>0.0033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11241" calcext:value-type="float">
            <text:p>0.011241</text:p>
          </table:table-cell>
          <table:table-cell office:value-type="float" office:value="0.012575" calcext:value-type="float">
            <text:p>0.012575</text:p>
          </table:table-cell>
          <table:table-cell office:value-type="float" office:value="0.010899" calcext:value-type="float">
            <text:p>0.010899</text:p>
          </table:table-cell>
          <table:table-cell office:value-type="float" office:value="0.006845" calcext:value-type="float">
            <text:p>0.00684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7328" calcext:value-type="float">
            <text:p>0.027328</text:p>
          </table:table-cell>
          <table:table-cell office:value-type="float" office:value="0.045776" calcext:value-type="float">
            <text:p>0.045776</text:p>
          </table:table-cell>
          <table:table-cell office:value-type="float" office:value="0.026321" calcext:value-type="float">
            <text:p>0.0263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0.005028" calcext:value-type="float">
            <text:p>0.005028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0.003404" calcext:value-type="float">
            <text:p>0.0034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12488" calcext:value-type="float">
            <text:p>0.012488</text:p>
          </table:table-cell>
          <table:table-cell office:value-type="float" office:value="0.010977" calcext:value-type="float">
            <text:p>0.010977</text:p>
          </table:table-cell>
          <table:table-cell office:value-type="float" office:value="0.006897" calcext:value-type="float">
            <text:p>0.00689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045898" calcext:value-type="float">
            <text:p>0.045898</text:p>
          </table:table-cell>
          <table:table-cell office:value-type="float" office:value="0.026443" calcext:value-type="float">
            <text:p>0.0264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005702" calcext:value-type="float">
            <text:p>0.005702</text:p>
          </table:table-cell>
          <table:table-cell office:value-type="float" office:value="0.004998" calcext:value-type="float">
            <text:p>0.004998</text:p>
          </table:table-cell>
          <table:table-cell office:value-type="float" office:value="0.002034" calcext:value-type="float">
            <text:p>0.002034</text:p>
          </table:table-cell>
          <table:table-cell office:value-type="float" office:value="0.003306" calcext:value-type="float">
            <text:p>0.0033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0.012558" calcext:value-type="float">
            <text:p>0.012558</text:p>
          </table:table-cell>
          <table:table-cell office:value-type="float" office:value="0.010888" calcext:value-type="float">
            <text:p>0.010888</text:p>
          </table:table-cell>
          <table:table-cell office:value-type="float" office:value="0.006711" calcext:value-type="float">
            <text:p>0.0067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7573" calcext:value-type="float">
            <text:p>0.027573</text:p>
          </table:table-cell>
          <table:table-cell office:value-type="float" office:value="0.046021" calcext:value-type="float">
            <text:p>0.046021</text:p>
          </table:table-cell>
          <table:table-cell office:value-type="float" office:value="0.026566" calcext:value-type="float">
            <text:p>0.0265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005699" calcext:value-type="float">
            <text:p>0.005699</text:p>
          </table:table-cell>
          <table:table-cell office:value-type="float" office:value="0.004833" calcext:value-type="float">
            <text:p>0.004833</text:p>
          </table:table-cell>
          <table:table-cell office:value-type="float" office:value="0.001967" calcext:value-type="float">
            <text:p>0.001967</text:p>
          </table:table-cell>
          <table:table-cell office:value-type="float" office:value="0.003387" calcext:value-type="float">
            <text:p>0.00338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0.012756" calcext:value-type="float">
            <text:p>0.012756</text:p>
          </table:table-cell>
          <table:table-cell office:value-type="float" office:value="0.011025" calcext:value-type="float">
            <text:p>0.011025</text:p>
          </table:table-cell>
          <table:table-cell office:value-type="float" office:value="0.006807" calcext:value-type="float">
            <text:p>0.0068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0.026688" calcext:value-type="float">
            <text:p>0.0266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5157" calcext:value-type="float">
            <text:p>0.005157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.003391" calcext:value-type="float">
            <text:p>0.00339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11139" calcext:value-type="float">
            <text:p>0.011139</text:p>
          </table:table-cell>
          <table:table-cell office:value-type="float" office:value="0.012537" calcext:value-type="float">
            <text:p>0.012537</text:p>
          </table:table-cell>
          <table:table-cell office:value-type="float" office:value="0.010904" calcext:value-type="float">
            <text:p>0.010904</text:p>
          </table:table-cell>
          <table:table-cell office:value-type="float" office:value="0.006829" calcext:value-type="float">
            <text:p>0.00682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7817" calcext:value-type="float">
            <text:p>0.027817</text:p>
          </table:table-cell>
          <table:table-cell office:value-type="float" office:value="0.017502" calcext:value-type="float">
            <text:p>0.017502</text:p>
          </table:table-cell>
          <table:table-cell office:value-type="float" office:value="0.02681" calcext:value-type="float">
            <text:p>0.026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005637" calcext:value-type="float">
            <text:p>0.005637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0.003248" calcext:value-type="float">
            <text:p>0.00324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11187" calcext:value-type="float">
            <text:p>0.011187</text:p>
          </table:table-cell>
          <table:table-cell office:value-type="float" office:value="0.012692" calcext:value-type="float">
            <text:p>0.012692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0.00681" calcext:value-type="float">
            <text:p>0.006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7924" calcext:value-type="float">
            <text:p>0.027924</text:p>
          </table:table-cell>
          <table:table-cell office:value-type="float" office:value="0.017624" calcext:value-type="float">
            <text:p>0.017624</text:p>
          </table:table-cell>
          <table:table-cell office:value-type="float" office:value="0.026932" calcext:value-type="float">
            <text:p>0.0269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005624" calcext:value-type="float">
            <text:p>0.005624</text:p>
          </table:table-cell>
          <table:table-cell office:value-type="float" office:value="0.005155" calcext:value-type="float">
            <text:p>0.005155</text:p>
          </table:table-cell>
          <table:table-cell office:value-type="float" office:value="0.001898" calcext:value-type="float">
            <text:p>0.001898</text:p>
          </table:table-cell>
          <table:table-cell office:value-type="float" office:value="0.00334" calcext:value-type="float">
            <text:p>0.0033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2518" calcext:value-type="float">
            <text:p>0.012518</text:p>
          </table:table-cell>
          <table:table-cell office:value-type="float" office:value="0.010981" calcext:value-type="float">
            <text:p>0.010981</text:p>
          </table:table-cell>
          <table:table-cell office:value-type="float" office:value="0.006791" calcext:value-type="float">
            <text:p>0.00679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8046" calcext:value-type="float">
            <text:p>0.028046</text:p>
          </table:table-cell>
          <table:table-cell office:value-type="float" office:value="0.017746" calcext:value-type="float">
            <text:p>0.017746</text:p>
          </table:table-cell>
          <table:table-cell office:value-type="float" office:value="0.027054" calcext:value-type="float">
            <text:p>0.0270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0.005149" calcext:value-type="float">
            <text:p>0.005149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.00324" calcext:value-type="float">
            <text:p>0.0032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11115" calcext:value-type="float">
            <text:p>0.011115</text:p>
          </table:table-cell>
          <table:table-cell office:value-type="float" office:value="0.012532" calcext:value-type="float">
            <text:p>0.012532</text:p>
          </table:table-cell>
          <table:table-cell office:value-type="float" office:value="0.011404" calcext:value-type="float">
            <text:p>0.011404</text:p>
          </table:table-cell>
          <table:table-cell office:value-type="float" office:value="0.006788" calcext:value-type="float">
            <text:p>0.00678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8168" calcext:value-type="float">
            <text:p>0.028168</text:p>
          </table:table-cell>
          <table:table-cell office:value-type="float" office:value="0.017868" calcext:value-type="float">
            <text:p>0.017868</text:p>
          </table:table-cell>
          <table:table-cell office:value-type="float" office:value="0.027161" calcext:value-type="float">
            <text:p>0.0271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005722" calcext:value-type="float">
            <text:p>0.005722</text:p>
          </table:table-cell>
          <table:table-cell office:value-type="float" office:value="0.005077" calcext:value-type="float">
            <text:p>0.005077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003177" calcext:value-type="float">
            <text:p>0.00317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11192" calcext:value-type="float">
            <text:p>0.011192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11017" calcext:value-type="float">
            <text:p>0.011017</text:p>
          </table:table-cell>
          <table:table-cell office:value-type="float" office:value="0.006812" calcext:value-type="float">
            <text:p>0.00681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829" calcext:value-type="float">
            <text:p>0.02829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27298" calcext:value-type="float">
            <text:p>0.0272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.005029" calcext:value-type="float">
            <text:p>0.005029</text:p>
          </table:table-cell>
          <table:table-cell office:value-type="float" office:value="0.002008" calcext:value-type="float">
            <text:p>0.002008</text:p>
          </table:table-cell>
          <table:table-cell office:value-type="float" office:value="0.003165" calcext:value-type="float">
            <text:p>0.0031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12496" calcext:value-type="float">
            <text:p>0.012496</text:p>
          </table:table-cell>
          <table:table-cell office:value-type="float" office:value="0.010878" calcext:value-type="float">
            <text:p>0.010878</text:p>
          </table:table-cell>
          <table:table-cell office:value-type="float" office:value="0.006827" calcext:value-type="float">
            <text:p>0.00682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8412" calcext:value-type="float">
            <text:p>0.028412</text:p>
          </table:table-cell>
          <table:table-cell office:value-type="float" office:value="0.018097" calcext:value-type="float">
            <text:p>0.018097</text:p>
          </table:table-cell>
          <table:table-cell office:value-type="float" office:value="0.02742" calcext:value-type="float">
            <text:p>0.027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.004983" calcext:value-type="float">
            <text:p>0.004983</text:p>
          </table:table-cell>
          <table:table-cell office:value-type="float" office:value="0.001981" calcext:value-type="float">
            <text:p>0.001981</text:p>
          </table:table-cell>
          <table:table-cell office:value-type="float" office:value="0.00314" calcext:value-type="float">
            <text:p>0.003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11192" calcext:value-type="float">
            <text:p>0.011192</text:p>
          </table:table-cell>
          <table:table-cell office:value-type="float" office:value="0.012598" calcext:value-type="float">
            <text:p>0.012598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0.00679" calcext:value-type="float">
            <text:p>0.006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8534" calcext:value-type="float">
            <text:p>0.028534</text:p>
          </table:table-cell>
          <table:table-cell office:value-type="float" office:value="0.018219" calcext:value-type="float">
            <text:p>0.018219</text:p>
          </table:table-cell>
          <table:table-cell office:value-type="float" office:value="0.027542" calcext:value-type="float">
            <text:p>0.0275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005632" calcext:value-type="float">
            <text:p>0.005632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3236" calcext:value-type="float">
            <text:p>0.00323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11263" calcext:value-type="float">
            <text:p>0.011263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0.011344" calcext:value-type="float">
            <text:p>0.011344</text:p>
          </table:table-cell>
          <table:table-cell office:value-type="float" office:value="0.006898" calcext:value-type="float">
            <text:p>0.00689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8656" calcext:value-type="float">
            <text:p>0.028656</text:p>
          </table:table-cell>
          <table:table-cell office:value-type="float" office:value="0.018341" calcext:value-type="float">
            <text:p>0.018341</text:p>
          </table:table-cell>
          <table:table-cell office:value-type="float" office:value="0.027664" calcext:value-type="float">
            <text:p>0.0276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005536" calcext:value-type="float">
            <text:p>0.005536</text:p>
          </table:table-cell>
          <table:table-cell office:value-type="float" office:value="0.004795" calcext:value-type="float">
            <text:p>0.004795</text:p>
          </table:table-cell>
          <table:table-cell office:value-type="float" office:value="0.001928" calcext:value-type="float">
            <text:p>0.001928</text:p>
          </table:table-cell>
          <table:table-cell office:value-type="float" office:value="0.002894" calcext:value-type="float">
            <text:p>0.00289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12834" calcext:value-type="float">
            <text:p>0.012834</text:p>
          </table:table-cell>
          <table:table-cell office:value-type="float" office:value="0.011095" calcext:value-type="float">
            <text:p>0.011095</text:p>
          </table:table-cell>
          <table:table-cell office:value-type="float" office:value="0.007166" calcext:value-type="float">
            <text:p>0.00716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8763" calcext:value-type="float">
            <text:p>0.028763</text:p>
          </table:table-cell>
          <table:table-cell office:value-type="float" office:value="0.018463" calcext:value-type="float">
            <text:p>0.018463</text:p>
          </table:table-cell>
          <table:table-cell office:value-type="float" office:value="0.027786" calcext:value-type="float">
            <text:p>0.0277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05877" calcext:value-type="float">
            <text:p>0.005877</text:p>
          </table:table-cell>
          <table:table-cell office:value-type="float" office:value="0.004903" calcext:value-type="float">
            <text:p>0.004903</text:p>
          </table:table-cell>
          <table:table-cell office:value-type="float" office:value="0.002064" calcext:value-type="float">
            <text:p>0.002064</text:p>
          </table:table-cell>
          <table:table-cell office:value-type="float" office:value="0.003051" calcext:value-type="float">
            <text:p>0.00305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11953" calcext:value-type="float">
            <text:p>0.0119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0699" calcext:value-type="float">
            <text:p>0.0069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8885" calcext:value-type="float">
            <text:p>0.028885</text:p>
          </table:table-cell>
          <table:table-cell office:value-type="float" office:value="0.018585" calcext:value-type="float">
            <text:p>0.018585</text:p>
          </table:table-cell>
          <table:table-cell office:value-type="float" office:value="0.027908" calcext:value-type="float">
            <text:p>0.0279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05698" calcext:value-type="float">
            <text:p>0.005698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03176" calcext:value-type="float">
            <text:p>0.00317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0.012503" calcext:value-type="float">
            <text:p>0.012503</text:p>
          </table:table-cell>
          <table:table-cell office:value-type="float" office:value="0.010793" calcext:value-type="float">
            <text:p>0.010793</text:p>
          </table:table-cell>
          <table:table-cell office:value-type="float" office:value="0.006916" calcext:value-type="float">
            <text:p>0.00691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9007" calcext:value-type="float">
            <text:p>0.029007</text:p>
          </table:table-cell>
          <table:table-cell office:value-type="float" office:value="0.018707" calcext:value-type="float">
            <text:p>0.018707</text:p>
          </table:table-cell>
          <table:table-cell office:value-type="float" office:value="0.028015" calcext:value-type="float">
            <text:p>0.0280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.003182" calcext:value-type="float">
            <text:p>0.00318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11473" calcext:value-type="float">
            <text:p>0.011473</text:p>
          </table:table-cell>
          <table:table-cell office:value-type="float" office:value="0.012413" calcext:value-type="float">
            <text:p>0.012413</text:p>
          </table:table-cell>
          <table:table-cell office:value-type="float" office:value="0.010832" calcext:value-type="float">
            <text:p>0.010832</text:p>
          </table:table-cell>
          <table:table-cell office:value-type="float" office:value="0.006848" calcext:value-type="float">
            <text:p>0.00684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9129" calcext:value-type="float">
            <text:p>0.029129</text:p>
          </table:table-cell>
          <table:table-cell office:value-type="float" office:value="0.018829" calcext:value-type="float">
            <text:p>0.018829</text:p>
          </table:table-cell>
          <table:table-cell office:value-type="float" office:value="0.028137" calcext:value-type="float">
            <text:p>0.0281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005387" calcext:value-type="float">
            <text:p>0.005387</text:p>
          </table:table-cell>
          <table:table-cell office:value-type="float" office:value="0.004755" calcext:value-type="float">
            <text:p>0.004755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003003" calcext:value-type="float">
            <text:p>0.00300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11343" calcext:value-type="float">
            <text:p>0.011343</text:p>
          </table:table-cell>
          <table:table-cell office:value-type="float" office:value="0.012859" calcext:value-type="float">
            <text:p>0.012859</text:p>
          </table:table-cell>
          <table:table-cell office:value-type="float" office:value="0.010856" calcext:value-type="float">
            <text:p>0.010856</text:p>
          </table:table-cell>
          <table:table-cell office:value-type="float" office:value="0.00699" calcext:value-type="float">
            <text:p>0.006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9251" calcext:value-type="float">
            <text:p>0.029251</text:p>
          </table:table-cell>
          <table:table-cell office:value-type="float" office:value="0.018936" calcext:value-type="float">
            <text:p>0.018936</text:p>
          </table:table-cell>
          <table:table-cell office:value-type="float" office:value="0.028259" calcext:value-type="float">
            <text:p>0.0282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.005352" calcext:value-type="float">
            <text:p>0.005352</text:p>
          </table:table-cell>
          <table:table-cell office:value-type="float" office:value="0.005105" calcext:value-type="float">
            <text:p>0.005105</text:p>
          </table:table-cell>
          <table:table-cell office:value-type="float" office:value="0.002057" calcext:value-type="float">
            <text:p>0.002057</text:p>
          </table:table-cell>
          <table:table-cell office:value-type="float" office:value="0.003167" calcext:value-type="float">
            <text:p>0.00316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11351" calcext:value-type="float">
            <text:p>0.011351</text:p>
          </table:table-cell>
          <table:table-cell office:value-type="float" office:value="0.012517" calcext:value-type="float">
            <text:p>0.012517</text:p>
          </table:table-cell>
          <table:table-cell office:value-type="float" office:value="0.010801" calcext:value-type="float">
            <text:p>0.010801</text:p>
          </table:table-cell>
          <table:table-cell office:value-type="float" office:value="0.006831" calcext:value-type="float">
            <text:p>0.00683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9388" calcext:value-type="float">
            <text:p>0.029388</text:p>
          </table:table-cell>
          <table:table-cell office:value-type="float" office:value="0.019058" calcext:value-type="float">
            <text:p>0.019058</text:p>
          </table:table-cell>
          <table:table-cell office:value-type="float" office:value="0.028381" calcext:value-type="float">
            <text:p>0.0283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05463" calcext:value-type="float">
            <text:p>0.00546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036" calcext:value-type="float">
            <text:p>0.002036</text:p>
          </table:table-cell>
          <table:table-cell office:value-type="float" office:value="0.003134" calcext:value-type="float">
            <text:p>0.00313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11212" calcext:value-type="float">
            <text:p>0.011212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0.011002" calcext:value-type="float">
            <text:p>0.011002</text:p>
          </table:table-cell>
          <table:table-cell office:value-type="float" office:value="0.006888" calcext:value-type="float">
            <text:p>0.00688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028503" calcext:value-type="float">
            <text:p>0.0285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.003075" calcext:value-type="float">
            <text:p>0.00307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11095" calcext:value-type="float">
            <text:p>0.011095</text:p>
          </table:table-cell>
          <table:table-cell office:value-type="float" office:value="0.012491" calcext:value-type="float">
            <text:p>0.012491</text:p>
          </table:table-cell>
          <table:table-cell office:value-type="float" office:value="0.011042" calcext:value-type="float">
            <text:p>0.011042</text:p>
          </table:table-cell>
          <table:table-cell office:value-type="float" office:value="0.006874" calcext:value-type="float">
            <text:p>0.0068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9633" calcext:value-type="float">
            <text:p>0.029633</text:p>
          </table:table-cell>
          <table:table-cell office:value-type="float" office:value="0.019302" calcext:value-type="float">
            <text:p>0.019302</text:p>
          </table:table-cell>
          <table:table-cell office:value-type="float" office:value="0.028625" calcext:value-type="float">
            <text:p>0.0286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2:25:31.792275658</meta:creation-date>
    <dc:date>2021-01-27T15:33:02.700798044</dc:date>
    <meta:editing-duration>PT2H4M27S</meta:editing-duration>
    <meta:editing-cycles>2</meta:editing-cycles>
    <meta:generator>LibreOffice/6.4.6.2$Linux_X86_64 LibreOffice_project/40$Build-2</meta:generator>
    <meta:document-statistic meta:table-count="1" meta:cell-count="240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29cm" svg:y="0.316cm" chart:style-name="ch2">
          <text:p>Root Dispersion</text:p>
        </chart:title>
        <chart:plot-area chart:style-name="ch3" table:cell-range-address="Sheet1.O1:Sheet1.R100" svg:x="1.331cm" svg:y="1.275cm" svg:width="14.349cm" svg:height="6.564cm">
          <chartooo:coordinate-region svg:x="2.243cm" svg:y="1.474cm" svg:width="13.437cm" svg:height="5.573cm"/>
          <chart:axis chart:dimension="x" chart:name="primary-x" chart:style-name="ch4">
            <chart:title svg:x="8.355cm" svg:y="8.019cm" chart:style-name="ch5">
              <text:p>n</text:p>
            </chart:title>
          </chart:axis>
          <chart:axis chart:dimension="y" chart:name="primary-y" chart:style-name="ch4">
            <chart:title svg:x="0.451cm" svg:y="6.241cm" chart:style-name="ch6">
              <text:p>Root Dispersion in sec</text:p>
            </chart:title>
            <chart:grid chart:style-name="ch7" chart:class="major"/>
          </chart:axis>
          <chart:series chart:style-name="ch8" chart:values-cell-range-address="Sheet1.O1:Sheet1.O100" chart:class="chart:line">
            <chart:data-point chart:repeated="100"/>
          </chart:series>
          <chart:series chart:style-name="ch9" chart:values-cell-range-address="Sheet1.P1:Sheet1.P100" chart:class="chart:line">
            <chart:data-point chart:repeated="100"/>
          </chart:series>
          <chart:series chart:style-name="ch10" chart:values-cell-range-address="Sheet1.Q1:Sheet1.Q100" chart:class="chart:line">
            <chart:data-point chart:repeated="100"/>
          </chart:series>
          <chart:series chart:style-name="ch11" chart:values-cell-range-address="Sheet1.R1:Sheet1.R100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98">
                <text:p>0.000198</text:p>
                <draw:g>
                  <svg:desc>Sheet1.O1:Sheet1.O100</svg:desc>
                </draw:g>
              </table:table-cell>
              <table:table-cell office:value-type="float" office:value="0.048813">
                <text:p>0.048813</text:p>
                <draw:g>
                  <svg:desc>Sheet1.P1:Sheet1.P100</svg:desc>
                </draw:g>
              </table:table-cell>
              <table:table-cell office:value-type="float" office:value="0.036148">
                <text:p>0.036148</text:p>
                <draw:g>
                  <svg:desc>Sheet1.Q1:Sheet1.Q100</svg:desc>
                </draw:g>
              </table:table-cell>
              <table:table-cell office:value-type="float" office:value="0.016708">
                <text:p>0.016708</text:p>
                <draw:g>
                  <svg:desc>Sheet1.R1:Sheet1.R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98">
                <text:p>0.000198</text:p>
              </table:table-cell>
              <table:table-cell office:value-type="float" office:value="0.048935">
                <text:p>0.048935</text:p>
              </table:table-cell>
              <table:table-cell office:value-type="float" office:value="0.03627">
                <text:p>0.03627</text:p>
              </table:table-cell>
              <table:table-cell office:value-type="float" office:value="0.01683">
                <text:p>0.01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042">
                <text:p>0.049042</text:p>
              </table:table-cell>
              <table:table-cell office:value-type="float" office:value="0.036392">
                <text:p>0.036392</text:p>
              </table:table-cell>
              <table:table-cell office:value-type="float" office:value="0.016953">
                <text:p>0.016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164">
                <text:p>0.049164</text:p>
              </table:table-cell>
              <table:table-cell office:value-type="float" office:value="0.036514">
                <text:p>0.036514</text:p>
              </table:table-cell>
              <table:table-cell office:value-type="float" office:value="0.017075">
                <text:p>0.017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286">
                <text:p>0.049286</text:p>
              </table:table-cell>
              <table:table-cell office:value-type="float" office:value="0.036621">
                <text:p>0.036621</text:p>
              </table:table-cell>
              <table:table-cell office:value-type="float" office:value="0.017197">
                <text:p>0.017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408">
                <text:p>0.049408</text:p>
              </table:table-cell>
              <table:table-cell office:value-type="float" office:value="0.036743">
                <text:p>0.036743</text:p>
              </table:table-cell>
              <table:table-cell office:value-type="float" office:value="0.017319">
                <text:p>0.017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53">
                <text:p>0.04953</text:p>
              </table:table-cell>
              <table:table-cell office:value-type="float" office:value="0.036865">
                <text:p>0.036865</text:p>
              </table:table-cell>
              <table:table-cell office:value-type="float" office:value="0.017426">
                <text:p>0.017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652">
                <text:p>0.049652</text:p>
              </table:table-cell>
              <table:table-cell office:value-type="float" office:value="0.036987">
                <text:p>0.036987</text:p>
              </table:table-cell>
              <table:table-cell office:value-type="float" office:value="0.017548">
                <text:p>0.017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774">
                <text:p>0.049774</text:p>
              </table:table-cell>
              <table:table-cell office:value-type="float" office:value="0.037109">
                <text:p>0.037109</text:p>
              </table:table-cell>
              <table:table-cell office:value-type="float" office:value="0.01767">
                <text:p>0.01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881">
                <text:p>0.049881</text:p>
              </table:table-cell>
              <table:table-cell office:value-type="float" office:value="0.037231">
                <text:p>0.037231</text:p>
              </table:table-cell>
              <table:table-cell office:value-type="float" office:value="0.017792">
                <text:p>0.017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98">
                <text:p>0.000198</text:p>
              </table:table-cell>
              <table:table-cell office:value-type="float" office:value="0.050003">
                <text:p>0.050003</text:p>
              </table:table-cell>
              <table:table-cell office:value-type="float" office:value="0.037354">
                <text:p>0.037354</text:p>
              </table:table-cell>
              <table:table-cell office:value-type="float" office:value="0.017914">
                <text:p>0.017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98">
                <text:p>0.000198</text:p>
              </table:table-cell>
              <table:table-cell office:value-type="float" office:value="0.050125">
                <text:p>0.050125</text:p>
              </table:table-cell>
              <table:table-cell office:value-type="float" office:value="0.03746">
                <text:p>0.03746</text:p>
              </table:table-cell>
              <table:table-cell office:value-type="float" office:value="0.018036">
                <text:p>0.018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14">
                <text:p>0.000214</text:p>
              </table:table-cell>
              <table:table-cell office:value-type="float" office:value="0.050247">
                <text:p>0.050247</text:p>
              </table:table-cell>
              <table:table-cell office:value-type="float" office:value="0.037582">
                <text:p>0.037582</text:p>
              </table:table-cell>
              <table:table-cell office:value-type="float" office:value="0.018158">
                <text:p>0.018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14">
                <text:p>0.000214</text:p>
              </table:table-cell>
              <table:table-cell office:value-type="float" office:value="0.050369">
                <text:p>0.050369</text:p>
              </table:table-cell>
              <table:table-cell office:value-type="float" office:value="0.037704">
                <text:p>0.037704</text:p>
              </table:table-cell>
              <table:table-cell office:value-type="float" office:value="0.01828">
                <text:p>0.01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14">
                <text:p>0.000214</text:p>
              </table:table-cell>
              <table:table-cell office:value-type="float" office:value="0.050491">
                <text:p>0.050491</text:p>
              </table:table-cell>
              <table:table-cell office:value-type="float" office:value="0.037827">
                <text:p>0.037827</text:p>
              </table:table-cell>
              <table:table-cell office:value-type="float" office:value="0.018387">
                <text:p>0.018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98">
                <text:p>0.000198</text:p>
              </table:table-cell>
              <table:table-cell office:value-type="float" office:value="0.050613">
                <text:p>0.050613</text:p>
              </table:table-cell>
              <table:table-cell office:value-type="float" office:value="0.037949">
                <text:p>0.037949</text:p>
              </table:table-cell>
              <table:table-cell office:value-type="float" office:value="0.018509">
                <text:p>0.018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98">
                <text:p>0.000198</text:p>
              </table:table-cell>
              <table:table-cell office:value-type="float" office:value="0.05072">
                <text:p>0.05072</text:p>
              </table:table-cell>
              <table:table-cell office:value-type="float" office:value="0.038071">
                <text:p>0.038071</text:p>
              </table:table-cell>
              <table:table-cell office:value-type="float" office:value="0.018631">
                <text:p>0.018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98">
                <text:p>0.000198</text:p>
              </table:table-cell>
              <table:table-cell office:value-type="float" office:value="0.050842">
                <text:p>0.050842</text:p>
              </table:table-cell>
              <table:table-cell office:value-type="float" office:value="0.038193">
                <text:p>0.038193</text:p>
              </table:table-cell>
              <table:table-cell office:value-type="float" office:value="0.018753">
                <text:p>0.018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14">
                <text:p>0.000214</text:p>
              </table:table-cell>
              <table:table-cell office:value-type="float" office:value="0.050964">
                <text:p>0.050964</text:p>
              </table:table-cell>
              <table:table-cell office:value-type="float" office:value="0.0383">
                <text:p>0.0383</text:p>
              </table:table-cell>
              <table:table-cell office:value-type="float" office:value="0.018875">
                <text:p>0.018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14">
                <text:p>0.000214</text:p>
              </table:table-cell>
              <table:table-cell office:value-type="float" office:value="0.051102">
                <text:p>0.051102</text:p>
              </table:table-cell>
              <table:table-cell office:value-type="float" office:value="0.038422">
                <text:p>0.038422</text:p>
              </table:table-cell>
              <table:table-cell office:value-type="float" office:value="0.019012">
                <text:p>0.019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0111">
                <text:p>0.020111</text:p>
              </table:table-cell>
              <table:table-cell office:value-type="float" office:value="0.038544">
                <text:p>0.038544</text:p>
              </table:table-cell>
              <table:table-cell office:value-type="float" office:value="0.019135">
                <text:p>0.019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98">
                <text:p>0.000198</text:p>
              </table:table-cell>
              <table:table-cell office:value-type="float" office:value="0.020233">
                <text:p>0.020233</text:p>
              </table:table-cell>
              <table:table-cell office:value-type="float" office:value="0.038666">
                <text:p>0.038666</text:p>
              </table:table-cell>
              <table:table-cell office:value-type="float" office:value="0.019241">
                <text:p>0.019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14">
                <text:p>0.000214</text:p>
              </table:table-cell>
              <table:table-cell office:value-type="float" office:value="0.020355">
                <text:p>0.020355</text:p>
              </table:table-cell>
              <table:table-cell office:value-type="float" office:value="0.038788">
                <text:p>0.038788</text:p>
              </table:table-cell>
              <table:table-cell office:value-type="float" office:value="0.019363">
                <text:p>0.019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0477">
                <text:p>0.020477</text:p>
              </table:table-cell>
              <table:table-cell office:value-type="float" office:value="0.038925">
                <text:p>0.038925</text:p>
              </table:table-cell>
              <table:table-cell office:value-type="float" office:value="0.019485">
                <text:p>0.0194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14">
                <text:p>0.000214</text:p>
              </table:table-cell>
              <table:table-cell office:value-type="float" office:value="0.020599">
                <text:p>0.020599</text:p>
              </table:table-cell>
              <table:table-cell office:value-type="float" office:value="0.039047">
                <text:p>0.039047</text:p>
              </table:table-cell>
              <table:table-cell office:value-type="float" office:value="0.019608">
                <text:p>0.019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4">
                <text:p>0.000214</text:p>
              </table:table-cell>
              <table:table-cell office:value-type="float" office:value="0.020721">
                <text:p>0.020721</text:p>
              </table:table-cell>
              <table:table-cell office:value-type="float" office:value="0.039169">
                <text:p>0.039169</text:p>
              </table:table-cell>
              <table:table-cell office:value-type="float" office:value="0.01973">
                <text:p>0.01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98">
                <text:p>0.000198</text:p>
              </table:table-cell>
              <table:table-cell office:value-type="float" office:value="0.020828">
                <text:p>0.020828</text:p>
              </table:table-cell>
              <table:table-cell office:value-type="float" office:value="0.039276">
                <text:p>0.039276</text:p>
              </table:table-cell>
              <table:table-cell office:value-type="float" office:value="0.019852">
                <text:p>0.019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98">
                <text:p>0.000198</text:p>
              </table:table-cell>
              <table:table-cell office:value-type="float" office:value="0.02095">
                <text:p>0.02095</text:p>
              </table:table-cell>
              <table:table-cell office:value-type="float" office:value="0.039398">
                <text:p>0.039398</text:p>
              </table:table-cell>
              <table:table-cell office:value-type="float" office:value="0.019974">
                <text:p>0.019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98">
                <text:p>0.000198</text:p>
              </table:table-cell>
              <table:table-cell office:value-type="float" office:value="0.021072">
                <text:p>0.021072</text:p>
              </table:table-cell>
              <table:table-cell office:value-type="float" office:value="0.03952">
                <text:p>0.03952</text:p>
              </table:table-cell>
              <table:table-cell office:value-type="float" office:value="0.020081">
                <text:p>0.0200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194">
                <text:p>0.021194</text:p>
              </table:table-cell>
              <table:table-cell office:value-type="float" office:value="0.039642">
                <text:p>0.039642</text:p>
              </table:table-cell>
              <table:table-cell office:value-type="float" office:value="0.020203">
                <text:p>0.0202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317">
                <text:p>0.021317</text:p>
              </table:table-cell>
              <table:table-cell office:value-type="float" office:value="0.039764">
                <text:p>0.039764</text:p>
              </table:table-cell>
              <table:table-cell office:value-type="float" office:value="0.020325">
                <text:p>0.020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439">
                <text:p>0.021439</text:p>
              </table:table-cell>
              <table:table-cell office:value-type="float" office:value="0.039886">
                <text:p>0.039886</text:p>
              </table:table-cell>
              <table:table-cell office:value-type="float" office:value="0.020447">
                <text:p>0.020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561">
                <text:p>0.021561</text:p>
              </table:table-cell>
              <table:table-cell office:value-type="float" office:value="0.040009">
                <text:p>0.040009</text:p>
              </table:table-cell>
              <table:table-cell office:value-type="float" office:value="0.020569">
                <text:p>0.0205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683">
                <text:p>0.021683</text:p>
              </table:table-cell>
              <table:table-cell office:value-type="float" office:value="0.040115">
                <text:p>0.040115</text:p>
              </table:table-cell>
              <table:table-cell office:value-type="float" office:value="0.020691">
                <text:p>0.0206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98">
                <text:p>0.000198</text:p>
              </table:table-cell>
              <table:table-cell office:value-type="float" office:value="0.02179">
                <text:p>0.02179</text:p>
              </table:table-cell>
              <table:table-cell office:value-type="float" office:value="0.040237">
                <text:p>0.040237</text:p>
              </table:table-cell>
              <table:table-cell office:value-type="float" office:value="0.020813">
                <text:p>0.020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912">
                <text:p>0.021912</text:p>
              </table:table-cell>
              <table:table-cell office:value-type="float" office:value="0.040359">
                <text:p>0.040359</text:p>
              </table:table-cell>
              <table:table-cell office:value-type="float" office:value="0.020935">
                <text:p>0.020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034">
                <text:p>0.022034</text:p>
              </table:table-cell>
              <table:table-cell office:value-type="float" office:value="0.040482">
                <text:p>0.040482</text:p>
              </table:table-cell>
              <table:table-cell office:value-type="float" office:value="0.021042">
                <text:p>0.0210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98">
                <text:p>0.000198</text:p>
              </table:table-cell>
              <table:table-cell office:value-type="float" office:value="0.022156">
                <text:p>0.022156</text:p>
              </table:table-cell>
              <table:table-cell office:value-type="float" office:value="0.040604">
                <text:p>0.040604</text:p>
              </table:table-cell>
              <table:table-cell office:value-type="float" office:value="0.021164">
                <text:p>0.021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278">
                <text:p>0.022278</text:p>
              </table:table-cell>
              <table:table-cell office:value-type="float" office:value="0.040726">
                <text:p>0.040726</text:p>
              </table:table-cell>
              <table:table-cell office:value-type="float" office:value="0.021286">
                <text:p>0.021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98">
                <text:p>0.000198</text:p>
              </table:table-cell>
              <table:table-cell office:value-type="float" office:value="0.0224">
                <text:p>0.0224</text:p>
              </table:table-cell>
              <table:table-cell office:value-type="float" office:value="0.040848">
                <text:p>0.040848</text:p>
              </table:table-cell>
              <table:table-cell office:value-type="float" office:value="0.021408">
                <text:p>0.021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522">
                <text:p>0.022522</text:p>
              </table:table-cell>
              <table:table-cell office:value-type="float" office:value="0.040955">
                <text:p>0.040955</text:p>
              </table:table-cell>
              <table:table-cell office:value-type="float" office:value="0.02153">
                <text:p>0.02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98">
                <text:p>0.000198</text:p>
              </table:table-cell>
              <table:table-cell office:value-type="float" office:value="0.022629">
                <text:p>0.022629</text:p>
              </table:table-cell>
              <table:table-cell office:value-type="float" office:value="0.041077">
                <text:p>0.041077</text:p>
              </table:table-cell>
              <table:table-cell office:value-type="float" office:value="0.021652">
                <text:p>0.021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751">
                <text:p>0.022751</text:p>
              </table:table-cell>
              <table:table-cell office:value-type="float" office:value="0.041199">
                <text:p>0.041199</text:p>
              </table:table-cell>
              <table:table-cell office:value-type="float" office:value="0.021774">
                <text:p>0.0217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873">
                <text:p>0.022873</text:p>
              </table:table-cell>
              <table:table-cell office:value-type="float" office:value="0.041321">
                <text:p>0.041321</text:p>
              </table:table-cell>
              <table:table-cell office:value-type="float" office:value="0.021881">
                <text:p>0.021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995">
                <text:p>0.022995</text:p>
              </table:table-cell>
              <table:table-cell office:value-type="float" office:value="0.041443">
                <text:p>0.041443</text:p>
              </table:table-cell>
              <table:table-cell office:value-type="float" office:value="0.022003">
                <text:p>0.022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117">
                <text:p>0.023117</text:p>
              </table:table-cell>
              <table:table-cell office:value-type="float" office:value="0.041565">
                <text:p>0.041565</text:p>
              </table:table-cell>
              <table:table-cell office:value-type="float" office:value="0.022125">
                <text:p>0.022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239">
                <text:p>0.023239</text:p>
              </table:table-cell>
              <table:table-cell office:value-type="float" office:value="0.041687">
                <text:p>0.041687</text:p>
              </table:table-cell>
              <table:table-cell office:value-type="float" office:value="0.022247">
                <text:p>0.022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361">
                <text:p>0.023361</text:p>
              </table:table-cell>
              <table:table-cell office:value-type="float" office:value="0.041809">
                <text:p>0.041809</text:p>
              </table:table-cell>
              <table:table-cell office:value-type="float" office:value="0.022369">
                <text:p>0.022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468">
                <text:p>0.023468</text:p>
              </table:table-cell>
              <table:table-cell office:value-type="float" office:value="0.041916">
                <text:p>0.041916</text:p>
              </table:table-cell>
              <table:table-cell office:value-type="float" office:value="0.022491">
                <text:p>0.022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59">
                <text:p>0.02359</text:p>
              </table:table-cell>
              <table:table-cell office:value-type="float" office:value="0.042038">
                <text:p>0.042038</text:p>
              </table:table-cell>
              <table:table-cell office:value-type="float" office:value="0.022614">
                <text:p>0.0226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712">
                <text:p>0.023712</text:p>
              </table:table-cell>
              <table:table-cell office:value-type="float" office:value="0.04216">
                <text:p>0.04216</text:p>
              </table:table-cell>
              <table:table-cell office:value-type="float" office:value="0.02272">
                <text:p>0.02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834">
                <text:p>0.023834</text:p>
              </table:table-cell>
              <table:table-cell office:value-type="float" office:value="0.042282">
                <text:p>0.042282</text:p>
              </table:table-cell>
              <table:table-cell office:value-type="float" office:value="0.022842">
                <text:p>0.0228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956">
                <text:p>0.023956</text:p>
              </table:table-cell>
              <table:table-cell office:value-type="float" office:value="0.042404">
                <text:p>0.042404</text:p>
              </table:table-cell>
              <table:table-cell office:value-type="float" office:value="0.022964">
                <text:p>0.0229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4078">
                <text:p>0.024078</text:p>
              </table:table-cell>
              <table:table-cell office:value-type="float" office:value="0.042526">
                <text:p>0.042526</text:p>
              </table:table-cell>
              <table:table-cell office:value-type="float" office:value="0.023087">
                <text:p>0.023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29">
                <text:p>0.000229</text:p>
              </table:table-cell>
              <table:table-cell office:value-type="float" office:value="0.0242">
                <text:p>0.0242</text:p>
              </table:table-cell>
              <table:table-cell office:value-type="float" office:value="0.042648">
                <text:p>0.042648</text:p>
              </table:table-cell>
              <table:table-cell office:value-type="float" office:value="0.023209">
                <text:p>0.0232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29">
                <text:p>0.000229</text:p>
              </table:table-cell>
              <table:table-cell office:value-type="float" office:value="0.024323">
                <text:p>0.024323</text:p>
              </table:table-cell>
              <table:table-cell office:value-type="float" office:value="0.042755">
                <text:p>0.042755</text:p>
              </table:table-cell>
              <table:table-cell office:value-type="float" office:value="0.023331">
                <text:p>0.023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14">
                <text:p>0.000214</text:p>
              </table:table-cell>
              <table:table-cell office:value-type="float" office:value="0.024429">
                <text:p>0.024429</text:p>
              </table:table-cell>
              <table:table-cell office:value-type="float" office:value="0.042877">
                <text:p>0.042877</text:p>
              </table:table-cell>
              <table:table-cell office:value-type="float" office:value="0.023453">
                <text:p>0.023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14">
                <text:p>0.000214</text:p>
              </table:table-cell>
              <table:table-cell office:value-type="float" office:value="0.024551">
                <text:p>0.024551</text:p>
              </table:table-cell>
              <table:table-cell office:value-type="float" office:value="0.042999">
                <text:p>0.042999</text:p>
              </table:table-cell>
              <table:table-cell office:value-type="float" office:value="0.023575">
                <text:p>0.023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29">
                <text:p>0.000229</text:p>
              </table:table-cell>
              <table:table-cell office:value-type="float" office:value="0.024689">
                <text:p>0.024689</text:p>
              </table:table-cell>
              <table:table-cell office:value-type="float" office:value="0.043121">
                <text:p>0.043121</text:p>
              </table:table-cell>
              <table:table-cell office:value-type="float" office:value="0.023682">
                <text:p>0.0236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14">
                <text:p>0.000214</text:p>
              </table:table-cell>
              <table:table-cell office:value-type="float" office:value="0.024811">
                <text:p>0.024811</text:p>
              </table:table-cell>
              <table:table-cell office:value-type="float" office:value="0.043243">
                <text:p>0.043243</text:p>
              </table:table-cell>
              <table:table-cell office:value-type="float" office:value="0.023804">
                <text:p>0.0238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29">
                <text:p>0.000229</text:p>
              </table:table-cell>
              <table:table-cell office:value-type="float" office:value="0.024933">
                <text:p>0.024933</text:p>
              </table:table-cell>
              <table:table-cell office:value-type="float" office:value="0.043365">
                <text:p>0.043365</text:p>
              </table:table-cell>
              <table:table-cell office:value-type="float" office:value="0.023926">
                <text:p>0.023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14">
                <text:p>0.000214</text:p>
              </table:table-cell>
              <table:table-cell office:value-type="float" office:value="0.025055">
                <text:p>0.025055</text:p>
              </table:table-cell>
              <table:table-cell office:value-type="float" office:value="0.043488">
                <text:p>0.043488</text:p>
              </table:table-cell>
              <table:table-cell office:value-type="float" office:value="0.024048">
                <text:p>0.024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14">
                <text:p>0.000214</text:p>
              </table:table-cell>
              <table:table-cell office:value-type="float" office:value="0.025177">
                <text:p>0.025177</text:p>
              </table:table-cell>
              <table:table-cell office:value-type="float" office:value="0.04361">
                <text:p>0.04361</text:p>
              </table:table-cell>
              <table:table-cell office:value-type="float" office:value="0.02417">
                <text:p>0.024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5284">
                <text:p>0.025284</text:p>
              </table:table-cell>
              <table:table-cell office:value-type="float" office:value="0.043716">
                <text:p>0.043716</text:p>
              </table:table-cell>
              <table:table-cell office:value-type="float" office:value="0.024292">
                <text:p>0.024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29">
                <text:p>0.000229</text:p>
              </table:table-cell>
              <table:table-cell office:value-type="float" office:value="0.025406">
                <text:p>0.025406</text:p>
              </table:table-cell>
              <table:table-cell office:value-type="float" office:value="0.043839">
                <text:p>0.043839</text:p>
              </table:table-cell>
              <table:table-cell office:value-type="float" office:value="0.024414">
                <text:p>0.0244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29">
                <text:p>0.000229</text:p>
              </table:table-cell>
              <table:table-cell office:value-type="float" office:value="0.025528">
                <text:p>0.025528</text:p>
              </table:table-cell>
              <table:table-cell office:value-type="float" office:value="0.043961">
                <text:p>0.043961</text:p>
              </table:table-cell>
              <table:table-cell office:value-type="float" office:value="0.024521">
                <text:p>0.0245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29">
                <text:p>0.000229</text:p>
              </table:table-cell>
              <table:table-cell office:value-type="float" office:value="0.02565">
                <text:p>0.02565</text:p>
              </table:table-cell>
              <table:table-cell office:value-type="float" office:value="0.044083">
                <text:p>0.044083</text:p>
              </table:table-cell>
              <table:table-cell office:value-type="float" office:value="0.024643">
                <text:p>0.0246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29">
                <text:p>0.000229</text:p>
              </table:table-cell>
              <table:table-cell office:value-type="float" office:value="0.025772">
                <text:p>0.025772</text:p>
              </table:table-cell>
              <table:table-cell office:value-type="float" office:value="0.044205">
                <text:p>0.044205</text:p>
              </table:table-cell>
              <table:table-cell office:value-type="float" office:value="0.024765">
                <text:p>0.024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14">
                <text:p>0.000214</text:p>
              </table:table-cell>
              <table:table-cell office:value-type="float" office:value="0.025894">
                <text:p>0.025894</text:p>
              </table:table-cell>
              <table:table-cell office:value-type="float" office:value="0.044342">
                <text:p>0.044342</text:p>
              </table:table-cell>
              <table:table-cell office:value-type="float" office:value="0.024887">
                <text:p>0.0248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14">
                <text:p>0.000214</text:p>
              </table:table-cell>
              <table:table-cell office:value-type="float" office:value="0.026016">
                <text:p>0.026016</text:p>
              </table:table-cell>
              <table:table-cell office:value-type="float" office:value="0.044464">
                <text:p>0.044464</text:p>
              </table:table-cell>
              <table:table-cell office:value-type="float" office:value="0.025009">
                <text:p>0.025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123">
                <text:p>0.026123</text:p>
              </table:table-cell>
              <table:table-cell office:value-type="float" office:value="0.044571">
                <text:p>0.044571</text:p>
              </table:table-cell>
              <table:table-cell office:value-type="float" office:value="0.025131">
                <text:p>0.025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245">
                <text:p>0.026245</text:p>
              </table:table-cell>
              <table:table-cell office:value-type="float" office:value="0.044693">
                <text:p>0.044693</text:p>
              </table:table-cell>
              <table:table-cell office:value-type="float" office:value="0.025253">
                <text:p>0.025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367">
                <text:p>0.026367</text:p>
              </table:table-cell>
              <table:table-cell office:value-type="float" office:value="0.044815">
                <text:p>0.044815</text:p>
              </table:table-cell>
              <table:table-cell office:value-type="float" office:value="0.02536">
                <text:p>0.02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6489">
                <text:p>0.026489</text:p>
              </table:table-cell>
              <table:table-cell office:value-type="float" office:value="0.044937">
                <text:p>0.044937</text:p>
              </table:table-cell>
              <table:table-cell office:value-type="float" office:value="0.025482">
                <text:p>0.0254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14">
                <text:p>0.000214</text:p>
              </table:table-cell>
              <table:table-cell office:value-type="float" office:value="0.026611">
                <text:p>0.026611</text:p>
              </table:table-cell>
              <table:table-cell office:value-type="float" office:value="0.045059">
                <text:p>0.045059</text:p>
              </table:table-cell>
              <table:table-cell office:value-type="float" office:value="0.025604">
                <text:p>0.025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733">
                <text:p>0.026733</text:p>
              </table:table-cell>
              <table:table-cell office:value-type="float" office:value="0.045181">
                <text:p>0.045181</text:p>
              </table:table-cell>
              <table:table-cell office:value-type="float" office:value="0.025726">
                <text:p>0.0257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855">
                <text:p>0.026855</text:p>
              </table:table-cell>
              <table:table-cell office:value-type="float" office:value="0.045303">
                <text:p>0.045303</text:p>
              </table:table-cell>
              <table:table-cell office:value-type="float" office:value="0.025848">
                <text:p>0.0258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978">
                <text:p>0.026978</text:p>
              </table:table-cell>
              <table:table-cell office:value-type="float" office:value="0.04541">
                <text:p>0.04541</text:p>
              </table:table-cell>
              <table:table-cell office:value-type="float" office:value="0.02597">
                <text:p>0.025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14">
                <text:p>0.000214</text:p>
              </table:table-cell>
              <table:table-cell office:value-type="float" office:value="0.027084">
                <text:p>0.027084</text:p>
              </table:table-cell>
              <table:table-cell office:value-type="float" office:value="0.045532">
                <text:p>0.045532</text:p>
              </table:table-cell>
              <table:table-cell office:value-type="float" office:value="0.026093">
                <text:p>0.0260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29">
                <text:p>0.000229</text:p>
              </table:table-cell>
              <table:table-cell office:value-type="float" office:value="0.027206">
                <text:p>0.027206</text:p>
              </table:table-cell>
              <table:table-cell office:value-type="float" office:value="0.045654">
                <text:p>0.045654</text:p>
              </table:table-cell>
              <table:table-cell office:value-type="float" office:value="0.026215">
                <text:p>0.0262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7328">
                <text:p>0.027328</text:p>
              </table:table-cell>
              <table:table-cell office:value-type="float" office:value="0.045776">
                <text:p>0.045776</text:p>
              </table:table-cell>
              <table:table-cell office:value-type="float" office:value="0.026321">
                <text:p>0.026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14">
                <text:p>0.000214</text:p>
              </table:table-cell>
              <table:table-cell office:value-type="float" office:value="0.027451">
                <text:p>0.027451</text:p>
              </table:table-cell>
              <table:table-cell office:value-type="float" office:value="0.045898">
                <text:p>0.045898</text:p>
              </table:table-cell>
              <table:table-cell office:value-type="float" office:value="0.026443">
                <text:p>0.0264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29">
                <text:p>0.000229</text:p>
              </table:table-cell>
              <table:table-cell office:value-type="float" office:value="0.027573">
                <text:p>0.027573</text:p>
              </table:table-cell>
              <table:table-cell office:value-type="float" office:value="0.046021">
                <text:p>0.046021</text:p>
              </table:table-cell>
              <table:table-cell office:value-type="float" office:value="0.026566">
                <text:p>0.026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29">
                <text:p>0.000229</text:p>
              </table:table-cell>
              <table:table-cell office:value-type="float" office:value="0.027695">
                <text:p>0.027695</text:p>
              </table:table-cell>
              <table:table-cell office:value-type="float" office:value="0.01738">
                <text:p>0.01738</text:p>
              </table:table-cell>
              <table:table-cell office:value-type="float" office:value="0.026688">
                <text:p>0.0266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14">
                <text:p>0.000214</text:p>
              </table:table-cell>
              <table:table-cell office:value-type="float" office:value="0.027817">
                <text:p>0.027817</text:p>
              </table:table-cell>
              <table:table-cell office:value-type="float" office:value="0.017502">
                <text:p>0.017502</text:p>
              </table:table-cell>
              <table:table-cell office:value-type="float" office:value="0.02681">
                <text:p>0.02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14">
                <text:p>0.000214</text:p>
              </table:table-cell>
              <table:table-cell office:value-type="float" office:value="0.027924">
                <text:p>0.027924</text:p>
              </table:table-cell>
              <table:table-cell office:value-type="float" office:value="0.017624">
                <text:p>0.017624</text:p>
              </table:table-cell>
              <table:table-cell office:value-type="float" office:value="0.026932">
                <text:p>0.0269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14">
                <text:p>0.000214</text:p>
              </table:table-cell>
              <table:table-cell office:value-type="float" office:value="0.028046">
                <text:p>0.028046</text:p>
              </table:table-cell>
              <table:table-cell office:value-type="float" office:value="0.017746">
                <text:p>0.017746</text:p>
              </table:table-cell>
              <table:table-cell office:value-type="float" office:value="0.027054">
                <text:p>0.027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29">
                <text:p>0.000229</text:p>
              </table:table-cell>
              <table:table-cell office:value-type="float" office:value="0.028168">
                <text:p>0.028168</text:p>
              </table:table-cell>
              <table:table-cell office:value-type="float" office:value="0.017868">
                <text:p>0.017868</text:p>
              </table:table-cell>
              <table:table-cell office:value-type="float" office:value="0.027161">
                <text:p>0.02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29">
                <text:p>0.000229</text:p>
              </table:table-cell>
              <table:table-cell office:value-type="float" office:value="0.02829">
                <text:p>0.02829</text:p>
              </table:table-cell>
              <table:table-cell office:value-type="float" office:value="0.01799">
                <text:p>0.01799</text:p>
              </table:table-cell>
              <table:table-cell office:value-type="float" office:value="0.027298">
                <text:p>0.0272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14">
                <text:p>0.000214</text:p>
              </table:table-cell>
              <table:table-cell office:value-type="float" office:value="0.028412">
                <text:p>0.028412</text:p>
              </table:table-cell>
              <table:table-cell office:value-type="float" office:value="0.018097">
                <text:p>0.018097</text:p>
              </table:table-cell>
              <table:table-cell office:value-type="float" office:value="0.02742">
                <text:p>0.02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8534">
                <text:p>0.028534</text:p>
              </table:table-cell>
              <table:table-cell office:value-type="float" office:value="0.018219">
                <text:p>0.018219</text:p>
              </table:table-cell>
              <table:table-cell office:value-type="float" office:value="0.027542">
                <text:p>0.0275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14">
                <text:p>0.000214</text:p>
              </table:table-cell>
              <table:table-cell office:value-type="float" office:value="0.028656">
                <text:p>0.028656</text:p>
              </table:table-cell>
              <table:table-cell office:value-type="float" office:value="0.018341">
                <text:p>0.018341</text:p>
              </table:table-cell>
              <table:table-cell office:value-type="float" office:value="0.027664">
                <text:p>0.0276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29">
                <text:p>0.000229</text:p>
              </table:table-cell>
              <table:table-cell office:value-type="float" office:value="0.028763">
                <text:p>0.028763</text:p>
              </table:table-cell>
              <table:table-cell office:value-type="float" office:value="0.018463">
                <text:p>0.018463</text:p>
              </table:table-cell>
              <table:table-cell office:value-type="float" office:value="0.027786">
                <text:p>0.0277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29">
                <text:p>0.000229</text:p>
              </table:table-cell>
              <table:table-cell office:value-type="float" office:value="0.028885">
                <text:p>0.028885</text:p>
              </table:table-cell>
              <table:table-cell office:value-type="float" office:value="0.018585">
                <text:p>0.018585</text:p>
              </table:table-cell>
              <table:table-cell office:value-type="float" office:value="0.027908">
                <text:p>0.0279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29">
                <text:p>0.000229</text:p>
              </table:table-cell>
              <table:table-cell office:value-type="float" office:value="0.029007">
                <text:p>0.029007</text:p>
              </table:table-cell>
              <table:table-cell office:value-type="float" office:value="0.018707">
                <text:p>0.018707</text:p>
              </table:table-cell>
              <table:table-cell office:value-type="float" office:value="0.028015">
                <text:p>0.028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14">
                <text:p>0.000214</text:p>
              </table:table-cell>
              <table:table-cell office:value-type="float" office:value="0.029129">
                <text:p>0.029129</text:p>
              </table:table-cell>
              <table:table-cell office:value-type="float" office:value="0.018829">
                <text:p>0.018829</text:p>
              </table:table-cell>
              <table:table-cell office:value-type="float" office:value="0.028137">
                <text:p>0.028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14">
                <text:p>0.000214</text:p>
              </table:table-cell>
              <table:table-cell office:value-type="float" office:value="0.029251">
                <text:p>0.029251</text:p>
              </table:table-cell>
              <table:table-cell office:value-type="float" office:value="0.018936">
                <text:p>0.018936</text:p>
              </table:table-cell>
              <table:table-cell office:value-type="float" office:value="0.028259">
                <text:p>0.028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29">
                <text:p>0.000229</text:p>
              </table:table-cell>
              <table:table-cell office:value-type="float" office:value="0.029388">
                <text:p>0.029388</text:p>
              </table:table-cell>
              <table:table-cell office:value-type="float" office:value="0.019058">
                <text:p>0.019058</text:p>
              </table:table-cell>
              <table:table-cell office:value-type="float" office:value="0.028381">
                <text:p>0.0283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44">
                <text:p>0.000244</text:p>
              </table:table-cell>
              <table:table-cell office:value-type="float" office:value="0.02951">
                <text:p>0.02951</text:p>
              </table:table-cell>
              <table:table-cell office:value-type="float" office:value="0.01918">
                <text:p>0.01918</text:p>
              </table:table-cell>
              <table:table-cell office:value-type="float" office:value="0.028503">
                <text:p>0.0285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29">
                <text:p>0.000229</text:p>
              </table:table-cell>
              <table:table-cell office:value-type="float" office:value="0.029633">
                <text:p>0.029633</text:p>
              </table:table-cell>
              <table:table-cell office:value-type="float" office:value="0.019302">
                <text:p>0.019302</text:p>
              </table:table-cell>
              <table:table-cell office:value-type="float" office:value="0.028625">
                <text:p>0.028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307cm" svg:y="0.316cm" chart:style-name="ch2">
          <text:p>Offset</text:p>
        </chart:title>
        <chart:plot-area chart:style-name="ch3" table:cell-range-address="Sheet1.C1:Sheet1.F100" svg:x="1.33cm" svg:y="1.275cm" svg:width="14.349cm" svg:height="6.57cm">
          <chartooo:coordinate-region svg:x="2.428cm" svg:y="1.474cm" svg:width="13.251cm" svg:height="5.579cm"/>
          <chart:axis chart:dimension="x" chart:name="primary-x" chart:style-name="ch4">
            <chart:title svg:x="8.354cm" svg:y="8.025cm" chart:style-name="ch5">
              <text:p>n</text:p>
            </chart:title>
          </chart:axis>
          <chart:axis chart:dimension="y" chart:name="primary-y" chart:style-name="ch4">
            <chart:title svg:x="0.451cm" svg:y="5.49cm" chart:style-name="ch6">
              <text:p>Offset in sec</text:p>
            </chart:title>
            <chart:grid chart:style-name="ch7" chart:class="major"/>
          </chart:axis>
          <chart:series chart:style-name="ch8" chart:values-cell-range-address="Sheet1.C1:Sheet1.C100" chart:class="chart:line">
            <chart:data-point chart:repeated="100"/>
          </chart:series>
          <chart:series chart:style-name="ch9" chart:values-cell-range-address="Sheet1.D1:Sheet1.D100" chart:class="chart:line">
            <chart:data-point chart:repeated="100"/>
          </chart:series>
          <chart:series chart:style-name="ch10" chart:values-cell-range-address="Sheet1.E1:Sheet1.E100" chart:class="chart:line">
            <chart:data-point chart:repeated="100"/>
          </chart:series>
          <chart:series chart:style-name="ch11" chart:values-cell-range-address="Sheet1.F1:Sheet1.F100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037">
                <text:p>0.006037</text:p>
                <draw:g>
                  <svg:desc>Sheet1.C1:Sheet1.C100</svg:desc>
                </draw:g>
              </table:table-cell>
              <table:table-cell office:value-type="float" office:value="0.005331">
                <text:p>0.005331</text:p>
                <draw:g>
                  <svg:desc>Sheet1.D1:Sheet1.D100</svg:desc>
                </draw:g>
              </table:table-cell>
              <table:table-cell office:value-type="float" office:value="0.002018">
                <text:p>0.002018</text:p>
                <draw:g>
                  <svg:desc>Sheet1.E1:Sheet1.E100</svg:desc>
                </draw:g>
              </table:table-cell>
              <table:table-cell office:value-type="float" office:value="0.004219">
                <text:p>0.004219</text:p>
                <draw:g>
                  <svg:desc>Sheet1.F1:Sheet1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42">
                <text:p>0.005642</text:p>
              </table:table-cell>
              <table:table-cell office:value-type="float" office:value="0.00517">
                <text:p>0.00517</text:p>
              </table:table-cell>
              <table:table-cell office:value-type="float" office:value="0.001693">
                <text:p>0.001693</text:p>
              </table:table-cell>
              <table:table-cell office:value-type="float" office:value="0.003624">
                <text:p>0.003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508">
                <text:p>0.005508</text:p>
              </table:table-cell>
              <table:table-cell office:value-type="float" office:value="0.004971">
                <text:p>0.004971</text:p>
              </table:table-cell>
              <table:table-cell office:value-type="float" office:value="0.001928">
                <text:p>0.001928</text:p>
              </table:table-cell>
              <table:table-cell office:value-type="float" office:value="0.00401">
                <text:p>0.00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14">
                <text:p>0.005514</text:p>
              </table:table-cell>
              <table:table-cell office:value-type="float" office:value="0.005193">
                <text:p>0.005193</text:p>
              </table:table-cell>
              <table:table-cell office:value-type="float" office:value="0.001942">
                <text:p>0.001942</text:p>
              </table:table-cell>
              <table:table-cell office:value-type="float" office:value="0.004012">
                <text:p>0.004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606">
                <text:p>0.005606</text:p>
              </table:table-cell>
              <table:table-cell office:value-type="float" office:value="0.005078">
                <text:p>0.005078</text:p>
              </table:table-cell>
              <table:table-cell office:value-type="float" office:value="0.001975">
                <text:p>0.001975</text:p>
              </table:table-cell>
              <table:table-cell office:value-type="float" office:value="0.003992">
                <text:p>0.003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425">
                <text:p>0.005425</text:p>
              </table:table-cell>
              <table:table-cell office:value-type="float" office:value="0.005178">
                <text:p>0.005178</text:p>
              </table:table-cell>
              <table:table-cell office:value-type="float" office:value="0.001914">
                <text:p>0.001914</text:p>
              </table:table-cell>
              <table:table-cell office:value-type="float" office:value="0.004019">
                <text:p>0.004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341">
                <text:p>0.005341</text:p>
              </table:table-cell>
              <table:table-cell office:value-type="float" office:value="0.005114">
                <text:p>0.005114</text:p>
              </table:table-cell>
              <table:table-cell office:value-type="float" office:value="0.001976">
                <text:p>0.001976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587">
                <text:p>0.005587</text:p>
              </table:table-cell>
              <table:table-cell office:value-type="float" office:value="0.005155">
                <text:p>0.005155</text:p>
              </table:table-cell>
              <table:table-cell office:value-type="float" office:value="0.002012">
                <text:p>0.002012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45">
                <text:p>0.00545</text:p>
              </table:table-cell>
              <table:table-cell office:value-type="float" office:value="0.005304">
                <text:p>0.005304</text:p>
              </table:table-cell>
              <table:table-cell office:value-type="float" office:value="0.001922">
                <text:p>0.001922</text:p>
              </table:table-cell>
              <table:table-cell office:value-type="float" office:value="0.004029">
                <text:p>0.004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479">
                <text:p>0.005479</text:p>
              </table:table-cell>
              <table:table-cell office:value-type="float" office:value="0.00515">
                <text:p>0.00515</text:p>
              </table:table-cell>
              <table:table-cell office:value-type="float" office:value="0.001979">
                <text:p>0.001979</text:p>
              </table:table-cell>
              <table:table-cell office:value-type="float" office:value="0.003881">
                <text:p>0.003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023">
                <text:p>0.005023</text:p>
              </table:table-cell>
              <table:table-cell office:value-type="float" office:value="0.005255">
                <text:p>0.005255</text:p>
              </table:table-cell>
              <table:table-cell office:value-type="float" office:value="0.002141">
                <text:p>0.002141</text:p>
              </table:table-cell>
              <table:table-cell office:value-type="float" office:value="0.003946">
                <text:p>0.003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541">
                <text:p>0.005541</text:p>
              </table:table-cell>
              <table:table-cell office:value-type="float" office:value="0.005205">
                <text:p>0.005205</text:p>
              </table:table-cell>
              <table:table-cell office:value-type="float" office:value="0.001944">
                <text:p>0.001944</text:p>
              </table:table-cell>
              <table:table-cell office:value-type="float" office:value="0.003926">
                <text:p>0.003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247">
                <text:p>0.005247</text:p>
              </table:table-cell>
              <table:table-cell office:value-type="float" office:value="0.005256">
                <text:p>0.005256</text:p>
              </table:table-cell>
              <table:table-cell office:value-type="float" office:value="0.001909">
                <text:p>0.001909</text:p>
              </table:table-cell>
              <table:table-cell office:value-type="float" office:value="0.003714">
                <text:p>0.003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315">
                <text:p>0.005315</text:p>
              </table:table-cell>
              <table:table-cell office:value-type="float" office:value="0.005226">
                <text:p>0.005226</text:p>
              </table:table-cell>
              <table:table-cell office:value-type="float" office:value="0.001977">
                <text:p>0.001977</text:p>
              </table:table-cell>
              <table:table-cell office:value-type="float" office:value="0.004069">
                <text:p>0.004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757">
                <text:p>0.004757</text:p>
              </table:table-cell>
              <table:table-cell office:value-type="float" office:value="0.00518">
                <text:p>0.00518</text:p>
              </table:table-cell>
              <table:table-cell office:value-type="float" office:value="0.001991">
                <text:p>0.001991</text:p>
              </table:table-cell>
              <table:table-cell office:value-type="float" office:value="0.003905">
                <text:p>0.003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499">
                <text:p>0.005499</text:p>
              </table:table-cell>
              <table:table-cell office:value-type="float" office:value="0.005015">
                <text:p>0.005015</text:p>
              </table:table-cell>
              <table:table-cell office:value-type="float" office:value="0.001994">
                <text:p>0.001994</text:p>
              </table:table-cell>
              <table:table-cell office:value-type="float" office:value="0.004093">
                <text:p>0.004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192">
                <text:p>0.005192</text:p>
              </table:table-cell>
              <table:table-cell office:value-type="float" office:value="0.004989">
                <text:p>0.004989</text:p>
              </table:table-cell>
              <table:table-cell office:value-type="float" office:value="0.001818">
                <text:p>0.001818</text:p>
              </table:table-cell>
              <table:table-cell office:value-type="float" office:value="0.004045">
                <text:p>0.004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597">
                <text:p>0.005597</text:p>
              </table:table-cell>
              <table:table-cell office:value-type="float" office:value="0.005249">
                <text:p>0.005249</text:p>
              </table:table-cell>
              <table:table-cell office:value-type="float" office:value="0.001885">
                <text:p>0.001885</text:p>
              </table:table-cell>
              <table:table-cell office:value-type="float" office:value="0.011779">
                <text:p>0.0117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518">
                <text:p>0.005518</text:p>
              </table:table-cell>
              <table:table-cell office:value-type="float" office:value="0.005316">
                <text:p>0.005316</text:p>
              </table:table-cell>
              <table:table-cell office:value-type="float" office:value="0.001968">
                <text:p>0.001968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315">
                <text:p>0.005315</text:p>
              </table:table-cell>
              <table:table-cell office:value-type="float" office:value="0.005142">
                <text:p>0.005142</text:p>
              </table:table-cell>
              <table:table-cell office:value-type="float" office:value="0.001932">
                <text:p>0.001932</text:p>
              </table:table-cell>
              <table:table-cell office:value-type="float" office:value="0.003442">
                <text:p>0.003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644">
                <text:p>0.005644</text:p>
              </table:table-cell>
              <table:table-cell office:value-type="float" office:value="0.005186">
                <text:p>0.005186</text:p>
              </table:table-cell>
              <table:table-cell office:value-type="float" office:value="0.002013">
                <text:p>0.002013</text:p>
              </table:table-cell>
              <table:table-cell office:value-type="float" office:value="0.004124">
                <text:p>0.004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635">
                <text:p>0.005635</text:p>
              </table:table-cell>
              <table:table-cell office:value-type="float" office:value="0.005221">
                <text:p>0.005221</text:p>
              </table:table-cell>
              <table:table-cell office:value-type="float" office:value="0.001909">
                <text:p>0.001909</text:p>
              </table:table-cell>
              <table:table-cell office:value-type="float" office:value="0.003965">
                <text:p>0.003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565">
                <text:p>0.005565</text:p>
              </table:table-cell>
              <table:table-cell office:value-type="float" office:value="0.005018">
                <text:p>0.005018</text:p>
              </table:table-cell>
              <table:table-cell office:value-type="float" office:value="0.001884">
                <text:p>0.001884</text:p>
              </table:table-cell>
              <table:table-cell office:value-type="float" office:value="0.003763">
                <text:p>0.003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5603">
                <text:p>0.005603</text:p>
              </table:table-cell>
              <table:table-cell office:value-type="float" office:value="0.004979">
                <text:p>0.004979</text:p>
              </table:table-cell>
              <table:table-cell office:value-type="float" office:value="0.001962">
                <text:p>0.001962</text:p>
              </table:table-cell>
              <table:table-cell office:value-type="float" office:value="0.004101">
                <text:p>0.004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206">
                <text:p>0.005206</text:p>
              </table:table-cell>
              <table:table-cell office:value-type="float" office:value="0.005222">
                <text:p>0.005222</text:p>
              </table:table-cell>
              <table:table-cell office:value-type="float" office:value="0.001971">
                <text:p>0.001971</text:p>
              </table:table-cell>
              <table:table-cell office:value-type="float" office:value="0.004168">
                <text:p>0.004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398">
                <text:p>0.005398</text:p>
              </table:table-cell>
              <table:table-cell office:value-type="float" office:value="0.005107">
                <text:p>0.005107</text:p>
              </table:table-cell>
              <table:table-cell office:value-type="float" office:value="0.00207">
                <text:p>0.00207</text:p>
              </table:table-cell>
              <table:table-cell office:value-type="float" office:value="0.003895">
                <text:p>0.003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639">
                <text:p>0.005639</text:p>
              </table:table-cell>
              <table:table-cell office:value-type="float" office:value="0.00514">
                <text:p>0.00514</text:p>
              </table:table-cell>
              <table:table-cell office:value-type="float" office:value="0.00197">
                <text:p>0.00197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589">
                <text:p>0.005589</text:p>
              </table:table-cell>
              <table:table-cell office:value-type="float" office:value="0.00462">
                <text:p>0.00462</text:p>
              </table:table-cell>
              <table:table-cell office:value-type="float" office:value="0.002067">
                <text:p>0.002067</text:p>
              </table:table-cell>
              <table:table-cell office:value-type="float" office:value="0.004027">
                <text:p>0.004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573">
                <text:p>0.005573</text:p>
              </table:table-cell>
              <table:table-cell office:value-type="float" office:value="0.00493">
                <text:p>0.00493</text:p>
              </table:table-cell>
              <table:table-cell office:value-type="float" office:value="0.001915">
                <text:p>0.001915</text:p>
              </table:table-cell>
              <table:table-cell office:value-type="float" office:value="0.004165">
                <text:p>0.004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461">
                <text:p>0.005461</text:p>
              </table:table-cell>
              <table:table-cell office:value-type="float" office:value="0.005154">
                <text:p>0.005154</text:p>
              </table:table-cell>
              <table:table-cell office:value-type="float" office:value="0.001964">
                <text:p>0.001964</text:p>
              </table:table-cell>
              <table:table-cell office:value-type="float" office:value="0.004071">
                <text:p>0.004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447">
                <text:p>0.005447</text:p>
              </table:table-cell>
              <table:table-cell office:value-type="float" office:value="0.005159">
                <text:p>0.005159</text:p>
              </table:table-cell>
              <table:table-cell office:value-type="float" office:value="0.001975">
                <text:p>0.001975</text:p>
              </table:table-cell>
              <table:table-cell office:value-type="float" office:value="0.004275">
                <text:p>0.0042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479">
                <text:p>0.005479</text:p>
              </table:table-cell>
              <table:table-cell office:value-type="float" office:value="0.005207">
                <text:p>0.005207</text:p>
              </table:table-cell>
              <table:table-cell office:value-type="float" office:value="0.001962">
                <text:p>0.001962</text:p>
              </table:table-cell>
              <table:table-cell office:value-type="float" office:value="0.005045">
                <text:p>0.005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643">
                <text:p>0.005643</text:p>
              </table:table-cell>
              <table:table-cell office:value-type="float" office:value="0.005075">
                <text:p>0.005075</text:p>
              </table:table-cell>
              <table:table-cell office:value-type="float" office:value="0.002041">
                <text:p>0.002041</text:p>
              </table:table-cell>
              <table:table-cell office:value-type="float" office:value="0.003929">
                <text:p>0.003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572">
                <text:p>0.005572</text:p>
              </table:table-cell>
              <table:table-cell office:value-type="float" office:value="0.00514">
                <text:p>0.00514</text:p>
              </table:table-cell>
              <table:table-cell office:value-type="float" office:value="0.001979">
                <text:p>0.001979</text:p>
              </table:table-cell>
              <table:table-cell office:value-type="float" office:value="0.004166">
                <text:p>0.0041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434">
                <text:p>0.005434</text:p>
              </table:table-cell>
              <table:table-cell office:value-type="float" office:value="0.00519">
                <text:p>0.00519</text:p>
              </table:table-cell>
              <table:table-cell office:value-type="float" office:value="0.001952">
                <text:p>0.001952</text:p>
              </table:table-cell>
              <table:table-cell office:value-type="float" office:value="0.004045">
                <text:p>0.004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544">
                <text:p>0.005544</text:p>
              </table:table-cell>
              <table:table-cell office:value-type="float" office:value="0.005079">
                <text:p>0.005079</text:p>
              </table:table-cell>
              <table:table-cell office:value-type="float" office:value="0.001873">
                <text:p>0.001873</text:p>
              </table:table-cell>
              <table:table-cell office:value-type="float" office:value="0.004114">
                <text:p>0.004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528">
                <text:p>0.005528</text:p>
              </table:table-cell>
              <table:table-cell office:value-type="float" office:value="0.005122">
                <text:p>0.005122</text:p>
              </table:table-cell>
              <table:table-cell office:value-type="float" office:value="0.001996">
                <text:p>0.001996</text:p>
              </table:table-cell>
              <table:table-cell office:value-type="float" office:value="0.003631">
                <text:p>0.003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406">
                <text:p>0.005406</text:p>
              </table:table-cell>
              <table:table-cell office:value-type="float" office:value="0.005097">
                <text:p>0.005097</text:p>
              </table:table-cell>
              <table:table-cell office:value-type="float" office:value="0.001629">
                <text:p>0.001629</text:p>
              </table:table-cell>
              <table:table-cell office:value-type="float" office:value="0.004345">
                <text:p>0.004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502">
                <text:p>0.005502</text:p>
              </table:table-cell>
              <table:table-cell office:value-type="float" office:value="0.004944">
                <text:p>0.004944</text:p>
              </table:table-cell>
              <table:table-cell office:value-type="float" office:value="0.002058">
                <text:p>0.002058</text:p>
              </table:table-cell>
              <table:table-cell office:value-type="float" office:value="0.004014">
                <text:p>0.0040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56">
                <text:p>0.00556</text:p>
              </table:table-cell>
              <table:table-cell office:value-type="float" office:value="0.004961">
                <text:p>0.004961</text:p>
              </table:table-cell>
              <table:table-cell office:value-type="float" office:value="0.00199">
                <text:p>0.00199</text:p>
              </table:table-cell>
              <table:table-cell office:value-type="float" office:value="0.004133">
                <text:p>0.004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615">
                <text:p>0.005615</text:p>
              </table:table-cell>
              <table:table-cell office:value-type="float" office:value="0.004779">
                <text:p>0.004779</text:p>
              </table:table-cell>
              <table:table-cell office:value-type="float" office:value="0.002015">
                <text:p>0.002015</text:p>
              </table:table-cell>
              <table:table-cell office:value-type="float" office:value="0.004122">
                <text:p>0.004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588">
                <text:p>0.005588</text:p>
              </table:table-cell>
              <table:table-cell office:value-type="float" office:value="0.005086">
                <text:p>0.005086</text:p>
              </table:table-cell>
              <table:table-cell office:value-type="float" office:value="0.001919">
                <text:p>0.001919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484">
                <text:p>0.005484</text:p>
              </table:table-cell>
              <table:table-cell office:value-type="float" office:value="0.005037">
                <text:p>0.005037</text:p>
              </table:table-cell>
              <table:table-cell office:value-type="float" office:value="0.001832">
                <text:p>0.001832</text:p>
              </table:table-cell>
              <table:table-cell office:value-type="float" office:value="0.003923">
                <text:p>0.003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548">
                <text:p>0.00548</text:p>
              </table:table-cell>
              <table:table-cell office:value-type="float" office:value="0.00509">
                <text:p>0.00509</text:p>
              </table:table-cell>
              <table:table-cell office:value-type="float" office:value="0.00181">
                <text:p>0.00181</text:p>
              </table:table-cell>
              <table:table-cell office:value-type="float" office:value="0.003232">
                <text:p>0.003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446">
                <text:p>0.005446</text:p>
              </table:table-cell>
              <table:table-cell office:value-type="float" office:value="0.005204">
                <text:p>0.005204</text:p>
              </table:table-cell>
              <table:table-cell office:value-type="float" office:value="0.001864">
                <text:p>0.001864</text:p>
              </table:table-cell>
              <table:table-cell office:value-type="float" office:value="0.00406">
                <text:p>0.00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381">
                <text:p>0.005381</text:p>
              </table:table-cell>
              <table:table-cell office:value-type="float" office:value="0.005141">
                <text:p>0.005141</text:p>
              </table:table-cell>
              <table:table-cell office:value-type="float" office:value="0.002002">
                <text:p>0.002002</text:p>
              </table:table-cell>
              <table:table-cell office:value-type="float" office:value="0.004231">
                <text:p>0.004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595">
                <text:p>0.005595</text:p>
              </table:table-cell>
              <table:table-cell office:value-type="float" office:value="0.005129">
                <text:p>0.005129</text:p>
              </table:table-cell>
              <table:table-cell office:value-type="float" office:value="0.001961">
                <text:p>0.001961</text:p>
              </table:table-cell>
              <table:table-cell office:value-type="float" office:value="0.004174">
                <text:p>0.004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58">
                <text:p>0.00558</text:p>
              </table:table-cell>
              <table:table-cell office:value-type="float" office:value="0.005099">
                <text:p>0.005099</text:p>
              </table:table-cell>
              <table:table-cell office:value-type="float" office:value="0.001884">
                <text:p>0.001884</text:p>
              </table:table-cell>
              <table:table-cell office:value-type="float" office:value="0.004142">
                <text:p>0.004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61">
                <text:p>0.00561</text:p>
              </table:table-cell>
              <table:table-cell office:value-type="float" office:value="0.005232">
                <text:p>0.005232</text:p>
              </table:table-cell>
              <table:table-cell office:value-type="float" office:value="0.001731">
                <text:p>0.001731</text:p>
              </table:table-cell>
              <table:table-cell office:value-type="float" office:value="0.004131">
                <text:p>0.004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642">
                <text:p>0.005642</text:p>
              </table:table-cell>
              <table:table-cell office:value-type="float" office:value="0.00507">
                <text:p>0.00507</text:p>
              </table:table-cell>
              <table:table-cell office:value-type="float" office:value="0.001869">
                <text:p>0.001869</text:p>
              </table:table-cell>
              <table:table-cell office:value-type="float" office:value="0.004063">
                <text:p>0.004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586">
                <text:p>0.005586</text:p>
              </table:table-cell>
              <table:table-cell office:value-type="float" office:value="0.005079">
                <text:p>0.005079</text:p>
              </table:table-cell>
              <table:table-cell office:value-type="float" office:value="0.002053">
                <text:p>0.002053</text:p>
              </table:table-cell>
              <table:table-cell office:value-type="float" office:value="0.004024">
                <text:p>0.004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577">
                <text:p>0.005577</text:p>
              </table:table-cell>
              <table:table-cell office:value-type="float" office:value="0.004888">
                <text:p>0.004888</text:p>
              </table:table-cell>
              <table:table-cell office:value-type="float" office:value="0.001938">
                <text:p>0.00193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652">
                <text:p>0.005652</text:p>
              </table:table-cell>
              <table:table-cell office:value-type="float" office:value="0.004962">
                <text:p>0.004962</text:p>
              </table:table-cell>
              <table:table-cell office:value-type="float" office:value="0.001966">
                <text:p>0.001966</text:p>
              </table:table-cell>
              <table:table-cell office:value-type="float" office:value="0.003878">
                <text:p>0.0038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558">
                <text:p>0.005558</text:p>
              </table:table-cell>
              <table:table-cell office:value-type="float" office:value="0.005033">
                <text:p>0.005033</text:p>
              </table:table-cell>
              <table:table-cell office:value-type="float" office:value="0.001992">
                <text:p>0.001992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481">
                <text:p>0.005481</text:p>
              </table:table-cell>
              <table:table-cell office:value-type="float" office:value="0.004993">
                <text:p>0.004993</text:p>
              </table:table-cell>
              <table:table-cell office:value-type="float" office:value="0.001951">
                <text:p>0.001951</text:p>
              </table:table-cell>
              <table:table-cell office:value-type="float" office:value="0.003743">
                <text:p>0.0037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535">
                <text:p>0.005535</text:p>
              </table:table-cell>
              <table:table-cell office:value-type="float" office:value="0.005074">
                <text:p>0.005074</text:p>
              </table:table-cell>
              <table:table-cell office:value-type="float" office:value="0.002042">
                <text:p>0.002042</text:p>
              </table:table-cell>
              <table:table-cell office:value-type="float" office:value="0.00395">
                <text:p>0.00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565">
                <text:p>0.005565</text:p>
              </table:table-cell>
              <table:table-cell office:value-type="float" office:value="0.004299">
                <text:p>0.004299</text:p>
              </table:table-cell>
              <table:table-cell office:value-type="float" office:value="0.001903">
                <text:p>0.001903</text:p>
              </table:table-cell>
              <table:table-cell office:value-type="float" office:value="0.00397">
                <text:p>0.00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62">
                <text:p>0.00562</text:p>
              </table:table-cell>
              <table:table-cell office:value-type="float" office:value="0.004517">
                <text:p>0.004517</text:p>
              </table:table-cell>
              <table:table-cell office:value-type="float" office:value="0.001972">
                <text:p>0.001972</text:p>
              </table:table-cell>
              <table:table-cell office:value-type="float" office:value="0.003999">
                <text:p>0.003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395">
                <text:p>0.005395</text:p>
              </table:table-cell>
              <table:table-cell office:value-type="float" office:value="0.005124">
                <text:p>0.005124</text:p>
              </table:table-cell>
              <table:table-cell office:value-type="float" office:value="0.001993">
                <text:p>0.001993</text:p>
              </table:table-cell>
              <table:table-cell office:value-type="float" office:value="0.003827">
                <text:p>0.003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615">
                <text:p>0.005615</text:p>
              </table:table-cell>
              <table:table-cell office:value-type="float" office:value="0.005059">
                <text:p>0.005059</text:p>
              </table:table-cell>
              <table:table-cell office:value-type="float" office:value="0.001979">
                <text:p>0.001979</text:p>
              </table:table-cell>
              <table:table-cell office:value-type="float" office:value="0.003842">
                <text:p>0.003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5551">
                <text:p>0.005551</text:p>
              </table:table-cell>
              <table:table-cell office:value-type="float" office:value="0.005105">
                <text:p>0.005105</text:p>
              </table:table-cell>
              <table:table-cell office:value-type="float" office:value="0.002058">
                <text:p>0.002058</text:p>
              </table:table-cell>
              <table:table-cell office:value-type="float" office:value="0.003663">
                <text:p>0.0036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5604">
                <text:p>0.005604</text:p>
              </table:table-cell>
              <table:table-cell office:value-type="float" office:value="0.005094">
                <text:p>0.005094</text:p>
              </table:table-cell>
              <table:table-cell office:value-type="float" office:value="0.00203">
                <text:p>0.00203</text:p>
              </table:table-cell>
              <table:table-cell office:value-type="float" office:value="0.003829">
                <text:p>0.003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5547">
                <text:p>0.005547</text:p>
              </table:table-cell>
              <table:table-cell office:value-type="float" office:value="0.005104">
                <text:p>0.005104</text:p>
              </table:table-cell>
              <table:table-cell office:value-type="float" office:value="0.001938">
                <text:p>0.001938</text:p>
              </table:table-cell>
              <table:table-cell office:value-type="float" office:value="0.003712">
                <text:p>0.003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402">
                <text:p>0.005402</text:p>
              </table:table-cell>
              <table:table-cell office:value-type="float" office:value="0.005079">
                <text:p>0.005079</text:p>
              </table:table-cell>
              <table:table-cell office:value-type="float" office:value="0.002068">
                <text:p>0.002068</text:p>
              </table:table-cell>
              <table:table-cell office:value-type="float" office:value="0.003753">
                <text:p>0.003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57">
                <text:p>0.00557</text:p>
              </table:table-cell>
              <table:table-cell office:value-type="float" office:value="0.005113">
                <text:p>0.005113</text:p>
              </table:table-cell>
              <table:table-cell office:value-type="float" office:value="0.001884">
                <text:p>0.001884</text:p>
              </table:table-cell>
              <table:table-cell office:value-type="float" office:value="0.003689">
                <text:p>0.003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553">
                <text:p>0.00553</text:p>
              </table:table-cell>
              <table:table-cell office:value-type="float" office:value="0.005016">
                <text:p>0.005016</text:p>
              </table:table-cell>
              <table:table-cell office:value-type="float" office:value="0.001856">
                <text:p>0.001856</text:p>
              </table:table-cell>
              <table:table-cell office:value-type="float" office:value="0.003657">
                <text:p>0.0036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391">
                <text:p>0.005391</text:p>
              </table:table-cell>
              <table:table-cell office:value-type="float" office:value="0.005126">
                <text:p>0.005126</text:p>
              </table:table-cell>
              <table:table-cell office:value-type="float" office:value="0.002048">
                <text:p>0.002048</text:p>
              </table:table-cell>
              <table:table-cell office:value-type="float" office:value="0.003655">
                <text:p>0.0036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269">
                <text:p>0.005269</text:p>
              </table:table-cell>
              <table:table-cell office:value-type="float" office:value="0.005099">
                <text:p>0.005099</text:p>
              </table:table-cell>
              <table:table-cell office:value-type="float" office:value="0.002049">
                <text:p>0.002049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5985">
                <text:p>0.005985</text:p>
              </table:table-cell>
              <table:table-cell office:value-type="float" office:value="0.005025">
                <text:p>0.005025</text:p>
              </table:table-cell>
              <table:table-cell office:value-type="float" office:value="0.001874">
                <text:p>0.001874</text:p>
              </table:table-cell>
              <table:table-cell office:value-type="float" office:value="0.003564">
                <text:p>0.003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687">
                <text:p>0.005687</text:p>
              </table:table-cell>
              <table:table-cell office:value-type="float" office:value="0.00507">
                <text:p>0.00507</text:p>
              </table:table-cell>
              <table:table-cell office:value-type="float" office:value="0.001937">
                <text:p>0.001937</text:p>
              </table:table-cell>
              <table:table-cell office:value-type="float" office:value="0.003326">
                <text:p>0.0033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5407">
                <text:p>0.005407</text:p>
              </table:table-cell>
              <table:table-cell office:value-type="float" office:value="0.005063">
                <text:p>0.005063</text:p>
              </table:table-cell>
              <table:table-cell office:value-type="float" office:value="0.002073">
                <text:p>0.002073</text:p>
              </table:table-cell>
              <table:table-cell office:value-type="float" office:value="0.003592">
                <text:p>0.003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49">
                <text:p>0.00549</text:p>
              </table:table-cell>
              <table:table-cell office:value-type="float" office:value="0.004989">
                <text:p>0.004989</text:p>
              </table:table-cell>
              <table:table-cell office:value-type="float" office:value="0.001985">
                <text:p>0.001985</text:p>
              </table:table-cell>
              <table:table-cell office:value-type="float" office:value="0.003462">
                <text:p>0.003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597">
                <text:p>0.005597</text:p>
              </table:table-cell>
              <table:table-cell office:value-type="float" office:value="0.005124">
                <text:p>0.005124</text:p>
              </table:table-cell>
              <table:table-cell office:value-type="float" office:value="0.00204">
                <text:p>0.00204</text:p>
              </table:table-cell>
              <table:table-cell office:value-type="float" office:value="0.003497">
                <text:p>0.003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589">
                <text:p>0.005589</text:p>
              </table:table-cell>
              <table:table-cell office:value-type="float" office:value="0.005045">
                <text:p>0.005045</text:p>
              </table:table-cell>
              <table:table-cell office:value-type="float" office:value="0.002075">
                <text:p>0.002075</text:p>
              </table:table-cell>
              <table:table-cell office:value-type="float" office:value="0.002456">
                <text:p>0.002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5693">
                <text:p>0.005693</text:p>
              </table:table-cell>
              <table:table-cell office:value-type="float" office:value="0.004833">
                <text:p>0.004833</text:p>
              </table:table-cell>
              <table:table-cell office:value-type="float" office:value="0.001995">
                <text:p>0.001995</text:p>
              </table:table-cell>
              <table:table-cell office:value-type="float" office:value="0.003483">
                <text:p>0.003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561">
                <text:p>0.00561</text:p>
              </table:table-cell>
              <table:table-cell office:value-type="float" office:value="0.004978">
                <text:p>0.004978</text:p>
              </table:table-cell>
              <table:table-cell office:value-type="float" office:value="0.001947">
                <text:p>0.001947</text:p>
              </table:table-cell>
              <table:table-cell office:value-type="float" office:value="0.003514">
                <text:p>0.003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653">
                <text:p>0.005653</text:p>
              </table:table-cell>
              <table:table-cell office:value-type="float" office:value="0.005208">
                <text:p>0.005208</text:p>
              </table:table-cell>
              <table:table-cell office:value-type="float" office:value="0.001902">
                <text:p>0.001902</text:p>
              </table:table-cell>
              <table:table-cell office:value-type="float" office:value="0.003494">
                <text:p>0.003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5627">
                <text:p>0.005627</text:p>
              </table:table-cell>
              <table:table-cell office:value-type="float" office:value="0.004957">
                <text:p>0.004957</text:p>
              </table:table-cell>
              <table:table-cell office:value-type="float" office:value="0.002005">
                <text:p>0.002005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708">
                <text:p>0.005708</text:p>
              </table:table-cell>
              <table:table-cell office:value-type="float" office:value="0.005044">
                <text:p>0.005044</text:p>
              </table:table-cell>
              <table:table-cell office:value-type="float" office:value="0.002032">
                <text:p>0.002032</text:p>
              </table:table-cell>
              <table:table-cell office:value-type="float" office:value="0.003514">
                <text:p>0.0035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5599">
                <text:p>0.005599</text:p>
              </table:table-cell>
              <table:table-cell office:value-type="float" office:value="0.005132">
                <text:p>0.005132</text:p>
              </table:table-cell>
              <table:table-cell office:value-type="float" office:value="0.002069">
                <text:p>0.002069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5686">
                <text:p>0.005686</text:p>
              </table:table-cell>
              <table:table-cell office:value-type="float" office:value="0.005061">
                <text:p>0.005061</text:p>
              </table:table-cell>
              <table:table-cell office:value-type="float" office:value="0.002035">
                <text:p>0.002035</text:p>
              </table:table-cell>
              <table:table-cell office:value-type="float" office:value="0.003381">
                <text:p>0.0033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5715">
                <text:p>0.005715</text:p>
              </table:table-cell>
              <table:table-cell office:value-type="float" office:value="0.005028">
                <text:p>0.005028</text:p>
              </table:table-cell>
              <table:table-cell office:value-type="float" office:value="0.001971">
                <text:p>0.001971</text:p>
              </table:table-cell>
              <table:table-cell office:value-type="float" office:value="0.003404">
                <text:p>0.0034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5702">
                <text:p>0.005702</text:p>
              </table:table-cell>
              <table:table-cell office:value-type="float" office:value="0.004998">
                <text:p>0.004998</text:p>
              </table:table-cell>
              <table:table-cell office:value-type="float" office:value="0.002034">
                <text:p>0.002034</text:p>
              </table:table-cell>
              <table:table-cell office:value-type="float" office:value="0.003306">
                <text:p>0.0033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699">
                <text:p>0.005699</text:p>
              </table:table-cell>
              <table:table-cell office:value-type="float" office:value="0.004833">
                <text:p>0.004833</text:p>
              </table:table-cell>
              <table:table-cell office:value-type="float" office:value="0.001967">
                <text:p>0.001967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5727">
                <text:p>0.005727</text:p>
              </table:table-cell>
              <table:table-cell office:value-type="float" office:value="0.005157">
                <text:p>0.005157</text:p>
              </table:table-cell>
              <table:table-cell office:value-type="float" office:value="0.002011">
                <text:p>0.002011</text:p>
              </table:table-cell>
              <table:table-cell office:value-type="float" office:value="0.003391">
                <text:p>0.003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637">
                <text:p>0.005637</text:p>
              </table:table-cell>
              <table:table-cell office:value-type="float" office:value="0.005049">
                <text:p>0.005049</text:p>
              </table:table-cell>
              <table:table-cell office:value-type="float" office:value="0.002061">
                <text:p>0.002061</text:p>
              </table:table-cell>
              <table:table-cell office:value-type="float" office:value="0.003248">
                <text:p>0.0032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5624">
                <text:p>0.005624</text:p>
              </table:table-cell>
              <table:table-cell office:value-type="float" office:value="0.005155">
                <text:p>0.005155</text:p>
              </table:table-cell>
              <table:table-cell office:value-type="float" office:value="0.001898">
                <text:p>0.001898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5701">
                <text:p>0.005701</text:p>
              </table:table-cell>
              <table:table-cell office:value-type="float" office:value="0.005149">
                <text:p>0.005149</text:p>
              </table:table-cell>
              <table:table-cell office:value-type="float" office:value="0.001449">
                <text:p>0.001449</text:p>
              </table:table-cell>
              <table:table-cell office:value-type="float" office:value="0.00324">
                <text:p>0.003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5722">
                <text:p>0.005722</text:p>
              </table:table-cell>
              <table:table-cell office:value-type="float" office:value="0.005077">
                <text:p>0.005077</text:p>
              </table:table-cell>
              <table:table-cell office:value-type="float" office:value="0.001891">
                <text:p>0.001891</text:p>
              </table:table-cell>
              <table:table-cell office:value-type="float" office:value="0.003177">
                <text:p>0.003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5604">
                <text:p>0.005604</text:p>
              </table:table-cell>
              <table:table-cell office:value-type="float" office:value="0.005029">
                <text:p>0.005029</text:p>
              </table:table-cell>
              <table:table-cell office:value-type="float" office:value="0.002008">
                <text:p>0.002008</text:p>
              </table:table-cell>
              <table:table-cell office:value-type="float" office:value="0.003165">
                <text:p>0.0031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654">
                <text:p>0.005654</text:p>
              </table:table-cell>
              <table:table-cell office:value-type="float" office:value="0.004983">
                <text:p>0.004983</text:p>
              </table:table-cell>
              <table:table-cell office:value-type="float" office:value="0.001981">
                <text:p>0.001981</text:p>
              </table:table-cell>
              <table:table-cell office:value-type="float" office:value="0.00314">
                <text:p>0.003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632">
                <text:p>0.005632</text:p>
              </table:table-cell>
              <table:table-cell office:value-type="float" office:value="0.00451">
                <text:p>0.00451</text:p>
              </table:table-cell>
              <table:table-cell office:value-type="float" office:value="0.00177">
                <text:p>0.00177</text:p>
              </table:table-cell>
              <table:table-cell office:value-type="float" office:value="0.003236">
                <text:p>0.003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536">
                <text:p>0.005536</text:p>
              </table:table-cell>
              <table:table-cell office:value-type="float" office:value="0.004795">
                <text:p>0.004795</text:p>
              </table:table-cell>
              <table:table-cell office:value-type="float" office:value="0.001928">
                <text:p>0.001928</text:p>
              </table:table-cell>
              <table:table-cell office:value-type="float" office:value="0.002894">
                <text:p>0.0028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5877">
                <text:p>0.005877</text:p>
              </table:table-cell>
              <table:table-cell office:value-type="float" office:value="0.004903">
                <text:p>0.004903</text:p>
              </table:table-cell>
              <table:table-cell office:value-type="float" office:value="0.002064">
                <text:p>0.002064</text:p>
              </table:table-cell>
              <table:table-cell office:value-type="float" office:value="0.003051">
                <text:p>0.0030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698">
                <text:p>0.005698</text:p>
              </table:table-cell>
              <table:table-cell office:value-type="float" office:value="0.004968">
                <text:p>0.004968</text:p>
              </table:table-cell>
              <table:table-cell office:value-type="float" office:value="0.002051">
                <text:p>0.002051</text:p>
              </table:table-cell>
              <table:table-cell office:value-type="float" office:value="0.003176">
                <text:p>0.0031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5753">
                <text:p>0.005753</text:p>
              </table:table-cell>
              <table:table-cell office:value-type="float" office:value="0.005075">
                <text:p>0.005075</text:p>
              </table:table-cell>
              <table:table-cell office:value-type="float" office:value="0.002011">
                <text:p>0.002011</text:p>
              </table:table-cell>
              <table:table-cell office:value-type="float" office:value="0.003182">
                <text:p>0.003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387">
                <text:p>0.005387</text:p>
              </table:table-cell>
              <table:table-cell office:value-type="float" office:value="0.004755">
                <text:p>0.004755</text:p>
              </table:table-cell>
              <table:table-cell office:value-type="float" office:value="0.002044">
                <text:p>0.002044</text:p>
              </table:table-cell>
              <table:table-cell office:value-type="float" office:value="0.003003">
                <text:p>0.003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5352">
                <text:p>0.005352</text:p>
              </table:table-cell>
              <table:table-cell office:value-type="float" office:value="0.005105">
                <text:p>0.005105</text:p>
              </table:table-cell>
              <table:table-cell office:value-type="float" office:value="0.002057">
                <text:p>0.002057</text:p>
              </table:table-cell>
              <table:table-cell office:value-type="float" office:value="0.003167">
                <text:p>0.003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463">
                <text:p>0.005463</text:p>
              </table:table-cell>
              <table:table-cell office:value-type="float" office:value="0.005">
                <text:p>0.005</text:p>
              </table:table-cell>
              <table:table-cell office:value-type="float" office:value="0.002036">
                <text:p>0.002036</text:p>
              </table:table-cell>
              <table:table-cell office:value-type="float" office:value="0.003134">
                <text:p>0.003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52">
                <text:p>0.00552</text:p>
              </table:table-cell>
              <table:table-cell office:value-type="float" office:value="0.005154">
                <text:p>0.005154</text:p>
              </table:table-cell>
              <table:table-cell office:value-type="float" office:value="0.002091">
                <text:p>0.002091</text:p>
              </table:table-cell>
              <table:table-cell office:value-type="float" office:value="0.003075">
                <text:p>0.003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7.347cm" svg:y="0.316cm" chart:style-name="ch2">
          <text:p>Delay</text:p>
        </chart:title>
        <chart:plot-area chart:style-name="ch3" table:cell-range-address="Sheet1.I1:Sheet1.L100" svg:x="1.33cm" svg:y="1.275cm" svg:width="14.35cm" svg:height="6.569cm">
          <chartooo:coordinate-region svg:x="2.428cm" svg:y="1.474cm" svg:width="13.252cm" svg:height="5.578cm"/>
          <chart:axis chart:dimension="x" chart:name="primary-x" chart:style-name="ch4">
            <chart:title svg:x="8.355cm" svg:y="8.024cm" chart:style-name="ch5">
              <text:p>n</text:p>
            </chart:title>
          </chart:axis>
          <chart:axis chart:dimension="y" chart:name="primary-y" chart:style-name="ch4">
            <chart:title svg:x="0.451cm" svg:y="5.503cm" chart:style-name="ch6">
              <text:p>Delay in sec</text:p>
            </chart:title>
            <chart:grid chart:style-name="ch7" chart:class="major"/>
          </chart:axis>
          <chart:series chart:style-name="ch8" chart:values-cell-range-address="Sheet1.I1:Sheet1.I100" chart:class="chart:line">
            <chart:data-point chart:repeated="100"/>
          </chart:series>
          <chart:series chart:style-name="ch9" chart:values-cell-range-address="Sheet1.J1:Sheet1.J100" chart:class="chart:line">
            <chart:data-point chart:repeated="100"/>
          </chart:series>
          <chart:series chart:style-name="ch10" chart:values-cell-range-address="Sheet1.K1:Sheet1.K100" chart:class="chart:line">
            <chart:data-point chart:repeated="100"/>
          </chart:series>
          <chart:series chart:style-name="ch11" chart:values-cell-range-address="Sheet1.L1:Sheet1.L100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253">
                <text:p>0.012253</text:p>
                <draw:g>
                  <svg:desc>Sheet1.I1:Sheet1.I100</svg:desc>
                </draw:g>
              </table:table-cell>
              <table:table-cell office:value-type="float" office:value="0.013035">
                <text:p>0.013035</text:p>
                <draw:g>
                  <svg:desc>Sheet1.J1:Sheet1.J100</svg:desc>
                </draw:g>
              </table:table-cell>
              <table:table-cell office:value-type="float" office:value="0.011554">
                <text:p>0.011554</text:p>
                <draw:g>
                  <svg:desc>Sheet1.K1:Sheet1.K100</svg:desc>
                </draw:g>
              </table:table-cell>
              <table:table-cell office:value-type="float" office:value="0.007627">
                <text:p>0.007627</text:p>
                <draw:g>
                  <svg:desc>Sheet1.L1:Sheet1.L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202">
                <text:p>0.011202</text:p>
              </table:table-cell>
              <table:table-cell office:value-type="float" office:value="0.012557">
                <text:p>0.012557</text:p>
              </table:table-cell>
              <table:table-cell office:value-type="float" office:value="0.011195">
                <text:p>0.011195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121">
                <text:p>0.011121</text:p>
              </table:table-cell>
              <table:table-cell office:value-type="float" office:value="0.012777">
                <text:p>0.012777</text:p>
              </table:table-cell>
              <table:table-cell office:value-type="float" office:value="0.010927">
                <text:p>0.010927</text:p>
              </table:table-cell>
              <table:table-cell office:value-type="float" office:value="0.007013">
                <text:p>0.007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23">
                <text:p>0.01123</text:p>
              </table:table-cell>
              <table:table-cell office:value-type="float" office:value="0.012466">
                <text:p>0.012466</text:p>
              </table:table-cell>
              <table:table-cell office:value-type="float" office:value="0.010954">
                <text:p>0.010954</text:p>
              </table:table-cell>
              <table:table-cell office:value-type="float" office:value="0.006816">
                <text:p>0.006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231">
                <text:p>0.011231</text:p>
              </table:table-cell>
              <table:table-cell office:value-type="float" office:value="0.012609">
                <text:p>0.012609</text:p>
              </table:table-cell>
              <table:table-cell office:value-type="float" office:value="0.010909">
                <text:p>0.010909</text:p>
              </table:table-cell>
              <table:table-cell office:value-type="float" office:value="0.006774">
                <text:p>0.006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186">
                <text:p>0.011186</text:p>
              </table:table-cell>
              <table:table-cell office:value-type="float" office:value="0.012423">
                <text:p>0.012423</text:p>
              </table:table-cell>
              <table:table-cell office:value-type="float" office:value="0.011007">
                <text:p>0.011007</text:p>
              </table:table-cell>
              <table:table-cell office:value-type="float" office:value="0.006806">
                <text:p>0.006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282">
                <text:p>0.011282</text:p>
              </table:table-cell>
              <table:table-cell office:value-type="float" office:value="0.012506">
                <text:p>0.012506</text:p>
              </table:table-cell>
              <table:table-cell office:value-type="float" office:value="0.0109">
                <text:p>0.0109</text:p>
              </table:table-cell>
              <table:table-cell office:value-type="float" office:value="0.006947">
                <text:p>0.006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262">
                <text:p>0.011262</text:p>
              </table:table-cell>
              <table:table-cell office:value-type="float" office:value="0.012451">
                <text:p>0.012451</text:p>
              </table:table-cell>
              <table:table-cell office:value-type="float" office:value="0.011019">
                <text:p>0.011019</text:p>
              </table:table-cell>
              <table:table-cell office:value-type="float" office:value="0.007493">
                <text:p>0.007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215">
                <text:p>0.011215</text:p>
              </table:table-cell>
              <table:table-cell office:value-type="float" office:value="0.012424">
                <text:p>0.012424</text:p>
              </table:table-cell>
              <table:table-cell office:value-type="float" office:value="0.011007">
                <text:p>0.011007</text:p>
              </table:table-cell>
              <table:table-cell office:value-type="float" office:value="0.00747">
                <text:p>0.00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134">
                <text:p>0.011134</text:p>
              </table:table-cell>
              <table:table-cell office:value-type="float" office:value="0.012519">
                <text:p>0.012519</text:p>
              </table:table-cell>
              <table:table-cell office:value-type="float" office:value="0.010924">
                <text:p>0.010924</text:p>
              </table:table-cell>
              <table:table-cell office:value-type="float" office:value="0.006994">
                <text:p>0.006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57">
                <text:p>0.01157</text:p>
              </table:table-cell>
              <table:table-cell office:value-type="float" office:value="0.012415">
                <text:p>0.012415</text:p>
              </table:table-cell>
              <table:table-cell office:value-type="float" office:value="0.011138">
                <text:p>0.011138</text:p>
              </table:table-cell>
              <table:table-cell office:value-type="float" office:value="0.006875">
                <text:p>0.00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126">
                <text:p>0.011126</text:p>
              </table:table-cell>
              <table:table-cell office:value-type="float" office:value="0.012451">
                <text:p>0.012451</text:p>
              </table:table-cell>
              <table:table-cell office:value-type="float" office:value="0.011024">
                <text:p>0.011024</text:p>
              </table:table-cell>
              <table:table-cell office:value-type="float" office:value="0.006895">
                <text:p>0.006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411">
                <text:p>0.011411</text:p>
              </table:table-cell>
              <table:table-cell office:value-type="float" office:value="0.012461">
                <text:p>0.012461</text:p>
              </table:table-cell>
              <table:table-cell office:value-type="float" office:value="0.01094">
                <text:p>0.01094</text:p>
              </table:table-cell>
              <table:table-cell office:value-type="float" office:value="0.007048">
                <text:p>0.007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687">
                <text:p>0.011687</text:p>
              </table:table-cell>
              <table:table-cell office:value-type="float" office:value="0.012502">
                <text:p>0.012502</text:p>
              </table:table-cell>
              <table:table-cell office:value-type="float" office:value="0.010883">
                <text:p>0.010883</text:p>
              </table:table-cell>
              <table:table-cell office:value-type="float" office:value="0.007138">
                <text:p>0.007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047">
                <text:p>0.012047</text:p>
              </table:table-cell>
              <table:table-cell office:value-type="float" office:value="0.012393">
                <text:p>0.012393</text:p>
              </table:table-cell>
              <table:table-cell office:value-type="float" office:value="0.010807">
                <text:p>0.010807</text:p>
              </table:table-cell>
              <table:table-cell office:value-type="float" office:value="0.006801">
                <text:p>0.006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216">
                <text:p>0.011216</text:p>
              </table:table-cell>
              <table:table-cell office:value-type="float" office:value="0.012677">
                <text:p>0.012677</text:p>
              </table:table-cell>
              <table:table-cell office:value-type="float" office:value="0.010798">
                <text:p>0.010798</text:p>
              </table:table-cell>
              <table:table-cell office:value-type="float" office:value="0.00676">
                <text:p>0.00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559">
                <text:p>0.011559</text:p>
              </table:table-cell>
              <table:table-cell office:value-type="float" office:value="0.012723">
                <text:p>0.012723</text:p>
              </table:table-cell>
              <table:table-cell office:value-type="float" office:value="0.010994">
                <text:p>0.010994</text:p>
              </table:table-cell>
              <table:table-cell office:value-type="float" office:value="0.006827">
                <text:p>0.006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203">
                <text:p>0.011203</text:p>
              </table:table-cell>
              <table:table-cell office:value-type="float" office:value="0.012448">
                <text:p>0.012448</text:p>
              </table:table-cell>
              <table:table-cell office:value-type="float" office:value="0.010907">
                <text:p>0.010907</text:p>
              </table:table-cell>
              <table:table-cell office:value-type="float" office:value="0.014438">
                <text:p>0.014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152">
                <text:p>0.011152</text:p>
              </table:table-cell>
              <table:table-cell office:value-type="float" office:value="0.01255">
                <text:p>0.01255</text:p>
              </table:table-cell>
              <table:table-cell office:value-type="float" office:value="0.010909">
                <text:p>0.010909</text:p>
              </table:table-cell>
              <table:table-cell office:value-type="float" office:value="0.006989">
                <text:p>0.006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393">
                <text:p>0.011393</text:p>
              </table:table-cell>
              <table:table-cell office:value-type="float" office:value="0.01251">
                <text:p>0.01251</text:p>
              </table:table-cell>
              <table:table-cell office:value-type="float" office:value="0.010876">
                <text:p>0.010876</text:p>
              </table:table-cell>
              <table:table-cell office:value-type="float" office:value="0.007986">
                <text:p>0.007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149">
                <text:p>0.011149</text:p>
              </table:table-cell>
              <table:table-cell office:value-type="float" office:value="0.01242">
                <text:p>0.01242</text:p>
              </table:table-cell>
              <table:table-cell office:value-type="float" office:value="0.01094">
                <text:p>0.01094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223">
                <text:p>0.011223</text:p>
              </table:table-cell>
              <table:table-cell office:value-type="float" office:value="0.012431">
                <text:p>0.012431</text:p>
              </table:table-cell>
              <table:table-cell office:value-type="float" office:value="0.010944">
                <text:p>0.010944</text:p>
              </table:table-cell>
              <table:table-cell office:value-type="float" office:value="0.00683">
                <text:p>0.00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111">
                <text:p>0.011111</text:p>
              </table:table-cell>
              <table:table-cell office:value-type="float" office:value="0.012408">
                <text:p>0.012408</text:p>
              </table:table-cell>
              <table:table-cell office:value-type="float" office:value="0.011007">
                <text:p>0.011007</text:p>
              </table:table-cell>
              <table:table-cell office:value-type="float" office:value="0.007031">
                <text:p>0.007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1291">
                <text:p>0.011291</text:p>
              </table:table-cell>
              <table:table-cell office:value-type="float" office:value="0.01256">
                <text:p>0.01256</text:p>
              </table:table-cell>
              <table:table-cell office:value-type="float" office:value="0.010971">
                <text:p>0.010971</text:p>
              </table:table-cell>
              <table:table-cell office:value-type="float" office:value="0.006847">
                <text:p>0.006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1629">
                <text:p>0.011629</text:p>
              </table:table-cell>
              <table:table-cell office:value-type="float" office:value="0.012637">
                <text:p>0.012637</text:p>
              </table:table-cell>
              <table:table-cell office:value-type="float" office:value="0.010919">
                <text:p>0.010919</text:p>
              </table:table-cell>
              <table:table-cell office:value-type="float" office:value="0.00681">
                <text:p>0.00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392">
                <text:p>0.011392</text:p>
              </table:table-cell>
              <table:table-cell office:value-type="float" office:value="0.012445">
                <text:p>0.012445</text:p>
              </table:table-cell>
              <table:table-cell office:value-type="float" office:value="0.010995">
                <text:p>0.010995</text:p>
              </table:table-cell>
              <table:table-cell office:value-type="float" office:value="0.006984">
                <text:p>0.006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309">
                <text:p>0.011309</text:p>
              </table:table-cell>
              <table:table-cell office:value-type="float" office:value="0.012503">
                <text:p>0.012503</text:p>
              </table:table-cell>
              <table:table-cell office:value-type="float" office:value="0.01095">
                <text:p>0.01095</text:p>
              </table:table-cell>
              <table:table-cell office:value-type="float" office:value="0.007846">
                <text:p>0.007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282">
                <text:p>0.011282</text:p>
              </table:table-cell>
              <table:table-cell office:value-type="float" office:value="0.013072">
                <text:p>0.013072</text:p>
              </table:table-cell>
              <table:table-cell office:value-type="float" office:value="0.011293">
                <text:p>0.011293</text:p>
              </table:table-cell>
              <table:table-cell office:value-type="float" office:value="0.007168">
                <text:p>0.0071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215">
                <text:p>0.011215</text:p>
              </table:table-cell>
              <table:table-cell office:value-type="float" office:value="0.01268">
                <text:p>0.01268</text:p>
              </table:table-cell>
              <table:table-cell office:value-type="float" office:value="0.010966">
                <text:p>0.010966</text:p>
              </table:table-cell>
              <table:table-cell office:value-type="float" office:value="0.00679">
                <text:p>0.00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271">
                <text:p>0.011271</text:p>
              </table:table-cell>
              <table:table-cell office:value-type="float" office:value="0.01249">
                <text:p>0.01249</text:p>
              </table:table-cell>
              <table:table-cell office:value-type="float" office:value="0.010921">
                <text:p>0.010921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1203">
                <text:p>0.011203</text:p>
              </table:table-cell>
              <table:table-cell office:value-type="float" office:value="0.012431">
                <text:p>0.012431</text:p>
              </table:table-cell>
              <table:table-cell office:value-type="float" office:value="0.011012">
                <text:p>0.011012</text:p>
              </table:table-cell>
              <table:table-cell office:value-type="float" office:value="0.007117">
                <text:p>0.007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152">
                <text:p>0.011152</text:p>
              </table:table-cell>
              <table:table-cell office:value-type="float" office:value="0.012598">
                <text:p>0.012598</text:p>
              </table:table-cell>
              <table:table-cell office:value-type="float" office:value="0.010986">
                <text:p>0.010986</text:p>
              </table:table-cell>
              <table:table-cell office:value-type="float" office:value="0.007762">
                <text:p>0.0077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109">
                <text:p>0.011109</text:p>
              </table:table-cell>
              <table:table-cell office:value-type="float" office:value="0.012542">
                <text:p>0.012542</text:p>
              </table:table-cell>
              <table:table-cell office:value-type="float" office:value="0.010939">
                <text:p>0.010939</text:p>
              </table:table-cell>
              <table:table-cell office:value-type="float" office:value="0.007019">
                <text:p>0.007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1251">
                <text:p>0.011251</text:p>
              </table:table-cell>
              <table:table-cell office:value-type="float" office:value="0.012409">
                <text:p>0.012409</text:p>
              </table:table-cell>
              <table:table-cell office:value-type="float" office:value="0.010887">
                <text:p>0.010887</text:p>
              </table:table-cell>
              <table:table-cell office:value-type="float" office:value="0.006859">
                <text:p>0.006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349">
                <text:p>0.011349</text:p>
              </table:table-cell>
              <table:table-cell office:value-type="float" office:value="0.012458">
                <text:p>0.012458</text:p>
              </table:table-cell>
              <table:table-cell office:value-type="float" office:value="0.01092">
                <text:p>0.01092</text:p>
              </table:table-cell>
              <table:table-cell office:value-type="float" office:value="0.006817">
                <text:p>0.006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1383">
                <text:p>0.011383</text:p>
              </table:table-cell>
              <table:table-cell office:value-type="float" office:value="0.012345">
                <text:p>0.012345</text:p>
              </table:table-cell>
              <table:table-cell office:value-type="float" office:value="0.0109">
                <text:p>0.0109</text:p>
              </table:table-cell>
              <table:table-cell office:value-type="float" office:value="0.006743">
                <text:p>0.006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1165">
                <text:p>0.011165</text:p>
              </table:table-cell>
              <table:table-cell office:value-type="float" office:value="0.012386">
                <text:p>0.012386</text:p>
              </table:table-cell>
              <table:table-cell office:value-type="float" office:value="0.010787">
                <text:p>0.010787</text:p>
              </table:table-cell>
              <table:table-cell office:value-type="float" office:value="0.007298">
                <text:p>0.0072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1333">
                <text:p>0.011333</text:p>
              </table:table-cell>
              <table:table-cell office:value-type="float" office:value="0.012435">
                <text:p>0.012435</text:p>
              </table:table-cell>
              <table:table-cell office:value-type="float" office:value="0.011277">
                <text:p>0.011277</text:p>
              </table:table-cell>
              <table:table-cell office:value-type="float" office:value="0.007256">
                <text:p>0.007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115">
                <text:p>0.01115</text:p>
              </table:table-cell>
              <table:table-cell office:value-type="float" office:value="0.012685">
                <text:p>0.012685</text:p>
              </table:table-cell>
              <table:table-cell office:value-type="float" office:value="0.010904">
                <text:p>0.010904</text:p>
              </table:table-cell>
              <table:table-cell office:value-type="float" office:value="0.006817">
                <text:p>0.006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238">
                <text:p>0.011238</text:p>
              </table:table-cell>
              <table:table-cell office:value-type="float" office:value="0.012542">
                <text:p>0.012542</text:p>
              </table:table-cell>
              <table:table-cell office:value-type="float" office:value="0.010996">
                <text:p>0.010996</text:p>
              </table:table-cell>
              <table:table-cell office:value-type="float" office:value="0.006767">
                <text:p>0.006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1189">
                <text:p>0.011189</text:p>
              </table:table-cell>
              <table:table-cell office:value-type="float" office:value="0.012675">
                <text:p>0.012675</text:p>
              </table:table-cell>
              <table:table-cell office:value-type="float" office:value="0.010876">
                <text:p>0.010876</text:p>
              </table:table-cell>
              <table:table-cell office:value-type="float" office:value="0.006867">
                <text:p>0.0068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208">
                <text:p>0.011208</text:p>
              </table:table-cell>
              <table:table-cell office:value-type="float" office:value="0.01234">
                <text:p>0.01234</text:p>
              </table:table-cell>
              <table:table-cell office:value-type="float" office:value="0.010898">
                <text:p>0.010898</text:p>
              </table:table-cell>
              <table:table-cell office:value-type="float" office:value="0.006929">
                <text:p>0.0069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183">
                <text:p>0.011183</text:p>
              </table:table-cell>
              <table:table-cell office:value-type="float" office:value="0.012455">
                <text:p>0.012455</text:p>
              </table:table-cell>
              <table:table-cell office:value-type="float" office:value="0.010987">
                <text:p>0.010987</text:p>
              </table:table-cell>
              <table:table-cell office:value-type="float" office:value="0.006939">
                <text:p>0.0069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221">
                <text:p>0.011221</text:p>
              </table:table-cell>
              <table:table-cell office:value-type="float" office:value="0.012378">
                <text:p>0.012378</text:p>
              </table:table-cell>
              <table:table-cell office:value-type="float" office:value="0.011046">
                <text:p>0.011046</text:p>
              </table:table-cell>
              <table:table-cell office:value-type="float" office:value="0.007783">
                <text:p>0.007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1222">
                <text:p>0.011222</text:p>
              </table:table-cell>
              <table:table-cell office:value-type="float" office:value="0.012526">
                <text:p>0.012526</text:p>
              </table:table-cell>
              <table:table-cell office:value-type="float" office:value="0.010954">
                <text:p>0.010954</text:p>
              </table:table-cell>
              <table:table-cell office:value-type="float" office:value="0.006821">
                <text:p>0.006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1361">
                <text:p>0.011361</text:p>
              </table:table-cell>
              <table:table-cell office:value-type="float" office:value="0.012461">
                <text:p>0.012461</text:p>
              </table:table-cell>
              <table:table-cell office:value-type="float" office:value="0.010839">
                <text:p>0.010839</text:p>
              </table:table-cell>
              <table:table-cell office:value-type="float" office:value="0.007055">
                <text:p>0.007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278">
                <text:p>0.011278</text:p>
              </table:table-cell>
              <table:table-cell office:value-type="float" office:value="0.012589">
                <text:p>0.012589</text:p>
              </table:table-cell>
              <table:table-cell office:value-type="float" office:value="0.010813">
                <text:p>0.010813</text:p>
              </table:table-cell>
              <table:table-cell office:value-type="float" office:value="0.006915">
                <text:p>0.0069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209">
                <text:p>0.011209</text:p>
              </table:table-cell>
              <table:table-cell office:value-type="float" office:value="0.012477">
                <text:p>0.012477</text:p>
              </table:table-cell>
              <table:table-cell office:value-type="float" office:value="0.01114">
                <text:p>0.01114</text:p>
              </table:table-cell>
              <table:table-cell office:value-type="float" office:value="0.006762">
                <text:p>0.0067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1125">
                <text:p>0.011125</text:p>
              </table:table-cell>
              <table:table-cell office:value-type="float" office:value="0.012811">
                <text:p>0.012811</text:p>
              </table:table-cell>
              <table:table-cell office:value-type="float" office:value="0.011234">
                <text:p>0.011234</text:p>
              </table:table-cell>
              <table:table-cell office:value-type="float" office:value="0.006833">
                <text:p>0.0068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1145">
                <text:p>0.011145</text:p>
              </table:table-cell>
              <table:table-cell office:value-type="float" office:value="0.012424">
                <text:p>0.012424</text:p>
              </table:table-cell>
              <table:table-cell office:value-type="float" office:value="0.011075">
                <text:p>0.011075</text:p>
              </table:table-cell>
              <table:table-cell office:value-type="float" office:value="0.006839">
                <text:p>0.006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1207">
                <text:p>0.011207</text:p>
              </table:table-cell>
              <table:table-cell office:value-type="float" office:value="0.012578">
                <text:p>0.012578</text:p>
              </table:table-cell>
              <table:table-cell office:value-type="float" office:value="0.01091">
                <text:p>0.01091</text:p>
              </table:table-cell>
              <table:table-cell office:value-type="float" office:value="0.006766">
                <text:p>0.006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1225">
                <text:p>0.011225</text:p>
              </table:table-cell>
              <table:table-cell office:value-type="float" office:value="0.012593">
                <text:p>0.012593</text:p>
              </table:table-cell>
              <table:table-cell office:value-type="float" office:value="0.01096">
                <text:p>0.01096</text:p>
              </table:table-cell>
              <table:table-cell office:value-type="float" office:value="0.006907">
                <text:p>0.006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1211">
                <text:p>0.011211</text:p>
              </table:table-cell>
              <table:table-cell office:value-type="float" office:value="0.012423">
                <text:p>0.012423</text:p>
              </table:table-cell>
              <table:table-cell office:value-type="float" office:value="0.010907">
                <text:p>0.010907</text:p>
              </table:table-cell>
              <table:table-cell office:value-type="float" office:value="0.006991">
                <text:p>0.006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1234">
                <text:p>0.011234</text:p>
              </table:table-cell>
              <table:table-cell office:value-type="float" office:value="0.012489">
                <text:p>0.012489</text:p>
              </table:table-cell>
              <table:table-cell office:value-type="float" office:value="0.010957">
                <text:p>0.010957</text:p>
              </table:table-cell>
              <table:table-cell office:value-type="float" office:value="0.006922">
                <text:p>0.0069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1416">
                <text:p>0.011416</text:p>
              </table:table-cell>
              <table:table-cell office:value-type="float" office:value="0.012494">
                <text:p>0.012494</text:p>
              </table:table-cell>
              <table:table-cell office:value-type="float" office:value="0.01099">
                <text:p>0.01099</text:p>
              </table:table-cell>
              <table:table-cell office:value-type="float" office:value="0.007095">
                <text:p>0.007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274">
                <text:p>0.011274</text:p>
              </table:table-cell>
              <table:table-cell office:value-type="float" office:value="0.012466">
                <text:p>0.012466</text:p>
              </table:table-cell>
              <table:table-cell office:value-type="float" office:value="0.011107">
                <text:p>0.011107</text:p>
              </table:table-cell>
              <table:table-cell office:value-type="float" office:value="0.006886">
                <text:p>0.006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1155">
                <text:p>0.011155</text:p>
              </table:table-cell>
              <table:table-cell office:value-type="float" office:value="0.013198">
                <text:p>0.013198</text:p>
              </table:table-cell>
              <table:table-cell office:value-type="float" office:value="0.011015">
                <text:p>0.011015</text:p>
              </table:table-cell>
              <table:table-cell office:value-type="float" office:value="0.006847">
                <text:p>0.006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1264">
                <text:p>0.011264</text:p>
              </table:table-cell>
              <table:table-cell office:value-type="float" office:value="0.012875">
                <text:p>0.012875</text:p>
              </table:table-cell>
              <table:table-cell office:value-type="float" office:value="0.01112">
                <text:p>0.01112</text:p>
              </table:table-cell>
              <table:table-cell office:value-type="float" office:value="0.006872">
                <text:p>0.0068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427">
                <text:p>0.011427</text:p>
              </table:table-cell>
              <table:table-cell office:value-type="float" office:value="0.012454">
                <text:p>0.012454</text:p>
              </table:table-cell>
              <table:table-cell office:value-type="float" office:value="0.010913">
                <text:p>0.010913</text:p>
              </table:table-cell>
              <table:table-cell office:value-type="float" office:value="0.007004">
                <text:p>0.007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173">
                <text:p>0.011173</text:p>
              </table:table-cell>
              <table:table-cell office:value-type="float" office:value="0.012466">
                <text:p>0.012466</text:p>
              </table:table-cell>
              <table:table-cell office:value-type="float" office:value="0.010913">
                <text:p>0.010913</text:p>
              </table:table-cell>
              <table:table-cell office:value-type="float" office:value="0.006952">
                <text:p>0.006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235">
                <text:p>0.011235</text:p>
              </table:table-cell>
              <table:table-cell office:value-type="float" office:value="0.012366">
                <text:p>0.012366</text:p>
              </table:table-cell>
              <table:table-cell office:value-type="float" office:value="0.010895">
                <text:p>0.010895</text:p>
              </table:table-cell>
              <table:table-cell office:value-type="float" office:value="0.007007">
                <text:p>0.007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165">
                <text:p>0.011165</text:p>
              </table:table-cell>
              <table:table-cell office:value-type="float" office:value="0.012461">
                <text:p>0.012461</text:p>
              </table:table-cell>
              <table:table-cell office:value-type="float" office:value="0.010859">
                <text:p>0.010859</text:p>
              </table:table-cell>
              <table:table-cell office:value-type="float" office:value="0.006742">
                <text:p>0.0067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1167">
                <text:p>0.011167</text:p>
              </table:table-cell>
              <table:table-cell office:value-type="float" office:value="0.012525">
                <text:p>0.012525</text:p>
              </table:table-cell>
              <table:table-cell office:value-type="float" office:value="0.010927">
                <text:p>0.010927</text:p>
              </table:table-cell>
              <table:table-cell office:value-type="float" office:value="0.006873">
                <text:p>0.006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1321">
                <text:p>0.011321</text:p>
              </table:table-cell>
              <table:table-cell office:value-type="float" office:value="0.012478">
                <text:p>0.012478</text:p>
              </table:table-cell>
              <table:table-cell office:value-type="float" office:value="0.010927">
                <text:p>0.010927</text:p>
              </table:table-cell>
              <table:table-cell office:value-type="float" office:value="0.006809">
                <text:p>0.0068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1208">
                <text:p>0.011208</text:p>
              </table:table-cell>
              <table:table-cell office:value-type="float" office:value="0.012839">
                <text:p>0.012839</text:p>
              </table:table-cell>
              <table:table-cell office:value-type="float" office:value="0.011039">
                <text:p>0.011039</text:p>
              </table:table-cell>
              <table:table-cell office:value-type="float" office:value="0.006741">
                <text:p>0.0067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1184">
                <text:p>0.011184</text:p>
              </table:table-cell>
              <table:table-cell office:value-type="float" office:value="0.012527">
                <text:p>0.012527</text:p>
              </table:table-cell>
              <table:table-cell office:value-type="float" office:value="0.010988">
                <text:p>0.010988</text:p>
              </table:table-cell>
              <table:table-cell office:value-type="float" office:value="0.006813">
                <text:p>0.0068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1441">
                <text:p>0.011441</text:p>
              </table:table-cell>
              <table:table-cell office:value-type="float" office:value="0.012466">
                <text:p>0.012466</text:p>
              </table:table-cell>
              <table:table-cell office:value-type="float" office:value="0.010954">
                <text:p>0.010954</text:p>
              </table:table-cell>
              <table:table-cell office:value-type="float" office:value="0.006869">
                <text:p>0.0068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1637">
                <text:p>0.011637</text:p>
              </table:table-cell>
              <table:table-cell office:value-type="float" office:value="0.012432">
                <text:p>0.012432</text:p>
              </table:table-cell>
              <table:table-cell office:value-type="float" office:value="0.010811">
                <text:p>0.010811</text:p>
              </table:table-cell>
              <table:table-cell office:value-type="float" office:value="0.006865">
                <text:p>0.0068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1702">
                <text:p>0.011702</text:p>
              </table:table-cell>
              <table:table-cell office:value-type="float" office:value="0.012468">
                <text:p>0.012468</text:p>
              </table:table-cell>
              <table:table-cell office:value-type="float" office:value="0.011065">
                <text:p>0.011065</text:p>
              </table:table-cell>
              <table:table-cell office:value-type="float" office:value="0.00681">
                <text:p>0.00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08">
                <text:p>0.01108</text:p>
              </table:table-cell>
              <table:table-cell office:value-type="float" office:value="0.012553">
                <text:p>0.012553</text:p>
              </table:table-cell>
              <table:table-cell office:value-type="float" office:value="0.010984">
                <text:p>0.010984</text:p>
              </table:table-cell>
              <table:table-cell office:value-type="float" office:value="0.007013">
                <text:p>0.00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1354">
                <text:p>0.011354</text:p>
              </table:table-cell>
              <table:table-cell office:value-type="float" office:value="0.01257">
                <text:p>0.01257</text:p>
              </table:table-cell>
              <table:table-cell office:value-type="float" office:value="0.010877">
                <text:p>0.010877</text:p>
              </table:table-cell>
              <table:table-cell office:value-type="float" office:value="0.00682">
                <text:p>0.00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315">
                <text:p>0.011315</text:p>
              </table:table-cell>
              <table:table-cell office:value-type="float" office:value="0.012538">
                <text:p>0.012538</text:p>
              </table:table-cell>
              <table:table-cell office:value-type="float" office:value="0.010834">
                <text:p>0.010834</text:p>
              </table:table-cell>
              <table:table-cell office:value-type="float" office:value="0.007068">
                <text:p>0.0070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1183">
                <text:p>0.011183</text:p>
              </table:table-cell>
              <table:table-cell office:value-type="float" office:value="0.012581">
                <text:p>0.012581</text:p>
              </table:table-cell>
              <table:table-cell office:value-type="float" office:value="0.010861">
                <text:p>0.010861</text:p>
              </table:table-cell>
              <table:table-cell office:value-type="float" office:value="0.006964">
                <text:p>0.006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166">
                <text:p>0.011166</text:p>
              </table:table-cell>
              <table:table-cell office:value-type="float" office:value="0.012463">
                <text:p>0.012463</text:p>
              </table:table-cell>
              <table:table-cell office:value-type="float" office:value="0.010933">
                <text:p>0.010933</text:p>
              </table:table-cell>
              <table:table-cell office:value-type="float" office:value="0.007808">
                <text:p>0.007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284">
                <text:p>0.011284</text:p>
              </table:table-cell>
              <table:table-cell office:value-type="float" office:value="0.012797">
                <text:p>0.012797</text:p>
              </table:table-cell>
              <table:table-cell office:value-type="float" office:value="0.011081">
                <text:p>0.011081</text:p>
              </table:table-cell>
              <table:table-cell office:value-type="float" office:value="0.007006">
                <text:p>0.007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233">
                <text:p>0.011233</text:p>
              </table:table-cell>
              <table:table-cell office:value-type="float" office:value="0.012676">
                <text:p>0.012676</text:p>
              </table:table-cell>
              <table:table-cell office:value-type="float" office:value="0.010988">
                <text:p>0.010988</text:p>
              </table:table-cell>
              <table:table-cell office:value-type="float" office:value="0.006804">
                <text:p>0.0068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235">
                <text:p>0.011235</text:p>
              </table:table-cell>
              <table:table-cell office:value-type="float" office:value="0.012538">
                <text:p>0.012538</text:p>
              </table:table-cell>
              <table:table-cell office:value-type="float" office:value="0.010916">
                <text:p>0.010916</text:p>
              </table:table-cell>
              <table:table-cell office:value-type="float" office:value="0.006964">
                <text:p>0.006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288">
                <text:p>0.011288</text:p>
              </table:table-cell>
              <table:table-cell office:value-type="float" office:value="0.012652">
                <text:p>0.012652</text:p>
              </table:table-cell>
              <table:table-cell office:value-type="float" office:value="0.010833">
                <text:p>0.010833</text:p>
              </table:table-cell>
              <table:table-cell office:value-type="float" office:value="0.006821">
                <text:p>0.006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079">
                <text:p>0.011079</text:p>
              </table:table-cell>
              <table:table-cell office:value-type="float" office:value="0.012607">
                <text:p>0.012607</text:p>
              </table:table-cell>
              <table:table-cell office:value-type="float" office:value="0.010946">
                <text:p>0.010946</text:p>
              </table:table-cell>
              <table:table-cell office:value-type="float" office:value="0.006893">
                <text:p>0.0068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135">
                <text:p>0.011135</text:p>
              </table:table-cell>
              <table:table-cell office:value-type="float" office:value="0.012501">
                <text:p>0.012501</text:p>
              </table:table-cell>
              <table:table-cell office:value-type="float" office:value="0.010783">
                <text:p>0.010783</text:p>
              </table:table-cell>
              <table:table-cell office:value-type="float" office:value="0.006973">
                <text:p>0.0069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241">
                <text:p>0.011241</text:p>
              </table:table-cell>
              <table:table-cell office:value-type="float" office:value="0.012575">
                <text:p>0.012575</text:p>
              </table:table-cell>
              <table:table-cell office:value-type="float" office:value="0.010899">
                <text:p>0.010899</text:p>
              </table:table-cell>
              <table:table-cell office:value-type="float" office:value="0.006845">
                <text:p>0.006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22">
                <text:p>0.01122</text:p>
              </table:table-cell>
              <table:table-cell office:value-type="float" office:value="0.012488">
                <text:p>0.012488</text:p>
              </table:table-cell>
              <table:table-cell office:value-type="float" office:value="0.010977">
                <text:p>0.010977</text:p>
              </table:table-cell>
              <table:table-cell office:value-type="float" office:value="0.006897">
                <text:p>0.0068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166">
                <text:p>0.011166</text:p>
              </table:table-cell>
              <table:table-cell office:value-type="float" office:value="0.012558">
                <text:p>0.012558</text:p>
              </table:table-cell>
              <table:table-cell office:value-type="float" office:value="0.010888">
                <text:p>0.010888</text:p>
              </table:table-cell>
              <table:table-cell office:value-type="float" office:value="0.006711">
                <text:p>0.0067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1166">
                <text:p>0.011166</text:p>
              </table:table-cell>
              <table:table-cell office:value-type="float" office:value="0.012756">
                <text:p>0.012756</text:p>
              </table:table-cell>
              <table:table-cell office:value-type="float" office:value="0.011025">
                <text:p>0.011025</text:p>
              </table:table-cell>
              <table:table-cell office:value-type="float" office:value="0.006807">
                <text:p>0.0068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139">
                <text:p>0.011139</text:p>
              </table:table-cell>
              <table:table-cell office:value-type="float" office:value="0.012537">
                <text:p>0.012537</text:p>
              </table:table-cell>
              <table:table-cell office:value-type="float" office:value="0.010904">
                <text:p>0.010904</text:p>
              </table:table-cell>
              <table:table-cell office:value-type="float" office:value="0.006829">
                <text:p>0.006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1187">
                <text:p>0.011187</text:p>
              </table:table-cell>
              <table:table-cell office:value-type="float" office:value="0.012692">
                <text:p>0.012692</text:p>
              </table:table-cell>
              <table:table-cell office:value-type="float" office:value="0.010893">
                <text:p>0.010893</text:p>
              </table:table-cell>
              <table:table-cell office:value-type="float" office:value="0.00681">
                <text:p>0.00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125">
                <text:p>0.01125</text:p>
              </table:table-cell>
              <table:table-cell office:value-type="float" office:value="0.012518">
                <text:p>0.012518</text:p>
              </table:table-cell>
              <table:table-cell office:value-type="float" office:value="0.010981">
                <text:p>0.010981</text:p>
              </table:table-cell>
              <table:table-cell office:value-type="float" office:value="0.006791">
                <text:p>0.0067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1115">
                <text:p>0.011115</text:p>
              </table:table-cell>
              <table:table-cell office:value-type="float" office:value="0.012532">
                <text:p>0.012532</text:p>
              </table:table-cell>
              <table:table-cell office:value-type="float" office:value="0.011404">
                <text:p>0.011404</text:p>
              </table:table-cell>
              <table:table-cell office:value-type="float" office:value="0.006788">
                <text:p>0.006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1192">
                <text:p>0.011192</text:p>
              </table:table-cell>
              <table:table-cell office:value-type="float" office:value="0.01253">
                <text:p>0.01253</text:p>
              </table:table-cell>
              <table:table-cell office:value-type="float" office:value="0.011017">
                <text:p>0.011017</text:p>
              </table:table-cell>
              <table:table-cell office:value-type="float" office:value="0.006812">
                <text:p>0.006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24">
                <text:p>0.01124</text:p>
              </table:table-cell>
              <table:table-cell office:value-type="float" office:value="0.012496">
                <text:p>0.012496</text:p>
              </table:table-cell>
              <table:table-cell office:value-type="float" office:value="0.010878">
                <text:p>0.010878</text:p>
              </table:table-cell>
              <table:table-cell office:value-type="float" office:value="0.006827">
                <text:p>0.0068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1192">
                <text:p>0.011192</text:p>
              </table:table-cell>
              <table:table-cell office:value-type="float" office:value="0.012598">
                <text:p>0.012598</text:p>
              </table:table-cell>
              <table:table-cell office:value-type="float" office:value="0.010917">
                <text:p>0.010917</text:p>
              </table:table-cell>
              <table:table-cell office:value-type="float" office:value="0.00679">
                <text:p>0.006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1263">
                <text:p>0.011263</text:p>
              </table:table-cell>
              <table:table-cell office:value-type="float" office:value="0.013182">
                <text:p>0.013182</text:p>
              </table:table-cell>
              <table:table-cell office:value-type="float" office:value="0.011344">
                <text:p>0.011344</text:p>
              </table:table-cell>
              <table:table-cell office:value-type="float" office:value="0.006898">
                <text:p>0.0068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572">
                <text:p>0.011572</text:p>
              </table:table-cell>
              <table:table-cell office:value-type="float" office:value="0.012834">
                <text:p>0.012834</text:p>
              </table:table-cell>
              <table:table-cell office:value-type="float" office:value="0.011095">
                <text:p>0.011095</text:p>
              </table:table-cell>
              <table:table-cell office:value-type="float" office:value="0.007166">
                <text:p>0.0071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953">
                <text:p>0.011953</text:p>
              </table:table-cell>
              <table:table-cell office:value-type="float" office:value="0.012605">
                <text:p>0.012605</text:p>
              </table:table-cell>
              <table:table-cell office:value-type="float" office:value="0.01116">
                <text:p>0.01116</text:p>
              </table:table-cell>
              <table:table-cell office:value-type="float" office:value="0.00699">
                <text:p>0.006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1211">
                <text:p>0.011211</text:p>
              </table:table-cell>
              <table:table-cell office:value-type="float" office:value="0.012503">
                <text:p>0.012503</text:p>
              </table:table-cell>
              <table:table-cell office:value-type="float" office:value="0.010793">
                <text:p>0.010793</text:p>
              </table:table-cell>
              <table:table-cell office:value-type="float" office:value="0.006916">
                <text:p>0.006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473">
                <text:p>0.011473</text:p>
              </table:table-cell>
              <table:table-cell office:value-type="float" office:value="0.012413">
                <text:p>0.012413</text:p>
              </table:table-cell>
              <table:table-cell office:value-type="float" office:value="0.010832">
                <text:p>0.010832</text:p>
              </table:table-cell>
              <table:table-cell office:value-type="float" office:value="0.006848">
                <text:p>0.0068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1343">
                <text:p>0.011343</text:p>
              </table:table-cell>
              <table:table-cell office:value-type="float" office:value="0.012859">
                <text:p>0.012859</text:p>
              </table:table-cell>
              <table:table-cell office:value-type="float" office:value="0.010856">
                <text:p>0.010856</text:p>
              </table:table-cell>
              <table:table-cell office:value-type="float" office:value="0.00699">
                <text:p>0.00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1351">
                <text:p>0.011351</text:p>
              </table:table-cell>
              <table:table-cell office:value-type="float" office:value="0.012517">
                <text:p>0.012517</text:p>
              </table:table-cell>
              <table:table-cell office:value-type="float" office:value="0.010801">
                <text:p>0.010801</text:p>
              </table:table-cell>
              <table:table-cell office:value-type="float" office:value="0.006831">
                <text:p>0.0068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212">
                <text:p>0.011212</text:p>
              </table:table-cell>
              <table:table-cell office:value-type="float" office:value="0.012538">
                <text:p>0.012538</text:p>
              </table:table-cell>
              <table:table-cell office:value-type="float" office:value="0.011002">
                <text:p>0.011002</text:p>
              </table:table-cell>
              <table:table-cell office:value-type="float" office:value="0.006888">
                <text:p>0.0068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1095">
                <text:p>0.011095</text:p>
              </table:table-cell>
              <table:table-cell office:value-type="float" office:value="0.012491">
                <text:p>0.012491</text:p>
              </table:table-cell>
              <table:table-cell office:value-type="float" office:value="0.011042">
                <text:p>0.011042</text:p>
              </table:table-cell>
              <table:table-cell office:value-type="float" office:value="0.006874">
                <text:p>0.006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307cm" svg:y="0.316cm" chart:style-name="ch2">
          <text:p>Offset</text:p>
        </chart:title>
        <chart:legend chart:legend-position="end" svg:x="13.146cm" svg:y="3.457cm" style:legend-expansion="high" chart:style-name="ch3"/>
        <chart:plot-area chart:style-name="ch4" table:cell-range-address="Sheet1.C1:Sheet1.F100" svg:x="1.33cm" svg:y="1.275cm" svg:width="11.497cm" svg:height="6.57cm">
          <chartooo:coordinate-region svg:x="2.428cm" svg:y="1.474cm" svg:width="10.399cm" svg:height="5.579cm"/>
          <chart:axis chart:dimension="x" chart:name="primary-x" chart:style-name="ch5">
            <chart:title svg:x="6.928cm" svg:y="8.025cm" chart:style-name="ch6">
              <text:p>n</text:p>
            </chart:title>
          </chart:axis>
          <chart:axis chart:dimension="y" chart:name="primary-y" chart:style-name="ch5">
            <chart:title svg:x="0.451cm" svg:y="5.49cm" chart:style-name="ch7">
              <text:p>Offset in sec</text:p>
            </chart:title>
            <chart:grid chart:style-name="ch8" chart:class="major"/>
          </chart:axis>
          <chart:series chart:style-name="ch9" chart:values-cell-range-address="Sheet1.C1:Sheet1.C100" chart:class="chart:line">
            <chart:data-point chart:repeated="100"/>
          </chart:series>
          <chart:series chart:style-name="ch10" chart:values-cell-range-address="Sheet1.D1:Sheet1.D100" chart:class="chart:line">
            <chart:data-point chart:repeated="100"/>
          </chart:series>
          <chart:series chart:style-name="ch11" chart:values-cell-range-address="Sheet1.E1:Sheet1.E100" chart:class="chart:line">
            <chart:data-point chart:repeated="100"/>
          </chart:series>
          <chart:series chart:style-name="ch12" chart:values-cell-range-address="Sheet1.F1:Sheet1.F100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037">
                <text:p>0.006037</text:p>
                <draw:g>
                  <svg:desc>Sheet1.C1:Sheet1.C100</svg:desc>
                </draw:g>
              </table:table-cell>
              <table:table-cell office:value-type="float" office:value="0.005331">
                <text:p>0.005331</text:p>
                <draw:g>
                  <svg:desc>Sheet1.D1:Sheet1.D100</svg:desc>
                </draw:g>
              </table:table-cell>
              <table:table-cell office:value-type="float" office:value="0.002018">
                <text:p>0.002018</text:p>
                <draw:g>
                  <svg:desc>Sheet1.E1:Sheet1.E100</svg:desc>
                </draw:g>
              </table:table-cell>
              <table:table-cell office:value-type="float" office:value="0.004219">
                <text:p>0.004219</text:p>
                <draw:g>
                  <svg:desc>Sheet1.F1:Sheet1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42">
                <text:p>0.005642</text:p>
              </table:table-cell>
              <table:table-cell office:value-type="float" office:value="0.00517">
                <text:p>0.00517</text:p>
              </table:table-cell>
              <table:table-cell office:value-type="float" office:value="0.001693">
                <text:p>0.001693</text:p>
              </table:table-cell>
              <table:table-cell office:value-type="float" office:value="0.003624">
                <text:p>0.003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508">
                <text:p>0.005508</text:p>
              </table:table-cell>
              <table:table-cell office:value-type="float" office:value="0.004971">
                <text:p>0.004971</text:p>
              </table:table-cell>
              <table:table-cell office:value-type="float" office:value="0.001928">
                <text:p>0.001928</text:p>
              </table:table-cell>
              <table:table-cell office:value-type="float" office:value="0.00401">
                <text:p>0.00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14">
                <text:p>0.005514</text:p>
              </table:table-cell>
              <table:table-cell office:value-type="float" office:value="0.005193">
                <text:p>0.005193</text:p>
              </table:table-cell>
              <table:table-cell office:value-type="float" office:value="0.001942">
                <text:p>0.001942</text:p>
              </table:table-cell>
              <table:table-cell office:value-type="float" office:value="0.004012">
                <text:p>0.004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606">
                <text:p>0.005606</text:p>
              </table:table-cell>
              <table:table-cell office:value-type="float" office:value="0.005078">
                <text:p>0.005078</text:p>
              </table:table-cell>
              <table:table-cell office:value-type="float" office:value="0.001975">
                <text:p>0.001975</text:p>
              </table:table-cell>
              <table:table-cell office:value-type="float" office:value="0.003992">
                <text:p>0.003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425">
                <text:p>0.005425</text:p>
              </table:table-cell>
              <table:table-cell office:value-type="float" office:value="0.005178">
                <text:p>0.005178</text:p>
              </table:table-cell>
              <table:table-cell office:value-type="float" office:value="0.001914">
                <text:p>0.001914</text:p>
              </table:table-cell>
              <table:table-cell office:value-type="float" office:value="0.004019">
                <text:p>0.004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341">
                <text:p>0.005341</text:p>
              </table:table-cell>
              <table:table-cell office:value-type="float" office:value="0.005114">
                <text:p>0.005114</text:p>
              </table:table-cell>
              <table:table-cell office:value-type="float" office:value="0.001976">
                <text:p>0.001976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587">
                <text:p>0.005587</text:p>
              </table:table-cell>
              <table:table-cell office:value-type="float" office:value="0.005155">
                <text:p>0.005155</text:p>
              </table:table-cell>
              <table:table-cell office:value-type="float" office:value="0.002012">
                <text:p>0.002012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45">
                <text:p>0.00545</text:p>
              </table:table-cell>
              <table:table-cell office:value-type="float" office:value="0.005304">
                <text:p>0.005304</text:p>
              </table:table-cell>
              <table:table-cell office:value-type="float" office:value="0.001922">
                <text:p>0.001922</text:p>
              </table:table-cell>
              <table:table-cell office:value-type="float" office:value="0.004029">
                <text:p>0.004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479">
                <text:p>0.005479</text:p>
              </table:table-cell>
              <table:table-cell office:value-type="float" office:value="0.00515">
                <text:p>0.00515</text:p>
              </table:table-cell>
              <table:table-cell office:value-type="float" office:value="0.001979">
                <text:p>0.001979</text:p>
              </table:table-cell>
              <table:table-cell office:value-type="float" office:value="0.003881">
                <text:p>0.003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023">
                <text:p>0.005023</text:p>
              </table:table-cell>
              <table:table-cell office:value-type="float" office:value="0.005255">
                <text:p>0.005255</text:p>
              </table:table-cell>
              <table:table-cell office:value-type="float" office:value="0.002141">
                <text:p>0.002141</text:p>
              </table:table-cell>
              <table:table-cell office:value-type="float" office:value="0.003946">
                <text:p>0.003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541">
                <text:p>0.005541</text:p>
              </table:table-cell>
              <table:table-cell office:value-type="float" office:value="0.005205">
                <text:p>0.005205</text:p>
              </table:table-cell>
              <table:table-cell office:value-type="float" office:value="0.001944">
                <text:p>0.001944</text:p>
              </table:table-cell>
              <table:table-cell office:value-type="float" office:value="0.003926">
                <text:p>0.003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247">
                <text:p>0.005247</text:p>
              </table:table-cell>
              <table:table-cell office:value-type="float" office:value="0.005256">
                <text:p>0.005256</text:p>
              </table:table-cell>
              <table:table-cell office:value-type="float" office:value="0.001909">
                <text:p>0.001909</text:p>
              </table:table-cell>
              <table:table-cell office:value-type="float" office:value="0.003714">
                <text:p>0.003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315">
                <text:p>0.005315</text:p>
              </table:table-cell>
              <table:table-cell office:value-type="float" office:value="0.005226">
                <text:p>0.005226</text:p>
              </table:table-cell>
              <table:table-cell office:value-type="float" office:value="0.001977">
                <text:p>0.001977</text:p>
              </table:table-cell>
              <table:table-cell office:value-type="float" office:value="0.004069">
                <text:p>0.004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757">
                <text:p>0.004757</text:p>
              </table:table-cell>
              <table:table-cell office:value-type="float" office:value="0.00518">
                <text:p>0.00518</text:p>
              </table:table-cell>
              <table:table-cell office:value-type="float" office:value="0.001991">
                <text:p>0.001991</text:p>
              </table:table-cell>
              <table:table-cell office:value-type="float" office:value="0.003905">
                <text:p>0.003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499">
                <text:p>0.005499</text:p>
              </table:table-cell>
              <table:table-cell office:value-type="float" office:value="0.005015">
                <text:p>0.005015</text:p>
              </table:table-cell>
              <table:table-cell office:value-type="float" office:value="0.001994">
                <text:p>0.001994</text:p>
              </table:table-cell>
              <table:table-cell office:value-type="float" office:value="0.004093">
                <text:p>0.004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192">
                <text:p>0.005192</text:p>
              </table:table-cell>
              <table:table-cell office:value-type="float" office:value="0.004989">
                <text:p>0.004989</text:p>
              </table:table-cell>
              <table:table-cell office:value-type="float" office:value="0.001818">
                <text:p>0.001818</text:p>
              </table:table-cell>
              <table:table-cell office:value-type="float" office:value="0.004045">
                <text:p>0.004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597">
                <text:p>0.005597</text:p>
              </table:table-cell>
              <table:table-cell office:value-type="float" office:value="0.005249">
                <text:p>0.005249</text:p>
              </table:table-cell>
              <table:table-cell office:value-type="float" office:value="0.001885">
                <text:p>0.001885</text:p>
              </table:table-cell>
              <table:table-cell office:value-type="float" office:value="0.011779">
                <text:p>0.0117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518">
                <text:p>0.005518</text:p>
              </table:table-cell>
              <table:table-cell office:value-type="float" office:value="0.005316">
                <text:p>0.005316</text:p>
              </table:table-cell>
              <table:table-cell office:value-type="float" office:value="0.001968">
                <text:p>0.001968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315">
                <text:p>0.005315</text:p>
              </table:table-cell>
              <table:table-cell office:value-type="float" office:value="0.005142">
                <text:p>0.005142</text:p>
              </table:table-cell>
              <table:table-cell office:value-type="float" office:value="0.001932">
                <text:p>0.001932</text:p>
              </table:table-cell>
              <table:table-cell office:value-type="float" office:value="0.003442">
                <text:p>0.003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644">
                <text:p>0.005644</text:p>
              </table:table-cell>
              <table:table-cell office:value-type="float" office:value="0.005186">
                <text:p>0.005186</text:p>
              </table:table-cell>
              <table:table-cell office:value-type="float" office:value="0.002013">
                <text:p>0.002013</text:p>
              </table:table-cell>
              <table:table-cell office:value-type="float" office:value="0.004124">
                <text:p>0.004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635">
                <text:p>0.005635</text:p>
              </table:table-cell>
              <table:table-cell office:value-type="float" office:value="0.005221">
                <text:p>0.005221</text:p>
              </table:table-cell>
              <table:table-cell office:value-type="float" office:value="0.001909">
                <text:p>0.001909</text:p>
              </table:table-cell>
              <table:table-cell office:value-type="float" office:value="0.003965">
                <text:p>0.003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565">
                <text:p>0.005565</text:p>
              </table:table-cell>
              <table:table-cell office:value-type="float" office:value="0.005018">
                <text:p>0.005018</text:p>
              </table:table-cell>
              <table:table-cell office:value-type="float" office:value="0.001884">
                <text:p>0.001884</text:p>
              </table:table-cell>
              <table:table-cell office:value-type="float" office:value="0.003763">
                <text:p>0.003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5603">
                <text:p>0.005603</text:p>
              </table:table-cell>
              <table:table-cell office:value-type="float" office:value="0.004979">
                <text:p>0.004979</text:p>
              </table:table-cell>
              <table:table-cell office:value-type="float" office:value="0.001962">
                <text:p>0.001962</text:p>
              </table:table-cell>
              <table:table-cell office:value-type="float" office:value="0.004101">
                <text:p>0.004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206">
                <text:p>0.005206</text:p>
              </table:table-cell>
              <table:table-cell office:value-type="float" office:value="0.005222">
                <text:p>0.005222</text:p>
              </table:table-cell>
              <table:table-cell office:value-type="float" office:value="0.001971">
                <text:p>0.001971</text:p>
              </table:table-cell>
              <table:table-cell office:value-type="float" office:value="0.004168">
                <text:p>0.004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398">
                <text:p>0.005398</text:p>
              </table:table-cell>
              <table:table-cell office:value-type="float" office:value="0.005107">
                <text:p>0.005107</text:p>
              </table:table-cell>
              <table:table-cell office:value-type="float" office:value="0.00207">
                <text:p>0.00207</text:p>
              </table:table-cell>
              <table:table-cell office:value-type="float" office:value="0.003895">
                <text:p>0.003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639">
                <text:p>0.005639</text:p>
              </table:table-cell>
              <table:table-cell office:value-type="float" office:value="0.00514">
                <text:p>0.00514</text:p>
              </table:table-cell>
              <table:table-cell office:value-type="float" office:value="0.00197">
                <text:p>0.00197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589">
                <text:p>0.005589</text:p>
              </table:table-cell>
              <table:table-cell office:value-type="float" office:value="0.00462">
                <text:p>0.00462</text:p>
              </table:table-cell>
              <table:table-cell office:value-type="float" office:value="0.002067">
                <text:p>0.002067</text:p>
              </table:table-cell>
              <table:table-cell office:value-type="float" office:value="0.004027">
                <text:p>0.004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573">
                <text:p>0.005573</text:p>
              </table:table-cell>
              <table:table-cell office:value-type="float" office:value="0.00493">
                <text:p>0.00493</text:p>
              </table:table-cell>
              <table:table-cell office:value-type="float" office:value="0.001915">
                <text:p>0.001915</text:p>
              </table:table-cell>
              <table:table-cell office:value-type="float" office:value="0.004165">
                <text:p>0.004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461">
                <text:p>0.005461</text:p>
              </table:table-cell>
              <table:table-cell office:value-type="float" office:value="0.005154">
                <text:p>0.005154</text:p>
              </table:table-cell>
              <table:table-cell office:value-type="float" office:value="0.001964">
                <text:p>0.001964</text:p>
              </table:table-cell>
              <table:table-cell office:value-type="float" office:value="0.004071">
                <text:p>0.004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447">
                <text:p>0.005447</text:p>
              </table:table-cell>
              <table:table-cell office:value-type="float" office:value="0.005159">
                <text:p>0.005159</text:p>
              </table:table-cell>
              <table:table-cell office:value-type="float" office:value="0.001975">
                <text:p>0.001975</text:p>
              </table:table-cell>
              <table:table-cell office:value-type="float" office:value="0.004275">
                <text:p>0.0042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479">
                <text:p>0.005479</text:p>
              </table:table-cell>
              <table:table-cell office:value-type="float" office:value="0.005207">
                <text:p>0.005207</text:p>
              </table:table-cell>
              <table:table-cell office:value-type="float" office:value="0.001962">
                <text:p>0.001962</text:p>
              </table:table-cell>
              <table:table-cell office:value-type="float" office:value="0.005045">
                <text:p>0.005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643">
                <text:p>0.005643</text:p>
              </table:table-cell>
              <table:table-cell office:value-type="float" office:value="0.005075">
                <text:p>0.005075</text:p>
              </table:table-cell>
              <table:table-cell office:value-type="float" office:value="0.002041">
                <text:p>0.002041</text:p>
              </table:table-cell>
              <table:table-cell office:value-type="float" office:value="0.003929">
                <text:p>0.003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572">
                <text:p>0.005572</text:p>
              </table:table-cell>
              <table:table-cell office:value-type="float" office:value="0.00514">
                <text:p>0.00514</text:p>
              </table:table-cell>
              <table:table-cell office:value-type="float" office:value="0.001979">
                <text:p>0.001979</text:p>
              </table:table-cell>
              <table:table-cell office:value-type="float" office:value="0.004166">
                <text:p>0.0041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434">
                <text:p>0.005434</text:p>
              </table:table-cell>
              <table:table-cell office:value-type="float" office:value="0.00519">
                <text:p>0.00519</text:p>
              </table:table-cell>
              <table:table-cell office:value-type="float" office:value="0.001952">
                <text:p>0.001952</text:p>
              </table:table-cell>
              <table:table-cell office:value-type="float" office:value="0.004045">
                <text:p>0.004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544">
                <text:p>0.005544</text:p>
              </table:table-cell>
              <table:table-cell office:value-type="float" office:value="0.005079">
                <text:p>0.005079</text:p>
              </table:table-cell>
              <table:table-cell office:value-type="float" office:value="0.001873">
                <text:p>0.001873</text:p>
              </table:table-cell>
              <table:table-cell office:value-type="float" office:value="0.004114">
                <text:p>0.004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528">
                <text:p>0.005528</text:p>
              </table:table-cell>
              <table:table-cell office:value-type="float" office:value="0.005122">
                <text:p>0.005122</text:p>
              </table:table-cell>
              <table:table-cell office:value-type="float" office:value="0.001996">
                <text:p>0.001996</text:p>
              </table:table-cell>
              <table:table-cell office:value-type="float" office:value="0.003631">
                <text:p>0.003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406">
                <text:p>0.005406</text:p>
              </table:table-cell>
              <table:table-cell office:value-type="float" office:value="0.005097">
                <text:p>0.005097</text:p>
              </table:table-cell>
              <table:table-cell office:value-type="float" office:value="0.001629">
                <text:p>0.001629</text:p>
              </table:table-cell>
              <table:table-cell office:value-type="float" office:value="0.004345">
                <text:p>0.004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502">
                <text:p>0.005502</text:p>
              </table:table-cell>
              <table:table-cell office:value-type="float" office:value="0.004944">
                <text:p>0.004944</text:p>
              </table:table-cell>
              <table:table-cell office:value-type="float" office:value="0.002058">
                <text:p>0.002058</text:p>
              </table:table-cell>
              <table:table-cell office:value-type="float" office:value="0.004014">
                <text:p>0.0040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56">
                <text:p>0.00556</text:p>
              </table:table-cell>
              <table:table-cell office:value-type="float" office:value="0.004961">
                <text:p>0.004961</text:p>
              </table:table-cell>
              <table:table-cell office:value-type="float" office:value="0.00199">
                <text:p>0.00199</text:p>
              </table:table-cell>
              <table:table-cell office:value-type="float" office:value="0.004133">
                <text:p>0.004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615">
                <text:p>0.005615</text:p>
              </table:table-cell>
              <table:table-cell office:value-type="float" office:value="0.004779">
                <text:p>0.004779</text:p>
              </table:table-cell>
              <table:table-cell office:value-type="float" office:value="0.002015">
                <text:p>0.002015</text:p>
              </table:table-cell>
              <table:table-cell office:value-type="float" office:value="0.004122">
                <text:p>0.004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588">
                <text:p>0.005588</text:p>
              </table:table-cell>
              <table:table-cell office:value-type="float" office:value="0.005086">
                <text:p>0.005086</text:p>
              </table:table-cell>
              <table:table-cell office:value-type="float" office:value="0.001919">
                <text:p>0.001919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484">
                <text:p>0.005484</text:p>
              </table:table-cell>
              <table:table-cell office:value-type="float" office:value="0.005037">
                <text:p>0.005037</text:p>
              </table:table-cell>
              <table:table-cell office:value-type="float" office:value="0.001832">
                <text:p>0.001832</text:p>
              </table:table-cell>
              <table:table-cell office:value-type="float" office:value="0.003923">
                <text:p>0.003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548">
                <text:p>0.00548</text:p>
              </table:table-cell>
              <table:table-cell office:value-type="float" office:value="0.00509">
                <text:p>0.00509</text:p>
              </table:table-cell>
              <table:table-cell office:value-type="float" office:value="0.00181">
                <text:p>0.00181</text:p>
              </table:table-cell>
              <table:table-cell office:value-type="float" office:value="0.003232">
                <text:p>0.003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446">
                <text:p>0.005446</text:p>
              </table:table-cell>
              <table:table-cell office:value-type="float" office:value="0.005204">
                <text:p>0.005204</text:p>
              </table:table-cell>
              <table:table-cell office:value-type="float" office:value="0.001864">
                <text:p>0.001864</text:p>
              </table:table-cell>
              <table:table-cell office:value-type="float" office:value="0.00406">
                <text:p>0.00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381">
                <text:p>0.005381</text:p>
              </table:table-cell>
              <table:table-cell office:value-type="float" office:value="0.005141">
                <text:p>0.005141</text:p>
              </table:table-cell>
              <table:table-cell office:value-type="float" office:value="0.002002">
                <text:p>0.002002</text:p>
              </table:table-cell>
              <table:table-cell office:value-type="float" office:value="0.004231">
                <text:p>0.004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595">
                <text:p>0.005595</text:p>
              </table:table-cell>
              <table:table-cell office:value-type="float" office:value="0.005129">
                <text:p>0.005129</text:p>
              </table:table-cell>
              <table:table-cell office:value-type="float" office:value="0.001961">
                <text:p>0.001961</text:p>
              </table:table-cell>
              <table:table-cell office:value-type="float" office:value="0.004174">
                <text:p>0.004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58">
                <text:p>0.00558</text:p>
              </table:table-cell>
              <table:table-cell office:value-type="float" office:value="0.005099">
                <text:p>0.005099</text:p>
              </table:table-cell>
              <table:table-cell office:value-type="float" office:value="0.001884">
                <text:p>0.001884</text:p>
              </table:table-cell>
              <table:table-cell office:value-type="float" office:value="0.004142">
                <text:p>0.004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61">
                <text:p>0.00561</text:p>
              </table:table-cell>
              <table:table-cell office:value-type="float" office:value="0.005232">
                <text:p>0.005232</text:p>
              </table:table-cell>
              <table:table-cell office:value-type="float" office:value="0.001731">
                <text:p>0.001731</text:p>
              </table:table-cell>
              <table:table-cell office:value-type="float" office:value="0.004131">
                <text:p>0.004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642">
                <text:p>0.005642</text:p>
              </table:table-cell>
              <table:table-cell office:value-type="float" office:value="0.00507">
                <text:p>0.00507</text:p>
              </table:table-cell>
              <table:table-cell office:value-type="float" office:value="0.001869">
                <text:p>0.001869</text:p>
              </table:table-cell>
              <table:table-cell office:value-type="float" office:value="0.004063">
                <text:p>0.004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586">
                <text:p>0.005586</text:p>
              </table:table-cell>
              <table:table-cell office:value-type="float" office:value="0.005079">
                <text:p>0.005079</text:p>
              </table:table-cell>
              <table:table-cell office:value-type="float" office:value="0.002053">
                <text:p>0.002053</text:p>
              </table:table-cell>
              <table:table-cell office:value-type="float" office:value="0.004024">
                <text:p>0.004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577">
                <text:p>0.005577</text:p>
              </table:table-cell>
              <table:table-cell office:value-type="float" office:value="0.004888">
                <text:p>0.004888</text:p>
              </table:table-cell>
              <table:table-cell office:value-type="float" office:value="0.001938">
                <text:p>0.00193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652">
                <text:p>0.005652</text:p>
              </table:table-cell>
              <table:table-cell office:value-type="float" office:value="0.004962">
                <text:p>0.004962</text:p>
              </table:table-cell>
              <table:table-cell office:value-type="float" office:value="0.001966">
                <text:p>0.001966</text:p>
              </table:table-cell>
              <table:table-cell office:value-type="float" office:value="0.003878">
                <text:p>0.0038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558">
                <text:p>0.005558</text:p>
              </table:table-cell>
              <table:table-cell office:value-type="float" office:value="0.005033">
                <text:p>0.005033</text:p>
              </table:table-cell>
              <table:table-cell office:value-type="float" office:value="0.001992">
                <text:p>0.001992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481">
                <text:p>0.005481</text:p>
              </table:table-cell>
              <table:table-cell office:value-type="float" office:value="0.004993">
                <text:p>0.004993</text:p>
              </table:table-cell>
              <table:table-cell office:value-type="float" office:value="0.001951">
                <text:p>0.001951</text:p>
              </table:table-cell>
              <table:table-cell office:value-type="float" office:value="0.003743">
                <text:p>0.0037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535">
                <text:p>0.005535</text:p>
              </table:table-cell>
              <table:table-cell office:value-type="float" office:value="0.005074">
                <text:p>0.005074</text:p>
              </table:table-cell>
              <table:table-cell office:value-type="float" office:value="0.002042">
                <text:p>0.002042</text:p>
              </table:table-cell>
              <table:table-cell office:value-type="float" office:value="0.00395">
                <text:p>0.00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565">
                <text:p>0.005565</text:p>
              </table:table-cell>
              <table:table-cell office:value-type="float" office:value="0.004299">
                <text:p>0.004299</text:p>
              </table:table-cell>
              <table:table-cell office:value-type="float" office:value="0.001903">
                <text:p>0.001903</text:p>
              </table:table-cell>
              <table:table-cell office:value-type="float" office:value="0.00397">
                <text:p>0.00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62">
                <text:p>0.00562</text:p>
              </table:table-cell>
              <table:table-cell office:value-type="float" office:value="0.004517">
                <text:p>0.004517</text:p>
              </table:table-cell>
              <table:table-cell office:value-type="float" office:value="0.001972">
                <text:p>0.001972</text:p>
              </table:table-cell>
              <table:table-cell office:value-type="float" office:value="0.003999">
                <text:p>0.003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395">
                <text:p>0.005395</text:p>
              </table:table-cell>
              <table:table-cell office:value-type="float" office:value="0.005124">
                <text:p>0.005124</text:p>
              </table:table-cell>
              <table:table-cell office:value-type="float" office:value="0.001993">
                <text:p>0.001993</text:p>
              </table:table-cell>
              <table:table-cell office:value-type="float" office:value="0.003827">
                <text:p>0.003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615">
                <text:p>0.005615</text:p>
              </table:table-cell>
              <table:table-cell office:value-type="float" office:value="0.005059">
                <text:p>0.005059</text:p>
              </table:table-cell>
              <table:table-cell office:value-type="float" office:value="0.001979">
                <text:p>0.001979</text:p>
              </table:table-cell>
              <table:table-cell office:value-type="float" office:value="0.003842">
                <text:p>0.003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5551">
                <text:p>0.005551</text:p>
              </table:table-cell>
              <table:table-cell office:value-type="float" office:value="0.005105">
                <text:p>0.005105</text:p>
              </table:table-cell>
              <table:table-cell office:value-type="float" office:value="0.002058">
                <text:p>0.002058</text:p>
              </table:table-cell>
              <table:table-cell office:value-type="float" office:value="0.003663">
                <text:p>0.0036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5604">
                <text:p>0.005604</text:p>
              </table:table-cell>
              <table:table-cell office:value-type="float" office:value="0.005094">
                <text:p>0.005094</text:p>
              </table:table-cell>
              <table:table-cell office:value-type="float" office:value="0.00203">
                <text:p>0.00203</text:p>
              </table:table-cell>
              <table:table-cell office:value-type="float" office:value="0.003829">
                <text:p>0.003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5547">
                <text:p>0.005547</text:p>
              </table:table-cell>
              <table:table-cell office:value-type="float" office:value="0.005104">
                <text:p>0.005104</text:p>
              </table:table-cell>
              <table:table-cell office:value-type="float" office:value="0.001938">
                <text:p>0.001938</text:p>
              </table:table-cell>
              <table:table-cell office:value-type="float" office:value="0.003712">
                <text:p>0.003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402">
                <text:p>0.005402</text:p>
              </table:table-cell>
              <table:table-cell office:value-type="float" office:value="0.005079">
                <text:p>0.005079</text:p>
              </table:table-cell>
              <table:table-cell office:value-type="float" office:value="0.002068">
                <text:p>0.002068</text:p>
              </table:table-cell>
              <table:table-cell office:value-type="float" office:value="0.003753">
                <text:p>0.003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57">
                <text:p>0.00557</text:p>
              </table:table-cell>
              <table:table-cell office:value-type="float" office:value="0.005113">
                <text:p>0.005113</text:p>
              </table:table-cell>
              <table:table-cell office:value-type="float" office:value="0.001884">
                <text:p>0.001884</text:p>
              </table:table-cell>
              <table:table-cell office:value-type="float" office:value="0.003689">
                <text:p>0.003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553">
                <text:p>0.00553</text:p>
              </table:table-cell>
              <table:table-cell office:value-type="float" office:value="0.005016">
                <text:p>0.005016</text:p>
              </table:table-cell>
              <table:table-cell office:value-type="float" office:value="0.001856">
                <text:p>0.001856</text:p>
              </table:table-cell>
              <table:table-cell office:value-type="float" office:value="0.003657">
                <text:p>0.0036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391">
                <text:p>0.005391</text:p>
              </table:table-cell>
              <table:table-cell office:value-type="float" office:value="0.005126">
                <text:p>0.005126</text:p>
              </table:table-cell>
              <table:table-cell office:value-type="float" office:value="0.002048">
                <text:p>0.002048</text:p>
              </table:table-cell>
              <table:table-cell office:value-type="float" office:value="0.003655">
                <text:p>0.0036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269">
                <text:p>0.005269</text:p>
              </table:table-cell>
              <table:table-cell office:value-type="float" office:value="0.005099">
                <text:p>0.005099</text:p>
              </table:table-cell>
              <table:table-cell office:value-type="float" office:value="0.002049">
                <text:p>0.002049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5985">
                <text:p>0.005985</text:p>
              </table:table-cell>
              <table:table-cell office:value-type="float" office:value="0.005025">
                <text:p>0.005025</text:p>
              </table:table-cell>
              <table:table-cell office:value-type="float" office:value="0.001874">
                <text:p>0.001874</text:p>
              </table:table-cell>
              <table:table-cell office:value-type="float" office:value="0.003564">
                <text:p>0.003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687">
                <text:p>0.005687</text:p>
              </table:table-cell>
              <table:table-cell office:value-type="float" office:value="0.00507">
                <text:p>0.00507</text:p>
              </table:table-cell>
              <table:table-cell office:value-type="float" office:value="0.001937">
                <text:p>0.001937</text:p>
              </table:table-cell>
              <table:table-cell office:value-type="float" office:value="0.003326">
                <text:p>0.0033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5407">
                <text:p>0.005407</text:p>
              </table:table-cell>
              <table:table-cell office:value-type="float" office:value="0.005063">
                <text:p>0.005063</text:p>
              </table:table-cell>
              <table:table-cell office:value-type="float" office:value="0.002073">
                <text:p>0.002073</text:p>
              </table:table-cell>
              <table:table-cell office:value-type="float" office:value="0.003592">
                <text:p>0.003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49">
                <text:p>0.00549</text:p>
              </table:table-cell>
              <table:table-cell office:value-type="float" office:value="0.004989">
                <text:p>0.004989</text:p>
              </table:table-cell>
              <table:table-cell office:value-type="float" office:value="0.001985">
                <text:p>0.001985</text:p>
              </table:table-cell>
              <table:table-cell office:value-type="float" office:value="0.003462">
                <text:p>0.003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597">
                <text:p>0.005597</text:p>
              </table:table-cell>
              <table:table-cell office:value-type="float" office:value="0.005124">
                <text:p>0.005124</text:p>
              </table:table-cell>
              <table:table-cell office:value-type="float" office:value="0.00204">
                <text:p>0.00204</text:p>
              </table:table-cell>
              <table:table-cell office:value-type="float" office:value="0.003497">
                <text:p>0.003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589">
                <text:p>0.005589</text:p>
              </table:table-cell>
              <table:table-cell office:value-type="float" office:value="0.005045">
                <text:p>0.005045</text:p>
              </table:table-cell>
              <table:table-cell office:value-type="float" office:value="0.002075">
                <text:p>0.002075</text:p>
              </table:table-cell>
              <table:table-cell office:value-type="float" office:value="0.002456">
                <text:p>0.002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5693">
                <text:p>0.005693</text:p>
              </table:table-cell>
              <table:table-cell office:value-type="float" office:value="0.004833">
                <text:p>0.004833</text:p>
              </table:table-cell>
              <table:table-cell office:value-type="float" office:value="0.001995">
                <text:p>0.001995</text:p>
              </table:table-cell>
              <table:table-cell office:value-type="float" office:value="0.003483">
                <text:p>0.003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561">
                <text:p>0.00561</text:p>
              </table:table-cell>
              <table:table-cell office:value-type="float" office:value="0.004978">
                <text:p>0.004978</text:p>
              </table:table-cell>
              <table:table-cell office:value-type="float" office:value="0.001947">
                <text:p>0.001947</text:p>
              </table:table-cell>
              <table:table-cell office:value-type="float" office:value="0.003514">
                <text:p>0.003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653">
                <text:p>0.005653</text:p>
              </table:table-cell>
              <table:table-cell office:value-type="float" office:value="0.005208">
                <text:p>0.005208</text:p>
              </table:table-cell>
              <table:table-cell office:value-type="float" office:value="0.001902">
                <text:p>0.001902</text:p>
              </table:table-cell>
              <table:table-cell office:value-type="float" office:value="0.003494">
                <text:p>0.003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5627">
                <text:p>0.005627</text:p>
              </table:table-cell>
              <table:table-cell office:value-type="float" office:value="0.004957">
                <text:p>0.004957</text:p>
              </table:table-cell>
              <table:table-cell office:value-type="float" office:value="0.002005">
                <text:p>0.002005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708">
                <text:p>0.005708</text:p>
              </table:table-cell>
              <table:table-cell office:value-type="float" office:value="0.005044">
                <text:p>0.005044</text:p>
              </table:table-cell>
              <table:table-cell office:value-type="float" office:value="0.002032">
                <text:p>0.002032</text:p>
              </table:table-cell>
              <table:table-cell office:value-type="float" office:value="0.003514">
                <text:p>0.0035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5599">
                <text:p>0.005599</text:p>
              </table:table-cell>
              <table:table-cell office:value-type="float" office:value="0.005132">
                <text:p>0.005132</text:p>
              </table:table-cell>
              <table:table-cell office:value-type="float" office:value="0.002069">
                <text:p>0.002069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5686">
                <text:p>0.005686</text:p>
              </table:table-cell>
              <table:table-cell office:value-type="float" office:value="0.005061">
                <text:p>0.005061</text:p>
              </table:table-cell>
              <table:table-cell office:value-type="float" office:value="0.002035">
                <text:p>0.002035</text:p>
              </table:table-cell>
              <table:table-cell office:value-type="float" office:value="0.003381">
                <text:p>0.0033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5715">
                <text:p>0.005715</text:p>
              </table:table-cell>
              <table:table-cell office:value-type="float" office:value="0.005028">
                <text:p>0.005028</text:p>
              </table:table-cell>
              <table:table-cell office:value-type="float" office:value="0.001971">
                <text:p>0.001971</text:p>
              </table:table-cell>
              <table:table-cell office:value-type="float" office:value="0.003404">
                <text:p>0.0034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5702">
                <text:p>0.005702</text:p>
              </table:table-cell>
              <table:table-cell office:value-type="float" office:value="0.004998">
                <text:p>0.004998</text:p>
              </table:table-cell>
              <table:table-cell office:value-type="float" office:value="0.002034">
                <text:p>0.002034</text:p>
              </table:table-cell>
              <table:table-cell office:value-type="float" office:value="0.003306">
                <text:p>0.0033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699">
                <text:p>0.005699</text:p>
              </table:table-cell>
              <table:table-cell office:value-type="float" office:value="0.004833">
                <text:p>0.004833</text:p>
              </table:table-cell>
              <table:table-cell office:value-type="float" office:value="0.001967">
                <text:p>0.001967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5727">
                <text:p>0.005727</text:p>
              </table:table-cell>
              <table:table-cell office:value-type="float" office:value="0.005157">
                <text:p>0.005157</text:p>
              </table:table-cell>
              <table:table-cell office:value-type="float" office:value="0.002011">
                <text:p>0.002011</text:p>
              </table:table-cell>
              <table:table-cell office:value-type="float" office:value="0.003391">
                <text:p>0.003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637">
                <text:p>0.005637</text:p>
              </table:table-cell>
              <table:table-cell office:value-type="float" office:value="0.005049">
                <text:p>0.005049</text:p>
              </table:table-cell>
              <table:table-cell office:value-type="float" office:value="0.002061">
                <text:p>0.002061</text:p>
              </table:table-cell>
              <table:table-cell office:value-type="float" office:value="0.003248">
                <text:p>0.0032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5624">
                <text:p>0.005624</text:p>
              </table:table-cell>
              <table:table-cell office:value-type="float" office:value="0.005155">
                <text:p>0.005155</text:p>
              </table:table-cell>
              <table:table-cell office:value-type="float" office:value="0.001898">
                <text:p>0.001898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5701">
                <text:p>0.005701</text:p>
              </table:table-cell>
              <table:table-cell office:value-type="float" office:value="0.005149">
                <text:p>0.005149</text:p>
              </table:table-cell>
              <table:table-cell office:value-type="float" office:value="0.001449">
                <text:p>0.001449</text:p>
              </table:table-cell>
              <table:table-cell office:value-type="float" office:value="0.00324">
                <text:p>0.003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5722">
                <text:p>0.005722</text:p>
              </table:table-cell>
              <table:table-cell office:value-type="float" office:value="0.005077">
                <text:p>0.005077</text:p>
              </table:table-cell>
              <table:table-cell office:value-type="float" office:value="0.001891">
                <text:p>0.001891</text:p>
              </table:table-cell>
              <table:table-cell office:value-type="float" office:value="0.003177">
                <text:p>0.003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5604">
                <text:p>0.005604</text:p>
              </table:table-cell>
              <table:table-cell office:value-type="float" office:value="0.005029">
                <text:p>0.005029</text:p>
              </table:table-cell>
              <table:table-cell office:value-type="float" office:value="0.002008">
                <text:p>0.002008</text:p>
              </table:table-cell>
              <table:table-cell office:value-type="float" office:value="0.003165">
                <text:p>0.0031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654">
                <text:p>0.005654</text:p>
              </table:table-cell>
              <table:table-cell office:value-type="float" office:value="0.004983">
                <text:p>0.004983</text:p>
              </table:table-cell>
              <table:table-cell office:value-type="float" office:value="0.001981">
                <text:p>0.001981</text:p>
              </table:table-cell>
              <table:table-cell office:value-type="float" office:value="0.00314">
                <text:p>0.003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632">
                <text:p>0.005632</text:p>
              </table:table-cell>
              <table:table-cell office:value-type="float" office:value="0.00451">
                <text:p>0.00451</text:p>
              </table:table-cell>
              <table:table-cell office:value-type="float" office:value="0.00177">
                <text:p>0.00177</text:p>
              </table:table-cell>
              <table:table-cell office:value-type="float" office:value="0.003236">
                <text:p>0.003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536">
                <text:p>0.005536</text:p>
              </table:table-cell>
              <table:table-cell office:value-type="float" office:value="0.004795">
                <text:p>0.004795</text:p>
              </table:table-cell>
              <table:table-cell office:value-type="float" office:value="0.001928">
                <text:p>0.001928</text:p>
              </table:table-cell>
              <table:table-cell office:value-type="float" office:value="0.002894">
                <text:p>0.0028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5877">
                <text:p>0.005877</text:p>
              </table:table-cell>
              <table:table-cell office:value-type="float" office:value="0.004903">
                <text:p>0.004903</text:p>
              </table:table-cell>
              <table:table-cell office:value-type="float" office:value="0.002064">
                <text:p>0.002064</text:p>
              </table:table-cell>
              <table:table-cell office:value-type="float" office:value="0.003051">
                <text:p>0.0030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698">
                <text:p>0.005698</text:p>
              </table:table-cell>
              <table:table-cell office:value-type="float" office:value="0.004968">
                <text:p>0.004968</text:p>
              </table:table-cell>
              <table:table-cell office:value-type="float" office:value="0.002051">
                <text:p>0.002051</text:p>
              </table:table-cell>
              <table:table-cell office:value-type="float" office:value="0.003176">
                <text:p>0.0031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5753">
                <text:p>0.005753</text:p>
              </table:table-cell>
              <table:table-cell office:value-type="float" office:value="0.005075">
                <text:p>0.005075</text:p>
              </table:table-cell>
              <table:table-cell office:value-type="float" office:value="0.002011">
                <text:p>0.002011</text:p>
              </table:table-cell>
              <table:table-cell office:value-type="float" office:value="0.003182">
                <text:p>0.003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387">
                <text:p>0.005387</text:p>
              </table:table-cell>
              <table:table-cell office:value-type="float" office:value="0.004755">
                <text:p>0.004755</text:p>
              </table:table-cell>
              <table:table-cell office:value-type="float" office:value="0.002044">
                <text:p>0.002044</text:p>
              </table:table-cell>
              <table:table-cell office:value-type="float" office:value="0.003003">
                <text:p>0.003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5352">
                <text:p>0.005352</text:p>
              </table:table-cell>
              <table:table-cell office:value-type="float" office:value="0.005105">
                <text:p>0.005105</text:p>
              </table:table-cell>
              <table:table-cell office:value-type="float" office:value="0.002057">
                <text:p>0.002057</text:p>
              </table:table-cell>
              <table:table-cell office:value-type="float" office:value="0.003167">
                <text:p>0.003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463">
                <text:p>0.005463</text:p>
              </table:table-cell>
              <table:table-cell office:value-type="float" office:value="0.005">
                <text:p>0.005</text:p>
              </table:table-cell>
              <table:table-cell office:value-type="float" office:value="0.002036">
                <text:p>0.002036</text:p>
              </table:table-cell>
              <table:table-cell office:value-type="float" office:value="0.003134">
                <text:p>0.003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52">
                <text:p>0.00552</text:p>
              </table:table-cell>
              <table:table-cell office:value-type="float" office:value="0.005154">
                <text:p>0.005154</text:p>
              </table:table-cell>
              <table:table-cell office:value-type="float" office:value="0.002091">
                <text:p>0.002091</text:p>
              </table:table-cell>
              <table:table-cell office:value-type="float" office:value="0.003075">
                <text:p>0.0030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